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8.463cm"/>
    </style:style>
    <style:style style:name="co3" style:family="table-column">
      <style:table-column-properties fo:break-before="auto" style:column-width="5.133cm"/>
    </style:style>
    <style:style style:name="co5" style:family="table-column">
      <style:table-column-properties fo:break-before="auto" style:column-width="5.72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Default"/>
        <table:table-column table:style-name="co5" table:default-cell-style-name="Default"/>
        <table:table-column table:style-name="co4" table:default-cell-style-name="Default"/>
        <table:table-column table:style-name="co5" table:default-cell-style-name="Default"/>
        <table:table-column table:style-name="co4" table:number-columns-repeated="1017" table:default-cell-style-name="Default"/>
        <table:table-row table:style-name="ro1">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number-columns-repeated="999"/>
        </table:table-row>
        <table:table-row table:style-name="ro1">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45fd08bf-ffcd-4557-8c48-f068b848c554~ name=~A Hero at L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Heroic crew tacks or sinks to absorb Hits. That crew's Swashbuckling is increased by 2 until the end of the turn.~ /&gt;&lt;/card&gt;">
            <text:p><text:s text:c="2"/>&lt;card id=~45fd08bf-ffcd-4557-8c48-f068b848c554~ name=~A Hero at L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Heroic crew tacks or sinks to absorb Hits. That crew's Swashbuckling is increased by 2 until the end of the turn.~ /&gt;&lt;/card&gt;</text:p>
          </table:table-cell>
          <table:table-cell table:formula="of:=CONCATENATE(&quot; &lt;Relationship Target=~/cards/&quot;;[.D2];&quot;.jpg~ Id=~C&quot;;[.C2];&quot;~ Type=~http://schemas.octgn.org/picture~/&gt;&quot;)" office:value-type="string" office:string-value=" &lt;Relationship Target=~/cards/FD_heroatlast.jpg~ Id=~C45fd08bf-ffcd-4557-8c48-f068b848c554~ Type=~http://schemas.octgn.org/picture~/&gt;">
            <text:p><text:s/>&lt;Relationship Target=~/cards/FD_heroatlast.jpg~ Id=~C45fd08bf-ffcd-4557-8c48-f068b848c554~ Type=~http://schemas.octgn.org/picture~/&gt;</text:p>
          </table:table-cell>
          <table:table-cell office:value-type="string">
            <text:p>45fd08bf-ffcd-4557-8c48-f068b848c554</text:p>
          </table:table-cell>
          <table:table-cell office:value-type="string">
            <text:p>FD_heroatlast</text:p>
          </table:table-cell>
          <table:table-cell office:value-type="string">
            <text:p>A Hero at Last</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one of your Heroic crew tacks or sinks to absorb Hits. That crew's Swashbuckling is increased by 2 until the end of the turn.</text:p>
          </table:table-cell>
          <table:table-cell table:style-name="ce1" table:number-columns-repeated="999"/>
        </table:table-row>
        <table:table-row table:style-name="ro1">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3d35d591-46f2-4b81-88ac-46052aff55e0~ name=~A Pirate's Reputation~&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 opposing player when you are paying the skill cost to put a Control card into play. This card produces skill points equal to the number of crew cards plus cards with the Ally trait in the target's sunk pile.~ /&gt;&lt;/card&gt;">
            <text:p><text:s text:c="2"/>&lt;card id=~3d35d591-46f2-4b81-88ac-46052aff55e0~ name=~A Pirate's Reputation~&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 opposing player when you are paying the skill cost to put a Control card into play. This card produces skill points equal to the number of crew cards plus cards with the Ally trait in the target's sunk pile.~ /&gt;&lt;/card&gt;</text:p>
          </table:table-cell>
          <table:table-cell table:formula="of:=CONCATENATE(&quot; &lt;Relationship Target=~/cards/&quot;;[.D3];&quot;.jpg~ Id=~C&quot;;[.C3];&quot;~ Type=~http://schemas.octgn.org/picture~/&gt;&quot;)" office:value-type="string" office:string-value=" &lt;Relationship Target=~/cards/FD_piratesreputation.jpg~ Id=~C3d35d591-46f2-4b81-88ac-46052aff55e0~ Type=~http://schemas.octgn.org/picture~/&gt;">
            <text:p><text:s/>&lt;Relationship Target=~/cards/FD_piratesreputation.jpg~ Id=~C3d35d591-46f2-4b81-88ac-46052aff55e0~ Type=~http://schemas.octgn.org/picture~/&gt;</text:p>
          </table:table-cell>
          <table:table-cell office:value-type="string">
            <text:p>3d35d591-46f2-4b81-88ac-46052aff55e0</text:p>
          </table:table-cell>
          <table:table-cell office:value-type="string">
            <text:p>FD_piratesreputation</text:p>
          </table:table-cell>
          <table:table-cell office:value-type="string">
            <text:p>A Pirate's Reputation</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Target an opposing player when you are paying the skill cost to put a Control card into play. This card produces skill points equal to the number of crew cards plus cards with the Ally trait in the target's sunk pile.</text:p>
          </table:table-cell>
          <table:table-cell table:number-columns-repeated="999"/>
        </table:table-row>
        <table:table-row table:style-name="ro1">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6c8da24f-b4a4-4861-aacd-af5de0ca4687~ name=~A Single Sho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 may not play this card if you have a Villainous or Heroic Captain. Discard one of your attachments which increases Influence to attach this card to your Captain. This card gives +3 Influence and the Heroic Trait.~ /&gt;&lt;/card&gt;">
            <text:p><text:s text:c="2"/>&lt;card id=~6c8da24f-b4a4-4861-aacd-af5de0ca4687~ name=~A Single Sho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 may not play this card if you have a Villainous or Heroic Captain. Discard one of your attachments which increases Influence to attach this card to your Captain. This card gives +3 Influence and the Heroic Trait.~ /&gt;&lt;/card&gt;</text:p>
          </table:table-cell>
          <table:table-cell table:formula="of:=CONCATENATE(&quot; &lt;Relationship Target=~/cards/&quot;;[.D4];&quot;.jpg~ Id=~C&quot;;[.C4];&quot;~ Type=~http://schemas.octgn.org/picture~/&gt;&quot;)" office:value-type="string" office:string-value=" &lt;Relationship Target=~/cards/FD_singleshot.jpg~ Id=~C6c8da24f-b4a4-4861-aacd-af5de0ca4687~ Type=~http://schemas.octgn.org/picture~/&gt;">
            <text:p><text:s/>&lt;Relationship Target=~/cards/FD_singleshot.jpg~ Id=~C6c8da24f-b4a4-4861-aacd-af5de0ca4687~ Type=~http://schemas.octgn.org/picture~/&gt;</text:p>
          </table:table-cell>
          <table:table-cell office:value-type="string">
            <text:p>6c8da24f-b4a4-4861-aacd-af5de0ca4687</text:p>
          </table:table-cell>
          <table:table-cell office:value-type="string">
            <text:p>FD_singleshot</text:p>
          </table:table-cell>
          <table:table-cell office:value-type="string">
            <text:p>A Single Shot</text:p>
          </table:table-cell>
          <table:table-cell office:value-type="string">
            <text:p>R</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Unique * You may not play this card if you have a Villainous or Heroic Captain. Discard one of your attachments which increases Influence to attach this card to your Captain. This card gives +3 Influence and the Heroic Trait.</text:p>
          </table:table-cell>
          <table:table-cell table:number-columns-repeated="999"/>
        </table:table-row>
        <table:table-row table:style-name="ro1">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7e56b04c-60a9-4a54-a4b8-a1e879a3b5f2~ name=~A Thousand Fires Aligh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r Captain gains +1 to all skills for each Control card you have in play. This bonus lasts until the end of this turn.~ /&gt;&lt;/card&gt;">
            <text:p><text:s text:c="2"/>&lt;card id=~7e56b04c-60a9-4a54-a4b8-a1e879a3b5f2~ name=~A Thousand Fires Aligh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r Captain gains +1 to all skills for each Control card you have in play. This bonus lasts until the end of this turn.~ /&gt;&lt;/card&gt;</text:p>
          </table:table-cell>
          <table:table-cell table:formula="of:=CONCATENATE(&quot; &lt;Relationship Target=~/cards/&quot;;[.D5];&quot;.jpg~ Id=~C&quot;;[.C5];&quot;~ Type=~http://schemas.octgn.org/picture~/&gt;&quot;)" office:value-type="string" office:string-value=" &lt;Relationship Target=~/cards/FD_thousandfiresalight.jpg~ Id=~C7e56b04c-60a9-4a54-a4b8-a1e879a3b5f2~ Type=~http://schemas.octgn.org/picture~/&gt;">
            <text:p><text:s/>&lt;Relationship Target=~/cards/FD_thousandfiresalight.jpg~ Id=~C7e56b04c-60a9-4a54-a4b8-a1e879a3b5f2~ Type=~http://schemas.octgn.org/picture~/&gt;</text:p>
          </table:table-cell>
          <table:table-cell office:value-type="string">
            <text:p>7e56b04c-60a9-4a54-a4b8-a1e879a3b5f2</text:p>
          </table:table-cell>
          <table:table-cell office:value-type="string">
            <text:p>FD_thousandfiresalight</text:p>
          </table:table-cell>
          <table:table-cell office:value-type="string">
            <text:p>A Thousand Fires Alight</text:p>
          </table:table-cell>
          <table:table-cell office:value-type="string">
            <text:p>R</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Unique * Your Captain gains +1 to all skills for each Control card you have in play. This bonus lasts until the end of this turn.</text:p>
          </table:table-cell>
          <table:table-cell table:number-columns-repeated="999"/>
        </table:table-row>
        <table:table-row table:style-name="ro1">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0ef61b86-42ad-4535-95cd-4906a82163f6~ name=~Alesio's Fat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1 Knack (May only be played on a crew with Fate 1 or more). Act: Tack Alesio's Fate to target a crew with more than 2 attachments. That Ship suffers 1 Hit for each Knack attached to the target crew.~ /&gt;&lt;/card&gt;">
            <text:p><text:s text:c="2"/>&lt;card id=~0ef61b86-42ad-4535-95cd-4906a82163f6~ name=~Alesio's Fat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1 Knack (May only be played on a crew with Fate 1 or more). Act: Tack Alesio's Fate to target a crew with more than 2 attachments. That Ship suffers 1 Hit for each Knack attached to the target crew.~ /&gt;&lt;/card&gt;</text:p>
          </table:table-cell>
          <table:table-cell table:formula="of:=CONCATENATE(&quot; &lt;Relationship Target=~/cards/&quot;;[.D6];&quot;.jpg~ Id=~C&quot;;[.C6];&quot;~ Type=~http://schemas.octgn.org/picture~/&gt;&quot;)" office:value-type="string" office:string-value=" &lt;Relationship Target=~/cards/FD_alesiosfate.jpg~ Id=~C0ef61b86-42ad-4535-95cd-4906a82163f6~ Type=~http://schemas.octgn.org/picture~/&gt;">
            <text:p><text:s/>&lt;Relationship Target=~/cards/FD_alesiosfate.jpg~ Id=~C0ef61b86-42ad-4535-95cd-4906a82163f6~ Type=~http://schemas.octgn.org/picture~/&gt;</text:p>
          </table:table-cell>
          <table:table-cell office:value-type="string">
            <text:p>0ef61b86-42ad-4535-95cd-4906a82163f6</text:p>
          </table:table-cell>
          <table:table-cell office:value-type="string">
            <text:p>FD_alesiosfate</text:p>
          </table:table-cell>
          <table:table-cell office:value-type="string">
            <text:p>Alesio's Fate</text:p>
          </table:table-cell>
          <table:table-cell office:value-type="string">
            <text:p>U</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Fate 1 Knack (May only be played on a crew with Fate 1 or more). Act: Tack Alesio's Fate to target a crew with more than 2 attachments. That Ship suffers 1 Hit for each Knack attached to the target crew.</text:p>
          </table:table-cell>
          <table:table-cell table:number-columns-repeated="999"/>
        </table:table-row>
        <table:table-row table:style-name="ro1">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57d703a7-161f-4fce-9064-42cd8985d95d~ name=~Alix Brow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Corsairs~ /&gt;&lt;property name=~Text~ value=~Discard Alix at the end of the Action phase if she is untacked.~ /&gt;&lt;/card&gt;">
            <text:p><text:s text:c="2"/>&lt;card id=~57d703a7-161f-4fce-9064-42cd8985d95d~ name=~Alix Brow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Corsairs~ /&gt;&lt;property name=~Text~ value=~Discard Alix at the end of the Action phase if she is untacked.~ /&gt;&lt;/card&gt;</text:p>
          </table:table-cell>
          <table:table-cell table:formula="of:=CONCATENATE(&quot; &lt;Relationship Target=~/cards/&quot;;[.D7];&quot;.jpg~ Id=~C&quot;;[.C7];&quot;~ Type=~http://schemas.octgn.org/picture~/&gt;&quot;)" office:value-type="string" office:string-value=" &lt;Relationship Target=~/cards/FD_alixbrower.jpg~ Id=~C57d703a7-161f-4fce-9064-42cd8985d95d~ Type=~http://schemas.octgn.org/picture~/&gt;">
            <text:p><text:s/>&lt;Relationship Target=~/cards/FD_alixbrower.jpg~ Id=~C57d703a7-161f-4fce-9064-42cd8985d95d~ Type=~http://schemas.octgn.org/picture~/&gt;</text:p>
          </table:table-cell>
          <table:table-cell office:value-type="string">
            <text:p>57d703a7-161f-4fce-9064-42cd8985d95d</text:p>
          </table:table-cell>
          <table:table-cell office:value-type="string">
            <text:p>FD_alixbrower</text:p>
          </table:table-cell>
          <table:table-cell office:value-type="string">
            <text:p>Alix Brower</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table:number-columns-repeated="2" office:value-type="float" office:value="2">
            <text:p>2</text:p>
          </table:table-cell>
          <table:table-cell table:number-columns-repeated="2"/>
          <table:table-cell office:value-type="string">
            <text:p>Corsairs</text:p>
          </table:table-cell>
          <table:table-cell office:value-type="string">
            <text:p>Discard Alix at the end of the Action phase if she is untacked.</text:p>
          </table:table-cell>
          <table:table-cell table:number-columns-repeated="999"/>
        </table:table-row>
        <table:table-row table:style-name="ro1">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61455cee-2ab7-4194-8b97-df9fbf8f390c~ name=~Awaiting the Signal~&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r Ship's Move Cost is currently less than its printed Move Cost. React: Play this card before performing an action to move to an adjacent Sea.~ /&gt;&lt;/card&gt;">
            <text:p><text:s text:c="2"/>&lt;card id=~61455cee-2ab7-4194-8b97-df9fbf8f390c~ name=~Awaiting the Signal~&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r Ship's Move Cost is currently less than its printed Move Cost. React: Play this card before performing an action to move to an adjacent Sea.~ /&gt;&lt;/card&gt;</text:p>
          </table:table-cell>
          <table:table-cell table:formula="of:=CONCATENATE(&quot; &lt;Relationship Target=~/cards/&quot;;[.D8];&quot;.jpg~ Id=~C&quot;;[.C8];&quot;~ Type=~http://schemas.octgn.org/picture~/&gt;&quot;)" office:value-type="string" office:string-value=" &lt;Relationship Target=~/cards/FD_awaitingthesignal.jpg~ Id=~C61455cee-2ab7-4194-8b97-df9fbf8f390c~ Type=~http://schemas.octgn.org/picture~/&gt;">
            <text:p><text:s/>&lt;Relationship Target=~/cards/FD_awaitingthesignal.jpg~ Id=~C61455cee-2ab7-4194-8b97-df9fbf8f390c~ Type=~http://schemas.octgn.org/picture~/&gt;</text:p>
          </table:table-cell>
          <table:table-cell office:value-type="string">
            <text:p>61455cee-2ab7-4194-8b97-df9fbf8f390c</text:p>
          </table:table-cell>
          <table:table-cell office:value-type="string">
            <text:p>FD_awaitingthesignal</text:p>
          </table:table-cell>
          <table:table-cell office:value-type="string">
            <text:p>Awaiting the Signal</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You may only play this card if your Ship's Move Cost is currently less than its printed Move Cost. React: Play this card before performing an action to move to an adjacent Sea.</text:p>
          </table:table-cell>
          <table:table-cell table:number-columns-repeated="999"/>
        </table:table-row>
        <table:table-row table:style-name="ro1">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153c6822-5ce8-443d-b67e-666537552675~ name=~Bad Surge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discard one of your Ship or Captain attachments to put this card into play. Any player in this Sea may, as an action, pay 3 Influence to discard Bad Surgeon. crew on this ship absorb 1 less Hit (minimum 1) when tacking to absorb Hits.~ /&gt;&lt;/card&gt;">
            <text:p><text:s text:c="2"/>&lt;card id=~153c6822-5ce8-443d-b67e-666537552675~ name=~Bad Surge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discard one of your Ship or Captain attachments to put this card into play. Any player in this Sea may, as an action, pay 3 Influence to discard Bad Surgeon. crew on this ship absorb 1 less Hit (minimum 1) when tacking to absorb Hits.~ /&gt;&lt;/card&gt;</text:p>
          </table:table-cell>
          <table:table-cell table:formula="of:=CONCATENATE(&quot; &lt;Relationship Target=~/cards/&quot;;[.D9];&quot;.jpg~ Id=~C&quot;;[.C9];&quot;~ Type=~http://schemas.octgn.org/picture~/&gt;&quot;)" office:value-type="string" office:string-value=" &lt;Relationship Target=~/cards/FD_BadSurgeon.jpg~ Id=~C153c6822-5ce8-443d-b67e-666537552675~ Type=~http://schemas.octgn.org/picture~/&gt;">
            <text:p><text:s/>&lt;Relationship Target=~/cards/FD_BadSurgeon.jpg~ Id=~C153c6822-5ce8-443d-b67e-666537552675~ Type=~http://schemas.octgn.org/picture~/&gt;</text:p>
          </table:table-cell>
          <table:table-cell office:value-type="string">
            <text:p>153c6822-5ce8-443d-b67e-666537552675</text:p>
          </table:table-cell>
          <table:table-cell office:value-type="string">
            <text:p>FD_BadSurgeon</text:p>
          </table:table-cell>
          <table:table-cell office:value-type="string">
            <text:p>Bad Surgeon</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You must discard one of your Ship or Captain attachments to put this card into play. Any player in this Sea may, as an action, pay 3 Influence to discard Bad Surgeon. crew on this ship absorb 1 less Hit (minimum 1) when tacking to absorb Hits.</text:p>
          </table:table-cell>
          <table:table-cell table:number-columns-repeated="999"/>
        </table:table-row>
        <table:table-row table:style-name="ro1">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d8ac1b6f-39b4-45c0-ad2c-8ce50f64307e~ name=~Blasted Bulkhea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3 Hits. This card attaches to your Ship as a Damage Attachment. This card counts as 1 crew toward your crew maximum. You may sink this Attachment by tacking 2 Swashbuckling as an action. You may not sink or discard this card with other card effects.~ /&gt;&lt;/card&gt;">
            <text:p><text:s text:c="2"/>&lt;card id=~d8ac1b6f-39b4-45c0-ad2c-8ce50f64307e~ name=~Blasted Bulkhea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3 Hits. This card attaches to your Ship as a Damage Attachment. This card counts as 1 crew toward your crew maximum. You may sink this Attachment by tacking 2 Swashbuckling as an action. You may not sink or discard this card with other card effects.~ /&gt;&lt;/card&gt;</text:p>
          </table:table-cell>
          <table:table-cell table:formula="of:=CONCATENATE(&quot; &lt;Relationship Target=~/cards/&quot;;[.D10];&quot;.jpg~ Id=~C&quot;;[.C10];&quot;~ Type=~http://schemas.octgn.org/picture~/&gt;&quot;)" office:value-type="string" office:string-value=" &lt;Relationship Target=~/cards/FD_blastedbulkhead.jpg~ Id=~Cd8ac1b6f-39b4-45c0-ad2c-8ce50f64307e~ Type=~http://schemas.octgn.org/picture~/&gt;">
            <text:p><text:s/>&lt;Relationship Target=~/cards/FD_blastedbulkhead.jpg~ Id=~Cd8ac1b6f-39b4-45c0-ad2c-8ce50f64307e~ Type=~http://schemas.octgn.org/picture~/&gt;</text:p>
          </table:table-cell>
          <table:table-cell office:value-type="string">
            <text:p>d8ac1b6f-39b4-45c0-ad2c-8ce50f64307e</text:p>
          </table:table-cell>
          <table:table-cell office:value-type="string">
            <text:p>FD_blastedbulkhead</text:p>
          </table:table-cell>
          <table:table-cell office:value-type="string">
            <text:p>Blasted Bulkhead</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this card when you are suffering Hits to absorb 3 Hits. This card attaches to your Ship as a Damage Attachment. This card counts as 1 crew toward your crew maximum. You may sink this Attachment by tacking 2 Swashbuckling as an action. You may not sink or discard this card with other card effects.</text:p>
          </table:table-cell>
          <table:table-cell table:number-columns-repeated="999"/>
        </table:table-row>
        <table:table-row table:style-name="ro1">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e25ebe45-87dc-4b89-b28a-8b8934aa376c~ name=~Bloody Figh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plays a card instead of performing a Boarding Attack. That Player must tack or discard one of their~ /&gt;&lt;/card&gt;">
            <text:p><text:s text:c="2"/>&lt;card id=~e25ebe45-87dc-4b89-b28a-8b8934aa376c~ name=~Bloody Figh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plays a card instead of performing a Boarding Attack. That Player must tack or discard one of their~ /&gt;&lt;/card&gt;</text:p>
          </table:table-cell>
          <table:table-cell table:formula="of:=CONCATENATE(&quot; &lt;Relationship Target=~/cards/&quot;;[.D11];&quot;.jpg~ Id=~C&quot;;[.C11];&quot;~ Type=~http://schemas.octgn.org/picture~/&gt;&quot;)" office:value-type="string" office:string-value=" &lt;Relationship Target=~/cards/FD_bloodyfight.jpg~ Id=~Ce25ebe45-87dc-4b89-b28a-8b8934aa376c~ Type=~http://schemas.octgn.org/picture~/&gt;">
            <text:p><text:s/>&lt;Relationship Target=~/cards/FD_bloodyfight.jpg~ Id=~Ce25ebe45-87dc-4b89-b28a-8b8934aa376c~ Type=~http://schemas.octgn.org/picture~/&gt;</text:p>
          </table:table-cell>
          <table:table-cell office:value-type="string">
            <text:p>e25ebe45-87dc-4b89-b28a-8b8934aa376c</text:p>
          </table:table-cell>
          <table:table-cell office:value-type="string">
            <text:p>FD_bloodyfight</text:p>
          </table:table-cell>
          <table:table-cell office:value-type="string">
            <text:p>Bloody Fight</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the other player in a Boarding plays a card instead of performing a Boarding Attack. That Player must tack or discard one of their</text:p>
          </table:table-cell>
          <table:table-cell table:number-columns-repeated="999"/>
        </table:table-row>
        <table:table-row table:style-name="ro1">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df54afce-90a0-42b6-a26a-05cd8fe373f9~ name=~Broken M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5 Hits. This card attaches to your Ship as a Damage Attachment. While this card is attached to your Ship all of your crew have -2 Sailing (minimum 0). You may sink this Attachment by tacking 4 Swashbuckling as an action. You may not sink or discard this card with other card effects.~ /&gt;&lt;/card&gt;">
            <text:p><text:s text:c="2"/>&lt;card id=~df54afce-90a0-42b6-a26a-05cd8fe373f9~ name=~Broken M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5 Hits. This card attaches to your Ship as a Damage Attachment. While this card is attached to your Ship all of your crew have -2 Sailing (minimum 0). You may sink this Attachment by tacking 4 Swashbuckling as an action. You may not sink or discard this card with other card effects.~ /&gt;&lt;/card&gt;</text:p>
          </table:table-cell>
          <table:table-cell table:formula="of:=CONCATENATE(&quot; &lt;Relationship Target=~/cards/&quot;;[.D12];&quot;.jpg~ Id=~C&quot;;[.C12];&quot;~ Type=~http://schemas.octgn.org/picture~/&gt;&quot;)" office:value-type="string" office:string-value=" &lt;Relationship Target=~/cards/FD_brokenmast.jpg~ Id=~Cdf54afce-90a0-42b6-a26a-05cd8fe373f9~ Type=~http://schemas.octgn.org/picture~/&gt;">
            <text:p><text:s/>&lt;Relationship Target=~/cards/FD_brokenmast.jpg~ Id=~Cdf54afce-90a0-42b6-a26a-05cd8fe373f9~ Type=~http://schemas.octgn.org/picture~/&gt;</text:p>
          </table:table-cell>
          <table:table-cell office:value-type="string">
            <text:p>df54afce-90a0-42b6-a26a-05cd8fe373f9</text:p>
          </table:table-cell>
          <table:table-cell office:value-type="string">
            <text:p>FD_brokenmast</text:p>
          </table:table-cell>
          <table:table-cell office:value-type="string">
            <text:p>Broken Mast</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this card when you are suffering Hits to absorb 5 Hits. This card attaches to your Ship as a Damage Attachment. While this card is attached to your Ship all of your crew have -2 Sailing (minimum 0). You may sink this Attachment by tacking 4 Swashbuckling as an action. You may not sink or discard this card with other card effects.</text:p>
          </table:table-cell>
          <table:table-cell table:number-columns-repeated="999"/>
        </table:table-row>
        <table:table-row table:style-name="ro1">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fbc312ec-6e39-4378-8af3-298a6165d61a~ name=~But, not in Vain~&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one of your crew to absorb Hits during a Boarding. If you have no other crew with a higher Influence cost, the Boading is ended.~ /&gt;&lt;/card&gt;">
            <text:p><text:s text:c="2"/>&lt;card id=~fbc312ec-6e39-4378-8af3-298a6165d61a~ name=~But, not in Vain~&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one of your crew to absorb Hits during a Boarding. If you have no other crew with a higher Influence cost, the Boading is ended.~ /&gt;&lt;/card&gt;</text:p>
          </table:table-cell>
          <table:table-cell table:formula="of:=CONCATENATE(&quot; &lt;Relationship Target=~/cards/&quot;;[.D13];&quot;.jpg~ Id=~C&quot;;[.C13];&quot;~ Type=~http://schemas.octgn.org/picture~/&gt;&quot;)" office:value-type="string" office:string-value=" &lt;Relationship Target=~/cards/FD_butnotinvain.jpg~ Id=~Cfbc312ec-6e39-4378-8af3-298a6165d61a~ Type=~http://schemas.octgn.org/picture~/&gt;">
            <text:p><text:s/>&lt;Relationship Target=~/cards/FD_butnotinvain.jpg~ Id=~Cfbc312ec-6e39-4378-8af3-298a6165d61a~ Type=~http://schemas.octgn.org/picture~/&gt;</text:p>
          </table:table-cell>
          <table:table-cell office:value-type="string">
            <text:p>fbc312ec-6e39-4378-8af3-298a6165d61a</text:p>
          </table:table-cell>
          <table:table-cell office:value-type="string">
            <text:p>FD_butnotinvain</text:p>
          </table:table-cell>
          <table:table-cell office:value-type="string">
            <text:p>But, not in Vain</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mmediately after you sink one of your crew to absorb Hits during a Boarding. If you have no other crew with a higher Influence cost, the Boading is ended.</text:p>
          </table:table-cell>
          <table:table-cell table:number-columns-repeated="999"/>
        </table:table-row>
        <table:table-row table:style-name="ro1">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5ed6966d-5764-4de5-8976-0dc40401c11d~ name=~Call to Arm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is not canceled. Untack one of your non-Captain crew with the Swordsman or First Mate trait.~ /&gt;&lt;/card&gt;">
            <text:p><text:s text:c="2"/>&lt;card id=~5ed6966d-5764-4de5-8976-0dc40401c11d~ name=~Call to Arm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is not canceled. Untack one of your non-Captain crew with the Swordsman or First Mate trait.~ /&gt;&lt;/card&gt;</text:p>
          </table:table-cell>
          <table:table-cell table:formula="of:=CONCATENATE(&quot; &lt;Relationship Target=~/cards/&quot;;[.D14];&quot;.jpg~ Id=~C&quot;;[.C14];&quot;~ Type=~http://schemas.octgn.org/picture~/&gt;&quot;)" office:value-type="string" office:string-value=" &lt;Relationship Target=~/cards/FD_calltoarms.jpg~ Id=~C5ed6966d-5764-4de5-8976-0dc40401c11d~ Type=~http://schemas.octgn.org/picture~/&gt;">
            <text:p><text:s/>&lt;Relationship Target=~/cards/FD_calltoarms.jpg~ Id=~C5ed6966d-5764-4de5-8976-0dc40401c11d~ Type=~http://schemas.octgn.org/picture~/&gt;</text:p>
          </table:table-cell>
          <table:table-cell office:value-type="string">
            <text:p>5ed6966d-5764-4de5-8976-0dc40401c11d</text:p>
          </table:table-cell>
          <table:table-cell office:value-type="string">
            <text:p>FD_calltoarms</text:p>
          </table:table-cell>
          <table:table-cell office:value-type="string">
            <text:p>Call to Arms</text:p>
          </table:table-cell>
          <table:table-cell office:value-type="string">
            <text:p>C</text:p>
          </table:table-cell>
          <table:table-cell office:value-type="string">
            <text:p>actions</text:p>
          </table:table-cell>
          <table:table-cell office:value-type="float" office:value="1">
            <text:p>1</text:p>
          </table:table-cell>
          <table:table-cell office:value-type="string">
            <text:p>Sw</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mmediately after an opponent begins a Boarding with your Ship that is not canceled. Untack one of your non-Captain crew with the Swordsman or First Mate trait.</text:p>
          </table:table-cell>
          <table:table-cell table:number-columns-repeated="999"/>
        </table:table-row>
        <table:table-row table:style-name="ro1">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6f5c7cd1-7786-4d85-85b6-268533835e23~ name=~Captured!~&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player with 1 or more untacked Captive crew on their Ship. Target player must tack one of their Captive crew.~ /&gt;&lt;/card&gt;">
            <text:p><text:s text:c="2"/>&lt;card id=~6f5c7cd1-7786-4d85-85b6-268533835e23~ name=~Captured!~&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player with 1 or more untacked Captive crew on their Ship. Target player must tack one of their Captive crew.~ /&gt;&lt;/card&gt;</text:p>
          </table:table-cell>
          <table:table-cell table:formula="of:=CONCATENATE(&quot; &lt;Relationship Target=~/cards/&quot;;[.D15];&quot;.jpg~ Id=~C&quot;;[.C15];&quot;~ Type=~http://schemas.octgn.org/picture~/&gt;&quot;)" office:value-type="string" office:string-value=" &lt;Relationship Target=~/cards/FD_captured.jpg~ Id=~C6f5c7cd1-7786-4d85-85b6-268533835e23~ Type=~http://schemas.octgn.org/picture~/&gt;">
            <text:p><text:s/>&lt;Relationship Target=~/cards/FD_captured.jpg~ Id=~C6f5c7cd1-7786-4d85-85b6-268533835e23~ Type=~http://schemas.octgn.org/picture~/&gt;</text:p>
          </table:table-cell>
          <table:table-cell office:value-type="string">
            <text:p>6f5c7cd1-7786-4d85-85b6-268533835e23</text:p>
          </table:table-cell>
          <table:table-cell office:value-type="string">
            <text:p>FD_captured</text:p>
          </table:table-cell>
          <table:table-cell office:value-type="string">
            <text:p>Captured!</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player with 1 or more untacked Captive crew on their Ship. Target player must tack one of their Captive crew.</text:p>
          </table:table-cell>
          <table:table-cell table:number-columns-repeated="999"/>
        </table:table-row>
        <table:table-row table:style-name="ro1">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a4c0e0cb-bf8e-4c4e-a31b-29d41e182250~ name=~Carleon~&gt;&lt;property name=~Rarity~ value=~R~ /&gt;&lt;property name=~Type~ value=~attachments~ /&gt;&lt;property name=~Cost~ value=~1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Trade Sea to play this card. Any player in the Trade Sea may discard Carleon by tacking one of their crew with Cannon greater than 6, as an action. When you are in an adjacent Sea, and tacking to pay for a Control card, your Captain produces 3 extra skill points.~ /&gt;&lt;/card&gt;">
            <text:p><text:s text:c="2"/>&lt;card id=~a4c0e0cb-bf8e-4c4e-a31b-29d41e182250~ name=~Carleon~&gt;&lt;property name=~Rarity~ value=~R~ /&gt;&lt;property name=~Type~ value=~attachments~ /&gt;&lt;property name=~Cost~ value=~1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Trade Sea to play this card. Any player in the Trade Sea may discard Carleon by tacking one of their crew with Cannon greater than 6, as an action. When you are in an adjacent Sea, and tacking to pay for a Control card, your Captain produces 3 extra skill points.~ /&gt;&lt;/card&gt;</text:p>
          </table:table-cell>
          <table:table-cell table:formula="of:=CONCATENATE(&quot; &lt;Relationship Target=~/cards/&quot;;[.D16];&quot;.jpg~ Id=~C&quot;;[.C16];&quot;~ Type=~http://schemas.octgn.org/picture~/&gt;&quot;)" office:value-type="string" office:string-value=" &lt;Relationship Target=~/cards/FD_Carleon.jpg~ Id=~Ca4c0e0cb-bf8e-4c4e-a31b-29d41e182250~ Type=~http://schemas.octgn.org/picture~/&gt;">
            <text:p><text:s/>&lt;Relationship Target=~/cards/FD_Carleon.jpg~ Id=~Ca4c0e0cb-bf8e-4c4e-a31b-29d41e182250~ Type=~http://schemas.octgn.org/picture~/&gt;</text:p>
          </table:table-cell>
          <table:table-cell office:value-type="string">
            <text:p>a4c0e0cb-bf8e-4c4e-a31b-29d41e182250</text:p>
          </table:table-cell>
          <table:table-cell office:value-type="string">
            <text:p>FD_Carleon</text:p>
          </table:table-cell>
          <table:table-cell office:value-type="string">
            <text:p>Carleon</text:p>
          </table:table-cell>
          <table:table-cell office:value-type="string">
            <text:p>R</text:p>
          </table:table-cell>
          <table:table-cell office:value-type="string">
            <text:p>attachments</text:p>
          </table:table-cell>
          <table:table-cell office:value-type="float" office:value="12">
            <text:p>1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Unique * Control * Port * You must be in the Trade Sea to play this card. Any player in the Trade Sea may discard Carleon by tacking one of their crew with Cannon greater than 6, as an action. When you are in an adjacent Sea, and tacking to pay for a Control card, your Captain produces 3 extra skill points.</text:p>
          </table:table-cell>
          <table:table-cell table:number-columns-repeated="999"/>
        </table:table-row>
        <table:table-row table:style-name="ro1">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c00c0644-5c01-423e-a112-2432db25ec2f~ name=~Crackers on Demand~&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untack any Pet card in play.~ /&gt;&lt;/card&gt;">
            <text:p><text:s text:c="2"/>&lt;card id=~c00c0644-5c01-423e-a112-2432db25ec2f~ name=~Crackers on Demand~&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untack any Pet card in play.~ /&gt;&lt;/card&gt;</text:p>
          </table:table-cell>
          <table:table-cell table:formula="of:=CONCATENATE(&quot; &lt;Relationship Target=~/cards/&quot;;[.D17];&quot;.jpg~ Id=~C&quot;;[.C17];&quot;~ Type=~http://schemas.octgn.org/picture~/&gt;&quot;)" office:value-type="string" office:string-value=" &lt;Relationship Target=~/cards/FD_CrackersonDemand.jpg~ Id=~Cc00c0644-5c01-423e-a112-2432db25ec2f~ Type=~http://schemas.octgn.org/picture~/&gt;">
            <text:p><text:s/>&lt;Relationship Target=~/cards/FD_CrackersonDemand.jpg~ Id=~Cc00c0644-5c01-423e-a112-2432db25ec2f~ Type=~http://schemas.octgn.org/picture~/&gt;</text:p>
          </table:table-cell>
          <table:table-cell office:value-type="string">
            <text:p>c00c0644-5c01-423e-a112-2432db25ec2f</text:p>
          </table:table-cell>
          <table:table-cell office:value-type="string">
            <text:p>FD_CrackersonDemand</text:p>
          </table:table-cell>
          <table:table-cell office:value-type="string">
            <text:p>Crackers on Demand</text:p>
          </table:table-cell>
          <table:table-cell office:value-type="string">
            <text:p>R</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nd untack any Pet card in play.</text:p>
          </table:table-cell>
          <table:table-cell table:number-columns-repeated="999"/>
        </table:table-row>
        <table:table-row table:style-name="ro1">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6bf697dd-f486-406e-a804-5c388b6904c7~ name=~Crossbow Bolt~&gt;&lt;property name=~Rarity~ value=~C~ /&gt;&lt;property name=~Type~ value=~actions~ /&gt;&lt;property name=~Cost~ value=~1~ /&gt;&lt;property name=~Cost Type~ value=~Sw~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untacked crew out to fight against an opponent's crew that has been pushed forward to start a Boarding Attack. Tack the opposing crew.~ /&gt;&lt;/card&gt;">
            <text:p><text:s text:c="2"/>&lt;card id=~6bf697dd-f486-406e-a804-5c388b6904c7~ name=~Crossbow Bolt~&gt;&lt;property name=~Rarity~ value=~C~ /&gt;&lt;property name=~Type~ value=~actions~ /&gt;&lt;property name=~Cost~ value=~1~ /&gt;&lt;property name=~Cost Type~ value=~Sw~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untacked crew out to fight against an opponent's crew that has been pushed forward to start a Boarding Attack. Tack the opposing crew.~ /&gt;&lt;/card&gt;</text:p>
          </table:table-cell>
          <table:table-cell table:formula="of:=CONCATENATE(&quot; &lt;Relationship Target=~/cards/&quot;;[.D18];&quot;.jpg~ Id=~C&quot;;[.C18];&quot;~ Type=~http://schemas.octgn.org/picture~/&gt;&quot;)" office:value-type="string" office:string-value=" &lt;Relationship Target=~/cards/FD_crossbowbolt.jpg~ Id=~C6bf697dd-f486-406e-a804-5c388b6904c7~ Type=~http://schemas.octgn.org/picture~/&gt;">
            <text:p><text:s/>&lt;Relationship Target=~/cards/FD_crossbowbolt.jpg~ Id=~C6bf697dd-f486-406e-a804-5c388b6904c7~ Type=~http://schemas.octgn.org/picture~/&gt;</text:p>
          </table:table-cell>
          <table:table-cell office:value-type="string">
            <text:p>6bf697dd-f486-406e-a804-5c388b6904c7</text:p>
          </table:table-cell>
          <table:table-cell office:value-type="string">
            <text:p>FD_crossbowbolt</text:p>
          </table:table-cell>
          <table:table-cell office:value-type="string">
            <text:p>Crossbow Bolt</text:p>
          </table:table-cell>
          <table:table-cell office:value-type="string">
            <text:p>C</text:p>
          </table:table-cell>
          <table:table-cell office:value-type="string">
            <text:p>actions</text:p>
          </table:table-cell>
          <table:table-cell office:value-type="float" office:value="1">
            <text:p>1</text:p>
          </table:table-cell>
          <table:table-cell office:value-type="string">
            <text:p>Sw</text:p>
          </table:table-cell>
          <table:table-cell office:value-type="float" office:value="2">
            <text:p>2</text:p>
          </table:table-cell>
          <table:table-cell office:value-type="string">
            <text:p>Sw</text:p>
          </table:table-cell>
          <table:table-cell/>
          <table:table-cell office:value-type="string">
            <text:p>D</text:p>
          </table:table-cell>
          <table:table-cell office:value-type="string">
            <text:p>p,t</text:p>
          </table:table-cell>
          <table:table-cell table:number-columns-repeated="8"/>
          <table:table-cell office:value-type="string">
            <text:p>React: Play when you send one of your untacked crew out to fight against an opponent's crew that has been pushed forward to start a Boarding Attack. Tack the opposing crew.</text:p>
          </table:table-cell>
          <table:table-cell table:number-columns-repeated="999"/>
        </table:table-row>
        <table:table-row table:style-name="ro1">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85cc1f7d-e418-4e35-b672-85482af0f829~ name=~Cut a Path!~&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2 Adventuring until the end of the turn.~ /&gt;&lt;/card&gt;">
            <text:p><text:s text:c="2"/>&lt;card id=~85cc1f7d-e418-4e35-b672-85482af0f829~ name=~Cut a Path!~&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2 Adventuring until the end of the turn.~ /&gt;&lt;/card&gt;</text:p>
          </table:table-cell>
          <table:table-cell table:formula="of:=CONCATENATE(&quot; &lt;Relationship Target=~/cards/&quot;;[.D19];&quot;.jpg~ Id=~C&quot;;[.C19];&quot;~ Type=~http://schemas.octgn.org/picture~/&gt;&quot;)" office:value-type="string" office:string-value=" &lt;Relationship Target=~/cards/FD_cutapath.jpg~ Id=~C85cc1f7d-e418-4e35-b672-85482af0f829~ Type=~http://schemas.octgn.org/picture~/&gt;">
            <text:p><text:s/>&lt;Relationship Target=~/cards/FD_cutapath.jpg~ Id=~C85cc1f7d-e418-4e35-b672-85482af0f829~ Type=~http://schemas.octgn.org/picture~/&gt;</text:p>
          </table:table-cell>
          <table:table-cell office:value-type="string">
            <text:p>85cc1f7d-e418-4e35-b672-85482af0f829</text:p>
          </table:table-cell>
          <table:table-cell office:value-type="string">
            <text:p>FD_cutapath</text:p>
          </table:table-cell>
          <table:table-cell office:value-type="string">
            <text:p>Cut a Path!</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ck your Captain or one of your crew with the First Mate trait to play this card. All of your crew aligned to your Captain?s faction gain +2 Adventuring until the end of the turn.</text:p>
          </table:table-cell>
          <table:table-cell table:number-columns-repeated="999"/>
        </table:table-row>
        <table:table-row table:style-name="ro1">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d5ee8002-ae12-4cc5-90c0-98dc361f6211~ name=~Die Seevogel~&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6~ /&gt;&lt;property name=~Move Cost~ value=~2~ /&gt;&lt;property name=~Faction~ value=~unaligned~ /&gt;&lt;property name=~Text~ value=~Act: Tack Die Seevogel and one of your crew to untack another one of your non-Captain crew. React: Tack before performing an action, to move to an adjacent Sea.~ /&gt;&lt;/card&gt;">
            <text:p><text:s text:c="2"/>&lt;card id=~d5ee8002-ae12-4cc5-90c0-98dc361f6211~ name=~Die Seevogel~&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6~ /&gt;&lt;property name=~Move Cost~ value=~2~ /&gt;&lt;property name=~Faction~ value=~unaligned~ /&gt;&lt;property name=~Text~ value=~Act: Tack Die Seevogel and one of your crew to untack another one of your non-Captain crew. React: Tack before performing an action, to move to an adjacent Sea.~ /&gt;&lt;/card&gt;</text:p>
          </table:table-cell>
          <table:table-cell table:formula="of:=CONCATENATE(&quot; &lt;Relationship Target=~/cards/&quot;;[.D20];&quot;.jpg~ Id=~C&quot;;[.C20];&quot;~ Type=~http://schemas.octgn.org/picture~/&gt;&quot;)" office:value-type="string" office:string-value=" &lt;Relationship Target=~/cards/FD_dieseevogel.jpg~ Id=~Cd5ee8002-ae12-4cc5-90c0-98dc361f6211~ Type=~http://schemas.octgn.org/picture~/&gt;">
            <text:p><text:s/>&lt;Relationship Target=~/cards/FD_dieseevogel.jpg~ Id=~Cd5ee8002-ae12-4cc5-90c0-98dc361f6211~ Type=~http://schemas.octgn.org/picture~/&gt;</text:p>
          </table:table-cell>
          <table:table-cell office:value-type="string">
            <text:p>d5ee8002-ae12-4cc5-90c0-98dc361f6211</text:p>
          </table:table-cell>
          <table:table-cell office:value-type="string">
            <text:p>FD_dieseevogel</text:p>
          </table:table-cell>
          <table:table-cell office:value-type="string">
            <text:p>Die Seevogel</text:p>
          </table:table-cell>
          <table:table-cell office:value-type="string">
            <text:p>R</text:p>
          </table:table-cell>
          <table:table-cell office:value-type="string">
            <text:p>ships</text:p>
          </table:table-cell>
          <table:table-cell table:number-columns-repeated="12"/>
          <table:table-cell office:value-type="float" office:value="6">
            <text:p>6</text:p>
          </table:table-cell>
          <table:table-cell office:value-type="float" office:value="2">
            <text:p>2</text:p>
          </table:table-cell>
          <table:table-cell office:value-type="string">
            <text:p>unaligned</text:p>
          </table:table-cell>
          <table:table-cell office:value-type="string">
            <text:p>Act: Tack Die Seevogel and one of your crew to untack another one of your non-Captain crew. React: Tack before performing an action, to move to an adjacent Sea.</text:p>
          </table:table-cell>
          <table:table-cell table:number-columns-repeated="999"/>
        </table:table-row>
        <table:table-row table:style-name="ro1">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5a4089f0-defb-474d-8766-9f6ffdf1dcf4~ name=~Dockside Rai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aptain. Tack and Sink one of your crew with an Influence cost of 3 or more to reduce all of the target Captain's skills by 2 (minimum 1) until the end of the turn.~ /&gt;&lt;/card&gt;">
            <text:p><text:s text:c="2"/>&lt;card id=~5a4089f0-defb-474d-8766-9f6ffdf1dcf4~ name=~Dockside Rai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aptain. Tack and Sink one of your crew with an Influence cost of 3 or more to reduce all of the target Captain's skills by 2 (minimum 1) until the end of the turn.~ /&gt;&lt;/card&gt;</text:p>
          </table:table-cell>
          <table:table-cell table:formula="of:=CONCATENATE(&quot; &lt;Relationship Target=~/cards/&quot;;[.D21];&quot;.jpg~ Id=~C&quot;;[.C21];&quot;~ Type=~http://schemas.octgn.org/picture~/&gt;&quot;)" office:value-type="string" office:string-value=" &lt;Relationship Target=~/cards/FD_docksideraid.jpg~ Id=~C5a4089f0-defb-474d-8766-9f6ffdf1dcf4~ Type=~http://schemas.octgn.org/picture~/&gt;">
            <text:p><text:s/>&lt;Relationship Target=~/cards/FD_docksideraid.jpg~ Id=~C5a4089f0-defb-474d-8766-9f6ffdf1dcf4~ Type=~http://schemas.octgn.org/picture~/&gt;</text:p>
          </table:table-cell>
          <table:table-cell office:value-type="string">
            <text:p>5a4089f0-defb-474d-8766-9f6ffdf1dcf4</text:p>
          </table:table-cell>
          <table:table-cell office:value-type="string">
            <text:p>FD_docksideraid</text:p>
          </table:table-cell>
          <table:table-cell office:value-type="string">
            <text:p>Dockside Raid</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 Captain. Tack and Sink one of your crew with an Influence cost of 3 or more to reduce all of the target Captain's skills by 2 (minimum 1) until the end of the turn.</text:p>
          </table:table-cell>
          <table:table-cell table:number-columns-repeated="999"/>
        </table:table-row>
        <table:table-row table:style-name="ro1">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ad189717-32c2-492e-a656-883a23327fbf~ name=~Donn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4~ /&gt;&lt;property name=~Crew Max~ value=~~ /&gt;&lt;property name=~Move Cost~ value=~~ /&gt;&lt;property name=~Faction~ value=~Brotherhood~ /&gt;&lt;property name=~Text~ value=~Experienced * Unique * Loyal * Act: Once per turn you may discard 1 card from your hand and target another Ship in this Sea to begin a Boarding with that Ship. The player controlling the Ship targeted by the Boarding may cancel this action by paying their Ship?s move cost in Sailing.~ /&gt;&lt;/card&gt;">
            <text:p><text:s text:c="2"/>&lt;card id=~ad189717-32c2-492e-a656-883a23327fbf~ name=~Donn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4~ /&gt;&lt;property name=~Crew Max~ value=~~ /&gt;&lt;property name=~Move Cost~ value=~~ /&gt;&lt;property name=~Faction~ value=~Brotherhood~ /&gt;&lt;property name=~Text~ value=~Experienced * Unique * Loyal * Act: Once per turn you may discard 1 card from your hand and target another Ship in this Sea to begin a Boarding with that Ship. The player controlling the Ship targeted by the Boarding may cancel this action by paying their Ship?s move cost in Sailing.~ /&gt;&lt;/card&gt;</text:p>
          </table:table-cell>
          <table:table-cell table:formula="of:=CONCATENATE(&quot; &lt;Relationship Target=~/cards/&quot;;[.D22];&quot;.jpg~ Id=~C&quot;;[.C22];&quot;~ Type=~http://schemas.octgn.org/picture~/&gt;&quot;)" office:value-type="string" office:string-value=" &lt;Relationship Target=~/cards/FD_donna.jpg~ Id=~Cad189717-32c2-492e-a656-883a23327fbf~ Type=~http://schemas.octgn.org/picture~/&gt;">
            <text:p><text:s/>&lt;Relationship Target=~/cards/FD_donna.jpg~ Id=~Cad189717-32c2-492e-a656-883a23327fbf~ Type=~http://schemas.octgn.org/picture~/&gt;</text:p>
          </table:table-cell>
          <table:table-cell office:value-type="string">
            <text:p>ad189717-32c2-492e-a656-883a23327fbf</text:p>
          </table:table-cell>
          <table:table-cell office:value-type="string">
            <text:p>FD_donna</text:p>
          </table:table-cell>
          <table:table-cell office:value-type="string">
            <text:p>Donna</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2"/>
          <table:table-cell office:value-type="string">
            <text:p>Brotherhood</text:p>
          </table:table-cell>
          <table:table-cell office:value-type="string">
            <text:p>Experienced * Unique * Loyal * Act: Once per turn you may discard 1 card from your hand and target another Ship in this Sea to begin a Boarding with that Ship. The player controlling the Ship targeted by the Boarding may cancel this action by paying their Ship?s move cost in Sailing.</text:p>
          </table:table-cell>
          <table:table-cell table:number-columns-repeated="999"/>
        </table:table-row>
        <table:table-row table:style-name="ro1">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bd3c7296-c444-4918-8ab4-482aeae3cea5~ name=~Dunti~&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Experienced * Unique * Holy * If Ernesto Castillus is your Captain, Dunti has the trait: First Mate. React: Tack and sink one of your crew aligned to your Captain?s faction when a player plays an Action card as a React to Suffering Hits. That Action card is canceled.~ /&gt;&lt;/card&gt;">
            <text:p><text:s text:c="2"/>&lt;card id=~bd3c7296-c444-4918-8ab4-482aeae3cea5~ name=~Dunti~&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Experienced * Unique * Holy * If Ernesto Castillus is your Captain, Dunti has the trait: First Mate. React: Tack and sink one of your crew aligned to your Captain?s faction when a player plays an Action card as a React to Suffering Hits. That Action card is canceled.~ /&gt;&lt;/card&gt;</text:p>
          </table:table-cell>
          <table:table-cell table:formula="of:=CONCATENATE(&quot; &lt;Relationship Target=~/cards/&quot;;[.D23];&quot;.jpg~ Id=~C&quot;;[.C23];&quot;~ Type=~http://schemas.octgn.org/picture~/&gt;&quot;)" office:value-type="string" office:string-value=" &lt;Relationship Target=~/cards/FD_dunti.jpg~ Id=~Cbd3c7296-c444-4918-8ab4-482aeae3cea5~ Type=~http://schemas.octgn.org/picture~/&gt;">
            <text:p><text:s/>&lt;Relationship Target=~/cards/FD_dunti.jpg~ Id=~Cbd3c7296-c444-4918-8ab4-482aeae3cea5~ Type=~http://schemas.octgn.org/picture~/&gt;</text:p>
          </table:table-cell>
          <table:table-cell office:value-type="string">
            <text:p>bd3c7296-c444-4918-8ab4-482aeae3cea5</text:p>
          </table:table-cell>
          <table:table-cell office:value-type="string">
            <text:p>FD_dunti</text:p>
          </table:table-cell>
          <table:table-cell office:value-type="string">
            <text:p>Dunti</text:p>
          </table:table-cell>
          <table:table-cell office:value-type="string">
            <text:p>F</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table:table-cell office:value-type="string">
            <text:p>Corsairs</text:p>
          </table:table-cell>
          <table:table-cell office:value-type="string">
            <text:p>Experienced * Unique * Holy * If Ernesto Castillus is your Captain, Dunti has the trait: First Mate. React: Tack and sink one of your crew aligned to your Captain?s faction when a player plays an Action card as a React to Suffering Hits. That Action card is canceled.</text:p>
          </table:table-cell>
          <table:table-cell table:number-columns-repeated="999"/>
        </table:table-row>
        <table:table-row table:style-name="ro1">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f1c43194-2cbc-44c6-ab11-48174f05a21b~ name=~Dust to Dust~&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4 Hits to inflict 2 extra Hits.~ /&gt;&lt;/card&gt;">
            <text:p><text:s text:c="2"/>&lt;card id=~f1c43194-2cbc-44c6-ab11-48174f05a21b~ name=~Dust to Dust~&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4 Hits to inflict 2 extra Hits.~ /&gt;&lt;/card&gt;</text:p>
          </table:table-cell>
          <table:table-cell table:formula="of:=CONCATENATE(&quot; &lt;Relationship Target=~/cards/&quot;;[.D24];&quot;.jpg~ Id=~C&quot;;[.C24];&quot;~ Type=~http://schemas.octgn.org/picture~/&gt;&quot;)" office:value-type="string" office:string-value=" &lt;Relationship Target=~/cards/FD_dusttodust.jpg~ Id=~Cf1c43194-2cbc-44c6-ab11-48174f05a21b~ Type=~http://schemas.octgn.org/picture~/&gt;">
            <text:p><text:s/>&lt;Relationship Target=~/cards/FD_dusttodust.jpg~ Id=~Cf1c43194-2cbc-44c6-ab11-48174f05a21b~ Type=~http://schemas.octgn.org/picture~/&gt;</text:p>
          </table:table-cell>
          <table:table-cell office:value-type="string">
            <text:p>f1c43194-2cbc-44c6-ab11-48174f05a21b</text:p>
          </table:table-cell>
          <table:table-cell office:value-type="string">
            <text:p>FD_dusttodust</text:p>
          </table:table-cell>
          <table:table-cell office:value-type="string">
            <text:p>Dust to Dust</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are inflicting exactly 4 Hits to inflict 2 extra Hits.</text:p>
          </table:table-cell>
          <table:table-cell table:number-columns-repeated="999"/>
        </table:table-row>
        <table:table-row table:style-name="ro1">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3776a337-3dd2-4197-8848-108b80726e83~ name=~Emily de Gallego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Glamour 1 * React: Instead of performing a Boarding Attack, tack Emily to tack all non-Captain crew on board the ships in the Boarding with a printed Influence cost less than 2.~ /&gt;&lt;/card&gt;">
            <text:p><text:s text:c="2"/>&lt;card id=~3776a337-3dd2-4197-8848-108b80726e83~ name=~Emily de Gallego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Glamour 1 * React: Instead of performing a Boarding Attack, tack Emily to tack all non-Captain crew on board the ships in the Boarding with a printed Influence cost less than 2.~ /&gt;&lt;/card&gt;</text:p>
          </table:table-cell>
          <table:table-cell table:formula="of:=CONCATENATE(&quot; &lt;Relationship Target=~/cards/&quot;;[.D25];&quot;.jpg~ Id=~C&quot;;[.C25];&quot;~ Type=~http://schemas.octgn.org/picture~/&gt;&quot;)" office:value-type="string" office:string-value=" &lt;Relationship Target=~/cards/FD_emilydegallegos.jpg~ Id=~C3776a337-3dd2-4197-8848-108b80726e83~ Type=~http://schemas.octgn.org/picture~/&gt;">
            <text:p><text:s/>&lt;Relationship Target=~/cards/FD_emilydegallegos.jpg~ Id=~C3776a337-3dd2-4197-8848-108b80726e83~ Type=~http://schemas.octgn.org/picture~/&gt;</text:p>
          </table:table-cell>
          <table:table-cell office:value-type="string">
            <text:p>3776a337-3dd2-4197-8848-108b80726e83</text:p>
          </table:table-cell>
          <table:table-cell office:value-type="string">
            <text:p>FD_emilydegallegos</text:p>
          </table:table-cell>
          <table:table-cell office:value-type="string">
            <text:p>Emily de Gallegos</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Glamour 1 * React: Instead of performing a Boarding Attack, tack Emily to tack all non-Captain crew on board the ships in the Boarding with a printed Influence cost less than 2.</text:p>
          </table:table-cell>
          <table:table-cell table:number-columns-repeated="999"/>
        </table:table-row>
        <table:table-row table:style-name="ro1">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c68f0f49-5ff4-4ed2-8e03-f07712110c4a~ name=~Entwining Kelp~&gt;&lt;property name=~Rarity~ value=~C~ /&gt;&lt;property name=~Type~ value=~actions~ /&gt;&lt;property name=~Cost~ value=~2~ /&gt;&lt;property name=~Cost Type~ value=~Ad~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ext:p><text:s text:c="2"/>&lt;card id=~c68f0f49-5ff4-4ed2-8e03-f07712110c4a~ name=~Entwining Kelp~&gt;&lt;property name=~Rarity~ value=~C~ /&gt;&lt;property name=~Type~ value=~actions~ /&gt;&lt;property name=~Cost~ value=~2~ /&gt;&lt;property name=~Cost Type~ value=~Ad~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table:formula="of:=CONCATENATE(&quot; &lt;Relationship Target=~/cards/&quot;;[.D26];&quot;.jpg~ Id=~C&quot;;[.C26];&quot;~ Type=~http://schemas.octgn.org/picture~/&gt;&quot;)" office:value-type="string" office:string-value=" &lt;Relationship Target=~/cards/FD_entwiningkelp.jpg~ Id=~Cc68f0f49-5ff4-4ed2-8e03-f07712110c4a~ Type=~http://schemas.octgn.org/picture~/&gt;">
            <text:p><text:s/>&lt;Relationship Target=~/cards/FD_entwiningkelp.jpg~ Id=~Cc68f0f49-5ff4-4ed2-8e03-f07712110c4a~ Type=~http://schemas.octgn.org/picture~/&gt;</text:p>
          </table:table-cell>
          <table:table-cell office:value-type="string">
            <text:p>c68f0f49-5ff4-4ed2-8e03-f07712110c4a</text:p>
          </table:table-cell>
          <table:table-cell office:value-type="string">
            <text:p>FD_entwiningkelp</text:p>
          </table:table-cell>
          <table:table-cell office:value-type="string">
            <text:p>Entwining Kelp</text:p>
          </table:table-cell>
          <table:table-cell office:value-type="string">
            <text:p>C</text:p>
          </table:table-cell>
          <table:table-cell office:value-type="string">
            <text:p>actions</text:p>
          </table:table-cell>
          <table:table-cell office:value-type="float" office:value="2">
            <text:p>2</text:p>
          </table:table-cell>
          <table:table-cell office:value-type="string">
            <text:p>Ad</text:p>
          </table:table-cell>
          <table:table-cell office:value-type="string">
            <text:p>M+0</text:p>
          </table:table-cell>
          <table:table-cell table:number-columns-repeated="2"/>
          <table:table-cell office:value-type="string">
            <text:p>S</text:p>
          </table:table-cell>
          <table:table-cell office:value-type="string">
            <text:p>d,p</text:p>
          </table:table-cell>
          <table:table-cell table:number-columns-repeated="9"/>
          <table:table-cell table:number-columns-repeated="999"/>
        </table:table-row>
        <table:table-row table:style-name="ro1">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64919171-e1ee-4bba-a193-454794261154~ name=~Eyes of Reason~&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ye (A crew may not have more than one Eye Attachment) React: Tack the Eye of Reason and target a crew on another player?s Ship instead of performing a Boarding Attack. All attachments on the target are tacked. The attachments are considered to be blank until after the Boarding ends.~ /&gt;&lt;/card&gt;">
            <text:p><text:s text:c="2"/>&lt;card id=~64919171-e1ee-4bba-a193-454794261154~ name=~Eyes of Reason~&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ye (A crew may not have more than one Eye Attachment) React: Tack the Eye of Reason and target a crew on another player?s Ship instead of performing a Boarding Attack. All attachments on the target are tacked. The attachments are considered to be blank until after the Boarding ends.~ /&gt;&lt;/card&gt;</text:p>
          </table:table-cell>
          <table:table-cell table:formula="of:=CONCATENATE(&quot; &lt;Relationship Target=~/cards/&quot;;[.D27];&quot;.jpg~ Id=~C&quot;;[.C27];&quot;~ Type=~http://schemas.octgn.org/picture~/&gt;&quot;)" office:value-type="string" office:string-value=" &lt;Relationship Target=~/cards/FD_eyeofreason.jpg~ Id=~C64919171-e1ee-4bba-a193-454794261154~ Type=~http://schemas.octgn.org/picture~/&gt;">
            <text:p><text:s/>&lt;Relationship Target=~/cards/FD_eyeofreason.jpg~ Id=~C64919171-e1ee-4bba-a193-454794261154~ Type=~http://schemas.octgn.org/picture~/&gt;</text:p>
          </table:table-cell>
          <table:table-cell office:value-type="string">
            <text:p>64919171-e1ee-4bba-a193-454794261154</text:p>
          </table:table-cell>
          <table:table-cell office:value-type="string">
            <text:p>FD_eyeofreason</text:p>
          </table:table-cell>
          <table:table-cell office:value-type="string">
            <text:p>Eyes of Reason</text:p>
          </table:table-cell>
          <table:table-cell office:value-type="string">
            <text:p>U</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Eye (A crew may not have more than one Eye Attachment) React: Tack the Eye of Reason and target a crew on another player?s Ship instead of performing a Boarding Attack. All attachments on the target are tacked. The attachments are considered to be blank until after the Boarding ends.</text:p>
          </table:table-cell>
          <table:table-cell table:number-columns-repeated="999"/>
        </table:table-row>
        <table:table-row table:style-name="ro1">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33d9dc34-f5fd-4405-a1db-20fc480ea195~ name=~Fierbas Desaix du Paix~&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0~ /&gt;&lt;property name=~Influence~ value=~2~ /&gt;&lt;property name=~Swashbuckling~ value=~2~ /&gt;&lt;property name=~Crew Max~ value=~~ /&gt;&lt;property name=~Move Cost~ value=~~ /&gt;&lt;property name=~Faction~ value=~Montaigne~ /&gt;&lt;property name=~Text~ value=~Experienced * Unique * Gunner * Port, 1 * Act: Target an Attachment attached to another player's Captain or Ship. Tack Fierbas to discard that card. The controller of that card may cancel this action by paying 3 Swashbuckling.~ /&gt;&lt;/card&gt;">
            <text:p><text:s text:c="2"/>&lt;card id=~33d9dc34-f5fd-4405-a1db-20fc480ea195~ name=~Fierbas Desaix du Paix~&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0~ /&gt;&lt;property name=~Influence~ value=~2~ /&gt;&lt;property name=~Swashbuckling~ value=~2~ /&gt;&lt;property name=~Crew Max~ value=~~ /&gt;&lt;property name=~Move Cost~ value=~~ /&gt;&lt;property name=~Faction~ value=~Montaigne~ /&gt;&lt;property name=~Text~ value=~Experienced * Unique * Gunner * Port, 1 * Act: Target an Attachment attached to another player's Captain or Ship. Tack Fierbas to discard that card. The controller of that card may cancel this action by paying 3 Swashbuckling.~ /&gt;&lt;/card&gt;</text:p>
          </table:table-cell>
          <table:table-cell table:formula="of:=CONCATENATE(&quot; &lt;Relationship Target=~/cards/&quot;;[.D28];&quot;.jpg~ Id=~C&quot;;[.C28];&quot;~ Type=~http://schemas.octgn.org/picture~/&gt;&quot;)" office:value-type="string" office:string-value=" &lt;Relationship Target=~/cards/FD_fierbasdesaixdupaix.jpg~ Id=~C33d9dc34-f5fd-4405-a1db-20fc480ea195~ Type=~http://schemas.octgn.org/picture~/&gt;">
            <text:p><text:s/>&lt;Relationship Target=~/cards/FD_fierbasdesaixdupaix.jpg~ Id=~C33d9dc34-f5fd-4405-a1db-20fc480ea195~ Type=~http://schemas.octgn.org/picture~/&gt;</text:p>
          </table:table-cell>
          <table:table-cell office:value-type="string">
            <text:p>33d9dc34-f5fd-4405-a1db-20fc480ea195</text:p>
          </table:table-cell>
          <table:table-cell office:value-type="string">
            <text:p>FD_fierbasdesaixdupaix</text:p>
          </table:table-cell>
          <table:table-cell office:value-type="string">
            <text:p>Fierbas Desaix du Paix</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table:number-columns-repeated="2"/>
          <table:table-cell office:value-type="string">
            <text:p>Montaigne</text:p>
          </table:table-cell>
          <table:table-cell office:value-type="string">
            <text:p>Experienced * Unique * Gunner * Port, 1 * Act: Target an Attachment attached to another player's Captain or Ship. Tack Fierbas to discard that card. The controller of that card may cancel this action by paying 3 Swashbuckling.</text:p>
          </table:table-cell>
          <table:table-cell/>
          <table:table-cell office:value-type="string">
            <text:p>Fate's Debt</text:p>
          </table:table-cell>
          <table:table-cell table:number-columns-repeated="997"/>
        </table:table-row>
        <table:table-row table:style-name="ro1">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dc26b69d-0dad-46fa-86cd-1a80eaaff484~ name=~Fool's Errand~&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Any player in this Sea may sink Fool's Errand by tacking one of their crew as an action. Heroic captains may not tack to produce Cannon or Adventuring while this card is in play.~ /&gt;&lt;/card&gt;">
            <text:p><text:s text:c="2"/>&lt;card id=~dc26b69d-0dad-46fa-86cd-1a80eaaff484~ name=~Fool's Errand~&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Any player in this Sea may sink Fool's Errand by tacking one of their crew as an action. Heroic captains may not tack to produce Cannon or Adventuring while this card is in play.~ /&gt;&lt;/card&gt;</text:p>
          </table:table-cell>
          <table:table-cell table:formula="of:=CONCATENATE(&quot; &lt;Relationship Target=~/cards/&quot;;[.D29];&quot;.jpg~ Id=~C&quot;;[.C29];&quot;~ Type=~http://schemas.octgn.org/picture~/&gt;&quot;)" office:value-type="string" office:string-value=" &lt;Relationship Target=~/cards/FD_foolserrand.jpg~ Id=~Cdc26b69d-0dad-46fa-86cd-1a80eaaff484~ Type=~http://schemas.octgn.org/picture~/&gt;">
            <text:p><text:s/>&lt;Relationship Target=~/cards/FD_foolserrand.jpg~ Id=~Cdc26b69d-0dad-46fa-86cd-1a80eaaff484~ Type=~http://schemas.octgn.org/picture~/&gt;</text:p>
          </table:table-cell>
          <table:table-cell office:value-type="string">
            <text:p>dc26b69d-0dad-46fa-86cd-1a80eaaff484</text:p>
          </table:table-cell>
          <table:table-cell office:value-type="string">
            <text:p>FD_foolserrand</text:p>
          </table:table-cell>
          <table:table-cell office:value-type="string">
            <text:p>Fool's Errand</text:p>
          </table:table-cell>
          <table:table-cell office:value-type="string">
            <text:p>C</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Unique * Any player in this Sea may sink Fool's Errand by tacking one of their crew as an action. Heroic captains may not tack to produce Cannon or Adventuring while this card is in play.</text:p>
          </table:table-cell>
          <table:table-cell table:number-columns-repeated="999"/>
        </table:table-row>
        <table:table-row table:style-name="ro1">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e33490ac-b5b1-4164-8e00-e080f570cc5d~ name=~Foolish Be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own untacked crew out to fight against an opponent's crew that has been pushed forward to start a Boarding Attack. Hits inflicted by either crew in this Boarding Attack may not be absorbed by tacking crew.~ /&gt;&lt;/card&gt;">
            <text:p><text:s text:c="2"/>&lt;card id=~e33490ac-b5b1-4164-8e00-e080f570cc5d~ name=~Foolish Be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own untacked crew out to fight against an opponent's crew that has been pushed forward to start a Boarding Attack. Hits inflicted by either crew in this Boarding Attack may not be absorbed by tacking crew.~ /&gt;&lt;/card&gt;</text:p>
          </table:table-cell>
          <table:table-cell table:formula="of:=CONCATENATE(&quot; &lt;Relationship Target=~/cards/&quot;;[.D30];&quot;.jpg~ Id=~C&quot;;[.C30];&quot;~ Type=~http://schemas.octgn.org/picture~/&gt;&quot;)" office:value-type="string" office:string-value=" &lt;Relationship Target=~/cards/FD_foolishbet.jpg~ Id=~Ce33490ac-b5b1-4164-8e00-e080f570cc5d~ Type=~http://schemas.octgn.org/picture~/&gt;">
            <text:p><text:s/>&lt;Relationship Target=~/cards/FD_foolishbet.jpg~ Id=~Ce33490ac-b5b1-4164-8e00-e080f570cc5d~ Type=~http://schemas.octgn.org/picture~/&gt;</text:p>
          </table:table-cell>
          <table:table-cell office:value-type="string">
            <text:p>e33490ac-b5b1-4164-8e00-e080f570cc5d</text:p>
          </table:table-cell>
          <table:table-cell office:value-type="string">
            <text:p>FD_foolishbet</text:p>
          </table:table-cell>
          <table:table-cell office:value-type="string">
            <text:p>Foolish Bet</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send one of your own untacked crew out to fight against an opponent's crew that has been pushed forward to start a Boarding Attack. Hits inflicted by either crew in this Boarding Attack may not be absorbed by tacking crew.</text:p>
          </table:table-cell>
          <table:table-cell table:number-columns-repeated="999"/>
        </table:table-row>
        <table:table-row table:style-name="ro1">
          <table:table-cell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office:value-type="string" office:string-value="  &lt;card id=~81f2ebed-6945-4962-b458-cc021940b50f~ name=~Free Men Can Do Anything~&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skill cost. This card produces 1 point of that skill.~ /&gt;&lt;/card&gt;">
            <text:p><text:s text:c="2"/>&lt;card id=~81f2ebed-6945-4962-b458-cc021940b50f~ name=~Free Men Can Do Anything~&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skill cost. This card produces 1 point of that skill.~ /&gt;&lt;/card&gt;</text:p>
          </table:table-cell>
          <table:table-cell table:formula="of:=CONCATENATE(&quot; &lt;Relationship Target=~/cards/&quot;;[.D31];&quot;.jpg~ Id=~C&quot;;[.C31];&quot;~ Type=~http://schemas.octgn.org/picture~/&gt;&quot;)" office:value-type="string" office:string-value=" &lt;Relationship Target=~/cards/FD_freemencandoanything.jpg~ Id=~C81f2ebed-6945-4962-b458-cc021940b50f~ Type=~http://schemas.octgn.org/picture~/&gt;">
            <text:p><text:s/>&lt;Relationship Target=~/cards/FD_freemencandoanything.jpg~ Id=~C81f2ebed-6945-4962-b458-cc021940b50f~ Type=~http://schemas.octgn.org/picture~/&gt;</text:p>
          </table:table-cell>
          <table:table-cell office:value-type="string">
            <text:p>81f2ebed-6945-4962-b458-cc021940b50f</text:p>
          </table:table-cell>
          <table:table-cell office:value-type="string">
            <text:p>FD_freemencandoanything</text:p>
          </table:table-cell>
          <table:table-cell office:value-type="string">
            <text:p>Free Men Can Do Anything</text:p>
          </table:table-cell>
          <table:table-cell office:value-type="string">
            <text:p>C</text:p>
          </table:table-cell>
          <table:table-cell office:value-type="string">
            <text:p>actions</text:p>
          </table:table-cell>
          <table:table-cell office:value-type="float" office:value="1">
            <text:p>1</text:p>
          </table:table-cell>
          <table:table-cell office:value-type="string">
            <text:p>Sw</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this card when you are paying a skill cost. This card produces 1 point of that skill.</text:p>
          </table:table-cell>
          <table:table-cell table:number-columns-repeated="999"/>
        </table:table-row>
        <table:table-row table:style-name="ro1">
          <table:table-cell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office:value-type="string" office:string-value="  &lt;card id=~1f65c382-4d50-4a60-bb36-8671aaa804c1~ name=~Fresh Fruit~&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roducing Adventuring. Tack one of your crew to produce Adventuring equal to the crew's Adventuring plus Swashbuckling.~ /&gt;&lt;/card&gt;">
            <text:p><text:s text:c="2"/>&lt;card id=~1f65c382-4d50-4a60-bb36-8671aaa804c1~ name=~Fresh Fruit~&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roducing Adventuring. Tack one of your crew to produce Adventuring equal to the crew's Adventuring plus Swashbuckling.~ /&gt;&lt;/card&gt;</text:p>
          </table:table-cell>
          <table:table-cell table:formula="of:=CONCATENATE(&quot; &lt;Relationship Target=~/cards/&quot;;[.D32];&quot;.jpg~ Id=~C&quot;;[.C32];&quot;~ Type=~http://schemas.octgn.org/picture~/&gt;&quot;)" office:value-type="string" office:string-value=" &lt;Relationship Target=~/cards/FD_freshfruit.jpg~ Id=~C1f65c382-4d50-4a60-bb36-8671aaa804c1~ Type=~http://schemas.octgn.org/picture~/&gt;">
            <text:p><text:s/>&lt;Relationship Target=~/cards/FD_freshfruit.jpg~ Id=~C1f65c382-4d50-4a60-bb36-8671aaa804c1~ Type=~http://schemas.octgn.org/picture~/&gt;</text:p>
          </table:table-cell>
          <table:table-cell office:value-type="string">
            <text:p>1f65c382-4d50-4a60-bb36-8671aaa804c1</text:p>
          </table:table-cell>
          <table:table-cell office:value-type="string">
            <text:p>FD_freshfruit</text:p>
          </table:table-cell>
          <table:table-cell office:value-type="string">
            <text:p>Fresh Fruit</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are producing Adventuring. Tack one of your crew to produce Adventuring equal to the crew's Adventuring plus Swashbuckling.</text:p>
          </table:table-cell>
          <table:table-cell table:number-columns-repeated="999"/>
        </table:table-row>
        <table:table-row table:style-name="ro1">
          <table:table-cell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office:value-type="string" office:string-value="  &lt;card id=~1f0f0efc-a863-4848-b3c3-b4bba55fdc2d~ name=~Fresh Wat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r cost to complete adventures is reduced by 1 (minimum 1) until the end of the turn.~ /&gt;&lt;/card&gt;">
            <text:p><text:s text:c="2"/>&lt;card id=~1f0f0efc-a863-4848-b3c3-b4bba55fdc2d~ name=~Fresh Wat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r cost to complete adventures is reduced by 1 (minimum 1) until the end of the turn.~ /&gt;&lt;/card&gt;</text:p>
          </table:table-cell>
          <table:table-cell table:formula="of:=CONCATENATE(&quot; &lt;Relationship Target=~/cards/&quot;;[.D33];&quot;.jpg~ Id=~C&quot;;[.C33];&quot;~ Type=~http://schemas.octgn.org/picture~/&gt;&quot;)" office:value-type="string" office:string-value=" &lt;Relationship Target=~/cards/FD_freshwater.jpg~ Id=~C1f0f0efc-a863-4848-b3c3-b4bba55fdc2d~ Type=~http://schemas.octgn.org/picture~/&gt;">
            <text:p><text:s/>&lt;Relationship Target=~/cards/FD_freshwater.jpg~ Id=~C1f0f0efc-a863-4848-b3c3-b4bba55fdc2d~ Type=~http://schemas.octgn.org/picture~/&gt;</text:p>
          </table:table-cell>
          <table:table-cell office:value-type="string">
            <text:p>1f0f0efc-a863-4848-b3c3-b4bba55fdc2d</text:p>
          </table:table-cell>
          <table:table-cell office:value-type="string">
            <text:p>FD_freshwater</text:p>
          </table:table-cell>
          <table:table-cell office:value-type="string">
            <text:p>Fresh Water</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Your cost to complete adventures is reduced by 1 (minimum 1) until the end of the turn.</text:p>
          </table:table-cell>
          <table:table-cell table:number-columns-repeated="999"/>
        </table:table-row>
        <table:table-row table:style-name="ro1">
          <table:table-cell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office:value-type="string" office:string-value="  &lt;card id=~d33918e8-ad14-4377-8186-eaa4bfda396f~ name=~Frozen Sails~&gt;&lt;property name=~Rarity~ value=~C~ /&gt;&lt;property name=~Type~ value=~actions~ /&gt;&lt;property name=~Cost~ value=~3~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hip. That Ship must tack a Topman or suffer 4 Hits.~ /&gt;&lt;/card&gt;">
            <text:p><text:s text:c="2"/>&lt;card id=~d33918e8-ad14-4377-8186-eaa4bfda396f~ name=~Frozen Sails~&gt;&lt;property name=~Rarity~ value=~C~ /&gt;&lt;property name=~Type~ value=~actions~ /&gt;&lt;property name=~Cost~ value=~3~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hip. That Ship must tack a Topman or suffer 4 Hits.~ /&gt;&lt;/card&gt;</text:p>
          </table:table-cell>
          <table:table-cell table:formula="of:=CONCATENATE(&quot; &lt;Relationship Target=~/cards/&quot;;[.D34];&quot;.jpg~ Id=~C&quot;;[.C34];&quot;~ Type=~http://schemas.octgn.org/picture~/&gt;&quot;)" office:value-type="string" office:string-value=" &lt;Relationship Target=~/cards/FD_frozensails.jpg~ Id=~Cd33918e8-ad14-4377-8186-eaa4bfda396f~ Type=~http://schemas.octgn.org/picture~/&gt;">
            <text:p><text:s/>&lt;Relationship Target=~/cards/FD_frozensails.jpg~ Id=~Cd33918e8-ad14-4377-8186-eaa4bfda396f~ Type=~http://schemas.octgn.org/picture~/&gt;</text:p>
          </table:table-cell>
          <table:table-cell office:value-type="string">
            <text:p>d33918e8-ad14-4377-8186-eaa4bfda396f</text:p>
          </table:table-cell>
          <table:table-cell office:value-type="string">
            <text:p>FD_frozensails</text:p>
          </table:table-cell>
          <table:table-cell office:value-type="string">
            <text:p>Frozen Sails</text:p>
          </table:table-cell>
          <table:table-cell office:value-type="string">
            <text:p>C</text:p>
          </table:table-cell>
          <table:table-cell office:value-type="string">
            <text:p>actions</text:p>
          </table:table-cell>
          <table:table-cell office:value-type="float" office:value="3">
            <text:p>3</text:p>
          </table:table-cell>
          <table:table-cell office:value-type="string">
            <text:p>Ad</text:p>
          </table:table-cell>
          <table:table-cell office:value-type="float" office:value="3">
            <text:p>3</text:p>
          </table:table-cell>
          <table:table-cell office:value-type="string">
            <text:p>Ad</text:p>
          </table:table-cell>
          <table:table-cell/>
          <table:table-cell office:value-type="string">
            <text:p>S</text:p>
          </table:table-cell>
          <table:table-cell office:value-type="string">
            <text:p>d,p</text:p>
          </table:table-cell>
          <table:table-cell table:number-columns-repeated="8"/>
          <table:table-cell office:value-type="string">
            <text:p>Weather * Target a Ship. That Ship must tack a Topman or suffer 4 Hits.</text:p>
          </table:table-cell>
          <table:table-cell table:number-columns-repeated="999"/>
        </table:table-row>
        <table:table-row table:style-name="ro1">
          <table:table-cell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office:value-type="string" office:string-value="  &lt;card id=~8a4f8d4d-663f-40d1-8c1d-555bb8ebba0f~ name=~Fyodor Zastienchivy~&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2~ /&gt;&lt;property name=~Swashbuckling~ value=~3~ /&gt;&lt;property name=~Crew Max~ value=~~ /&gt;&lt;property name=~Move Cost~ value=~~ /&gt;&lt;property name=~Faction~ value=~Brotherhood~ /&gt;&lt;property name=~Text~ value=~Experienced * Unique * Loyal * Holy * Act: Once per turn, discard one card~ /&gt;&lt;/card&gt;">
            <text:p><text:s text:c="2"/>&lt;card id=~8a4f8d4d-663f-40d1-8c1d-555bb8ebba0f~ name=~Fyodor Zastienchivy~&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2~ /&gt;&lt;property name=~Swashbuckling~ value=~3~ /&gt;&lt;property name=~Crew Max~ value=~~ /&gt;&lt;property name=~Move Cost~ value=~~ /&gt;&lt;property name=~Faction~ value=~Brotherhood~ /&gt;&lt;property name=~Text~ value=~Experienced * Unique * Loyal * Holy * Act: Once per turn, discard one card~ /&gt;&lt;/card&gt;</text:p>
          </table:table-cell>
          <table:table-cell table:formula="of:=CONCATENATE(&quot; &lt;Relationship Target=~/cards/&quot;;[.D35];&quot;.jpg~ Id=~C&quot;;[.C35];&quot;~ Type=~http://schemas.octgn.org/picture~/&gt;&quot;)" office:value-type="string" office:string-value=" &lt;Relationship Target=~/cards/FD_fyodorzastienchivy.jpg~ Id=~C8a4f8d4d-663f-40d1-8c1d-555bb8ebba0f~ Type=~http://schemas.octgn.org/picture~/&gt;">
            <text:p><text:s/>&lt;Relationship Target=~/cards/FD_fyodorzastienchivy.jpg~ Id=~C8a4f8d4d-663f-40d1-8c1d-555bb8ebba0f~ Type=~http://schemas.octgn.org/picture~/&gt;</text:p>
          </table:table-cell>
          <table:table-cell office:value-type="string">
            <text:p>8a4f8d4d-663f-40d1-8c1d-555bb8ebba0f</text:p>
          </table:table-cell>
          <table:table-cell office:value-type="string">
            <text:p>FD_fyodorzastienchivy</text:p>
          </table:table-cell>
          <table:table-cell office:value-type="string">
            <text:p>Fyodor Zastienchivy</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table:number-columns-repeated="2"/>
          <table:table-cell office:value-type="string">
            <text:p>Brotherhood</text:p>
          </table:table-cell>
          <table:table-cell office:value-type="string">
            <text:p>Experienced * Unique * Loyal * Holy * Act: Once per turn, discard one card</text:p>
          </table:table-cell>
          <table:table-cell table:number-columns-repeated="999"/>
        </table:table-row>
        <table:table-row table:style-name="ro1">
          <table:table-cell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office:value-type="string" office:string-value="  &lt;card id=~75bbae9f-e7b0-4406-a5c4-fdc792c680bb~ name=~Hamis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Experienced * Unique * No attachments * If Hamish inflicts Hits during a Boarding Attack, sink all crew on either Ship involved in the Boarding with an Influence cost less than 2.~ /&gt;&lt;/card&gt;">
            <text:p><text:s text:c="2"/>&lt;card id=~75bbae9f-e7b0-4406-a5c4-fdc792c680bb~ name=~Hamis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Experienced * Unique * No attachments * If Hamish inflicts Hits during a Boarding Attack, sink all crew on either Ship involved in the Boarding with an Influence cost less than 2.~ /&gt;&lt;/card&gt;</text:p>
          </table:table-cell>
          <table:table-cell table:formula="of:=CONCATENATE(&quot; &lt;Relationship Target=~/cards/&quot;;[.D36];&quot;.jpg~ Id=~C&quot;;[.C36];&quot;~ Type=~http://schemas.octgn.org/picture~/&gt;&quot;)" office:value-type="string" office:string-value=" &lt;Relationship Target=~/cards/FD_hamish.jpg~ Id=~C75bbae9f-e7b0-4406-a5c4-fdc792c680bb~ Type=~http://schemas.octgn.org/picture~/&gt;">
            <text:p><text:s/>&lt;Relationship Target=~/cards/FD_hamish.jpg~ Id=~C75bbae9f-e7b0-4406-a5c4-fdc792c680bb~ Type=~http://schemas.octgn.org/picture~/&gt;</text:p>
          </table:table-cell>
          <table:table-cell office:value-type="string">
            <text:p>75bbae9f-e7b0-4406-a5c4-fdc792c680bb</text:p>
          </table:table-cell>
          <table:table-cell office:value-type="string">
            <text:p>FD_hamish</text:p>
          </table:table-cell>
          <table:table-cell office:value-type="string">
            <text:p>Hamish</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Corsairs</text:p>
          </table:table-cell>
          <table:table-cell office:value-type="string">
            <text:p>Experienced * Unique * No attachments * If Hamish inflicts Hits during a Boarding Attack, sink all crew on either Ship involved in the Boarding with an Influence cost less than 2.</text:p>
          </table:table-cell>
          <table:table-cell table:number-columns-repeated="999"/>
        </table:table-row>
        <table:table-row table:style-name="ro1">
          <table:table-cell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office:value-type="string" office:string-value="  &lt;card id=~40566d77-4159-4f12-b8d9-cdb1bec5371a~ name=~Hard Tack~&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Discard one of your completed adventures to move your Ship to an adjacent Sea.~ /&gt;&lt;/card&gt;">
            <text:p><text:s text:c="2"/>&lt;card id=~40566d77-4159-4f12-b8d9-cdb1bec5371a~ name=~Hard Tack~&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Discard one of your completed adventures to move your Ship to an adjacent Sea.~ /&gt;&lt;/card&gt;</text:p>
          </table:table-cell>
          <table:table-cell table:formula="of:=CONCATENATE(&quot; &lt;Relationship Target=~/cards/&quot;;[.D37];&quot;.jpg~ Id=~C&quot;;[.C37];&quot;~ Type=~http://schemas.octgn.org/picture~/&gt;&quot;)" office:value-type="string" office:string-value=" &lt;Relationship Target=~/cards/FD_hardtack.jpg~ Id=~C40566d77-4159-4f12-b8d9-cdb1bec5371a~ Type=~http://schemas.octgn.org/picture~/&gt;">
            <text:p><text:s/>&lt;Relationship Target=~/cards/FD_hardtack.jpg~ Id=~C40566d77-4159-4f12-b8d9-cdb1bec5371a~ Type=~http://schemas.octgn.org/picture~/&gt;</text:p>
          </table:table-cell>
          <table:table-cell office:value-type="string">
            <text:p>40566d77-4159-4f12-b8d9-cdb1bec5371a</text:p>
          </table:table-cell>
          <table:table-cell office:value-type="string">
            <text:p>FD_hardtack</text:p>
          </table:table-cell>
          <table:table-cell office:value-type="string">
            <text:p>Hard Tack</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Discard one of your completed adventures to move your Ship to an adjacent Sea.</text:p>
          </table:table-cell>
          <table:table-cell table:number-columns-repeated="999"/>
        </table:table-row>
        <table:table-row table:style-name="ro1">
          <table:table-cell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office:value-type="string" office:string-value="  &lt;card id=~7f1f34b6-a2d7-435a-b284-e54fa0c44756~ name=~Have at um' Boys!~&gt;&lt;property name=~Rarity~ value=~C~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Sink this card and tack one of your crew instead of performing a Boarding Attack. Until after the end of this Boarding, players may not play Action cards instead of performing a Boarding Attack.~ /&gt;&lt;/card&gt;">
            <text:p><text:s text:c="2"/>&lt;card id=~7f1f34b6-a2d7-435a-b284-e54fa0c44756~ name=~Have at um' Boys!~&gt;&lt;property name=~Rarity~ value=~C~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Sink this card and tack one of your crew instead of performing a Boarding Attack. Until after the end of this Boarding, players may not play Action cards instead of performing a Boarding Attack.~ /&gt;&lt;/card&gt;</text:p>
          </table:table-cell>
          <table:table-cell table:formula="of:=CONCATENATE(&quot; &lt;Relationship Target=~/cards/&quot;;[.D38];&quot;.jpg~ Id=~C&quot;;[.C38];&quot;~ Type=~http://schemas.octgn.org/picture~/&gt;&quot;)" office:value-type="string" office:string-value=" &lt;Relationship Target=~/cards/FD_haveatemboys.jpg~ Id=~C7f1f34b6-a2d7-435a-b284-e54fa0c44756~ Type=~http://schemas.octgn.org/picture~/&gt;">
            <text:p><text:s/>&lt;Relationship Target=~/cards/FD_haveatemboys.jpg~ Id=~C7f1f34b6-a2d7-435a-b284-e54fa0c44756~ Type=~http://schemas.octgn.org/picture~/&gt;</text:p>
          </table:table-cell>
          <table:table-cell office:value-type="string">
            <text:p>7f1f34b6-a2d7-435a-b284-e54fa0c44756</text:p>
          </table:table-cell>
          <table:table-cell office:value-type="string">
            <text:p>FD_haveatemboys</text:p>
          </table:table-cell>
          <table:table-cell office:value-type="string">
            <text:p>Have at um' Boys!</text:p>
          </table:table-cell>
          <table:table-cell office:value-type="string">
            <text:p>C</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React: Sink this card and tack one of your crew instead of performing a Boarding Attack. Until after the end of this Boarding, players may not play Action cards instead of performing a Boarding Attack.</text:p>
          </table:table-cell>
          <table:table-cell table:number-columns-repeated="999"/>
        </table:table-row>
        <table:table-row table:style-name="ro1">
          <table:table-cell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office:value-type="string" office:string-value="  &lt;card id=~5925debb-ac9a-4af3-aaa0-458bffb29d1a~ name=~Heave To!~&gt;&lt;property name=~Rarity~ value=~U~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Ally in this Sea controlled by another player. Discard the target Ally. You may immediately put an Ally into play from your hand or hire a crew, reducing that card's skill point cost by the cost of the targeted Ally.~ /&gt;&lt;/card&gt;">
            <text:p><text:s text:c="2"/>&lt;card id=~5925debb-ac9a-4af3-aaa0-458bffb29d1a~ name=~Heave To!~&gt;&lt;property name=~Rarity~ value=~U~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Ally in this Sea controlled by another player. Discard the target Ally. You may immediately put an Ally into play from your hand or hire a crew, reducing that card's skill point cost by the cost of the targeted Ally.~ /&gt;&lt;/card&gt;</text:p>
          </table:table-cell>
          <table:table-cell table:formula="of:=CONCATENATE(&quot; &lt;Relationship Target=~/cards/&quot;;[.D39];&quot;.jpg~ Id=~C&quot;;[.C39];&quot;~ Type=~http://schemas.octgn.org/picture~/&gt;&quot;)" office:value-type="string" office:string-value=" &lt;Relationship Target=~/cards/FD_heaveto.jpg~ Id=~C5925debb-ac9a-4af3-aaa0-458bffb29d1a~ Type=~http://schemas.octgn.org/picture~/&gt;">
            <text:p><text:s/>&lt;Relationship Target=~/cards/FD_heaveto.jpg~ Id=~C5925debb-ac9a-4af3-aaa0-458bffb29d1a~ Type=~http://schemas.octgn.org/picture~/&gt;</text:p>
          </table:table-cell>
          <table:table-cell office:value-type="string">
            <text:p>5925debb-ac9a-4af3-aaa0-458bffb29d1a</text:p>
          </table:table-cell>
          <table:table-cell office:value-type="string">
            <text:p>FD_heaveto</text:p>
          </table:table-cell>
          <table:table-cell office:value-type="string">
            <text:p>Heave To!</text:p>
          </table:table-cell>
          <table:table-cell office:value-type="string">
            <text:p>U</text:p>
          </table:table-cell>
          <table:table-cell office:value-type="string">
            <text:p>actions</text:p>
          </table:table-cell>
          <table:table-cell table:number-columns-repeated="2"/>
          <table:table-cell office:value-type="float" office:value="4">
            <text:p>4</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Target an Ally in this Sea controlled by another player. Discard the target Ally. You may immediately put an Ally into play from your hand or hire a crew, reducing that card's skill point cost by the cost of the targeted Ally.</text:p>
          </table:table-cell>
          <table:table-cell table:number-columns-repeated="999"/>
        </table:table-row>
        <table:table-row table:style-name="ro1">
          <table:table-cell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office:value-type="string" office:string-value="  &lt;card id=~95c57678-4bfc-4e0e-a1eb-bdff61f220dd~ name=~Hidden crew~&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you do not cancel. Immediately hire one crew from your hand. Reduce the crew's cost by 3 (minimum 0).~ /&gt;&lt;/card&gt;">
            <text:p><text:s text:c="2"/>&lt;card id=~95c57678-4bfc-4e0e-a1eb-bdff61f220dd~ name=~Hidden crew~&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you do not cancel. Immediately hire one crew from your hand. Reduce the crew's cost by 3 (minimum 0).~ /&gt;&lt;/card&gt;</text:p>
          </table:table-cell>
          <table:table-cell table:formula="of:=CONCATENATE(&quot; &lt;Relationship Target=~/cards/&quot;;[.D40];&quot;.jpg~ Id=~C&quot;;[.C40];&quot;~ Type=~http://schemas.octgn.org/picture~/&gt;&quot;)" office:value-type="string" office:string-value=" &lt;Relationship Target=~/cards/FD_hiddencrew.jpg~ Id=~C95c57678-4bfc-4e0e-a1eb-bdff61f220dd~ Type=~http://schemas.octgn.org/picture~/&gt;">
            <text:p><text:s/>&lt;Relationship Target=~/cards/FD_hiddencrew.jpg~ Id=~C95c57678-4bfc-4e0e-a1eb-bdff61f220dd~ Type=~http://schemas.octgn.org/picture~/&gt;</text:p>
          </table:table-cell>
          <table:table-cell office:value-type="string">
            <text:p>95c57678-4bfc-4e0e-a1eb-bdff61f220dd</text:p>
          </table:table-cell>
          <table:table-cell office:value-type="string">
            <text:p>FD_hiddencrew</text:p>
          </table:table-cell>
          <table:table-cell office:value-type="string">
            <text:p>Hidden crew</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mmediately after an opponent begins a Boarding with your Ship that you do not cancel. Immediately hire one crew from your hand. Reduce the crew's cost by 3 (minimum 0).</text:p>
          </table:table-cell>
          <table:table-cell table:number-columns-repeated="999"/>
        </table:table-row>
        <table:table-row table:style-name="ro1">
          <table:table-cell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office:value-type="string" office:string-value="  &lt;card id=~d738e500-bb74-452a-b4e6-255249d56660~ name=~Hidden Rum~&gt;&lt;property name=~Rarity~ value=~C~ /&gt;&lt;property name=~Type~ value=~actions~ /&gt;&lt;property name=~Cost~ value=~2~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cancel cost to produce 4 points toward the cancel cost.~ /&gt;&lt;/card&gt;">
            <text:p><text:s text:c="2"/>&lt;card id=~d738e500-bb74-452a-b4e6-255249d56660~ name=~Hidden Rum~&gt;&lt;property name=~Rarity~ value=~C~ /&gt;&lt;property name=~Type~ value=~actions~ /&gt;&lt;property name=~Cost~ value=~2~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cancel cost to produce 4 points toward the cancel cost.~ /&gt;&lt;/card&gt;</text:p>
          </table:table-cell>
          <table:table-cell table:formula="of:=CONCATENATE(&quot; &lt;Relationship Target=~/cards/&quot;;[.D41];&quot;.jpg~ Id=~C&quot;;[.C41];&quot;~ Type=~http://schemas.octgn.org/picture~/&gt;&quot;)" office:value-type="string" office:string-value=" &lt;Relationship Target=~/cards/FD_hiddenrum.jpg~ Id=~Cd738e500-bb74-452a-b4e6-255249d56660~ Type=~http://schemas.octgn.org/picture~/&gt;">
            <text:p><text:s/>&lt;Relationship Target=~/cards/FD_hiddenrum.jpg~ Id=~Cd738e500-bb74-452a-b4e6-255249d56660~ Type=~http://schemas.octgn.org/picture~/&gt;</text:p>
          </table:table-cell>
          <table:table-cell office:value-type="string">
            <text:p>d738e500-bb74-452a-b4e6-255249d56660</text:p>
          </table:table-cell>
          <table:table-cell office:value-type="string">
            <text:p>FD_hiddenrum</text:p>
          </table:table-cell>
          <table:table-cell office:value-type="string">
            <text:p>Hidden Rum</text:p>
          </table:table-cell>
          <table:table-cell office:value-type="string">
            <text:p>C</text:p>
          </table:table-cell>
          <table:table-cell office:value-type="string">
            <text:p>actions</text:p>
          </table:table-cell>
          <table:table-cell office:value-type="float" office:value="2">
            <text:p>2</text:p>
          </table:table-cell>
          <table:table-cell office:value-type="string">
            <text:p>Sw</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this card when you are paying a cancel cost to produce 4 points toward the cancel cost.</text:p>
          </table:table-cell>
          <table:table-cell table:number-columns-repeated="999"/>
        </table:table-row>
        <table:table-row table:style-name="ro1">
          <table:table-cell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office:value-type="string" office:string-value="  &lt;card id=~cca8d2fd-5c7e-4ee5-b486-4341da8b3d3d~ name=~Honorable Surrender~&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sink or discard an opponent's card with the Control or Ally trait to untack one of your Heroic crew. The owner of that card may place it in their hand. The robbery served as a quiet reminder that Gosse was still the gentleman pirate. The nightmares would return soon enough.~ /&gt;&lt;/card&gt;">
            <text:p><text:s text:c="2"/>&lt;card id=~cca8d2fd-5c7e-4ee5-b486-4341da8b3d3d~ name=~Honorable Surrender~&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sink or discard an opponent's card with the Control or Ally trait to untack one of your Heroic crew. The owner of that card may place it in their hand. The robbery served as a quiet reminder that Gosse was still the gentleman pirate. The nightmares would return soon enough.~ /&gt;&lt;/card&gt;</text:p>
          </table:table-cell>
          <table:table-cell table:formula="of:=CONCATENATE(&quot; &lt;Relationship Target=~/cards/&quot;;[.D42];&quot;.jpg~ Id=~C&quot;;[.C42];&quot;~ Type=~http://schemas.octgn.org/picture~/&gt;&quot;)" office:value-type="string" office:string-value=" &lt;Relationship Target=~/cards/FD_honorablesurrender.jpg~ Id=~Ccca8d2fd-5c7e-4ee5-b486-4341da8b3d3d~ Type=~http://schemas.octgn.org/picture~/&gt;">
            <text:p><text:s/>&lt;Relationship Target=~/cards/FD_honorablesurrender.jpg~ Id=~Ccca8d2fd-5c7e-4ee5-b486-4341da8b3d3d~ Type=~http://schemas.octgn.org/picture~/&gt;</text:p>
          </table:table-cell>
          <table:table-cell office:value-type="string">
            <text:p>cca8d2fd-5c7e-4ee5-b486-4341da8b3d3d</text:p>
          </table:table-cell>
          <table:table-cell office:value-type="string">
            <text:p>FD_honorablesurrender</text:p>
          </table:table-cell>
          <table:table-cell office:value-type="string">
            <text:p>Honorable Surrender</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this card when you sink or discard an opponent's card with the Control or Ally trait to untack one of your Heroic crew. The owner of that card may place it in their hand. The robbery served as a quiet reminder that Gosse was still the gentleman pirate. The nightmares would return soon enough.</text:p>
          </table:table-cell>
          <table:table-cell table:number-columns-repeated="999"/>
        </table:table-row>
        <table:table-row table:style-name="ro1">
          <table:table-cell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office:value-type="string" office:string-value="  &lt;card id=~baa2112d-d1a2-4486-bb0b-744670107b3d~ name=~Hull Rot Bill~&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Act: Target and discard one Ship Attachment attached to your Ship to give Bill +1 Adventuring or +1 Influence until the end of the turn.~ /&gt;&lt;/card&gt;">
            <text:p><text:s text:c="2"/>&lt;card id=~baa2112d-d1a2-4486-bb0b-744670107b3d~ name=~Hull Rot Bill~&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Act: Target and discard one Ship Attachment attached to your Ship to give Bill +1 Adventuring or +1 Influence until the end of the turn.~ /&gt;&lt;/card&gt;</text:p>
          </table:table-cell>
          <table:table-cell table:formula="of:=CONCATENATE(&quot; &lt;Relationship Target=~/cards/&quot;;[.D43];&quot;.jpg~ Id=~C&quot;;[.C43];&quot;~ Type=~http://schemas.octgn.org/picture~/&gt;&quot;)" office:value-type="string" office:string-value=" &lt;Relationship Target=~/cards/FD_hullrotbill.jpg~ Id=~Cbaa2112d-d1a2-4486-bb0b-744670107b3d~ Type=~http://schemas.octgn.org/picture~/&gt;">
            <text:p><text:s/>&lt;Relationship Target=~/cards/FD_hullrotbill.jpg~ Id=~Cbaa2112d-d1a2-4486-bb0b-744670107b3d~ Type=~http://schemas.octgn.org/picture~/&gt;</text:p>
          </table:table-cell>
          <table:table-cell office:value-type="string">
            <text:p>baa2112d-d1a2-4486-bb0b-744670107b3d</text:p>
          </table:table-cell>
          <table:table-cell office:value-type="string">
            <text:p>FD_hullrotbill</text:p>
          </table:table-cell>
          <table:table-cell office:value-type="string">
            <text:p>Hull Rot Bill</text:p>
          </table:table-cell>
          <table:table-cell office:value-type="string">
            <text:p>C</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table:number-columns-repeated="2" office:value-type="float" office:value="1">
            <text:p>1</text:p>
          </table:table-cell>
          <table:table-cell table:number-columns-repeated="2"/>
          <table:table-cell office:value-type="string">
            <text:p>unaligned</text:p>
          </table:table-cell>
          <table:table-cell office:value-type="string">
            <text:p>Act: Target and discard one Ship Attachment attached to your Ship to give Bill +1 Adventuring or +1 Influence until the end of the turn.</text:p>
          </table:table-cell>
          <table:table-cell table:number-columns-repeated="999"/>
        </table:table-row>
        <table:table-row table:style-name="ro1">
          <table:table-cell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office:value-type="string" office:string-value="  &lt;card id=~6139a983-2d91-4044-95ca-cb6935ddcceb~ name=~I've Seen Wors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ing 3 Knack (May only be attached to a crew with 3 or more Adventuring) React: Discard this card when this crew tacks to produce skill points. The crew produces 2 extra points of the skill.~ /&gt;&lt;/card&gt;">
            <text:p><text:s text:c="2"/>&lt;card id=~6139a983-2d91-4044-95ca-cb6935ddcceb~ name=~I've Seen Wors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ing 3 Knack (May only be attached to a crew with 3 or more Adventuring) React: Discard this card when this crew tacks to produce skill points. The crew produces 2 extra points of the skill.~ /&gt;&lt;/card&gt;</text:p>
          </table:table-cell>
          <table:table-cell table:formula="of:=CONCATENATE(&quot; &lt;Relationship Target=~/cards/&quot;;[.D44];&quot;.jpg~ Id=~C&quot;;[.C44];&quot;~ Type=~http://schemas.octgn.org/picture~/&gt;&quot;)" office:value-type="string" office:string-value=" &lt;Relationship Target=~/cards/FD_iveseenworse.jpg~ Id=~C6139a983-2d91-4044-95ca-cb6935ddcceb~ Type=~http://schemas.octgn.org/picture~/&gt;">
            <text:p><text:s/>&lt;Relationship Target=~/cards/FD_iveseenworse.jpg~ Id=~C6139a983-2d91-4044-95ca-cb6935ddcceb~ Type=~http://schemas.octgn.org/picture~/&gt;</text:p>
          </table:table-cell>
          <table:table-cell office:value-type="string">
            <text:p>6139a983-2d91-4044-95ca-cb6935ddcceb</text:p>
          </table:table-cell>
          <table:table-cell office:value-type="string">
            <text:p>FD_iveseenworse</text:p>
          </table:table-cell>
          <table:table-cell office:value-type="string">
            <text:p>I've Seen Worse</text:p>
          </table:table-cell>
          <table:table-cell office:value-type="string">
            <text:p>U</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Adventuring 3 Knack (May only be attached to a crew with 3 or more Adventuring) React: Discard this card when this crew tacks to produce skill points. The crew produces 2 extra points of the skill.</text:p>
          </table:table-cell>
          <table:table-cell table:number-columns-repeated="999"/>
        </table:table-row>
        <table:table-row table:style-name="ro1">
          <table:table-cell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office:value-type="string" office:string-value="  &lt;card id=~04b78b5b-2b8a-4b10-9574-c51eed3b44d7~ name=~Ice Storm~&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Tack one of your crew with Laerdom to target a Ship in this Sea. Inflict 2 Hits on that Ship, or Inflict 4 Hits if the target Ship is in the Trade Sea.~ /&gt;&lt;/card&gt;">
            <text:p><text:s text:c="2"/>&lt;card id=~04b78b5b-2b8a-4b10-9574-c51eed3b44d7~ name=~Ice Storm~&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Tack one of your crew with Laerdom to target a Ship in this Sea. Inflict 2 Hits on that Ship, or Inflict 4 Hits if the target Ship is in the Trade Sea.~ /&gt;&lt;/card&gt;</text:p>
          </table:table-cell>
          <table:table-cell table:formula="of:=CONCATENATE(&quot; &lt;Relationship Target=~/cards/&quot;;[.D45];&quot;.jpg~ Id=~C&quot;;[.C45];&quot;~ Type=~http://schemas.octgn.org/picture~/&gt;&quot;)" office:value-type="string" office:string-value=" &lt;Relationship Target=~/cards/FD_icestorm.jpg~ Id=~C04b78b5b-2b8a-4b10-9574-c51eed3b44d7~ Type=~http://schemas.octgn.org/picture~/&gt;">
            <text:p><text:s/>&lt;Relationship Target=~/cards/FD_icestorm.jpg~ Id=~C04b78b5b-2b8a-4b10-9574-c51eed3b44d7~ Type=~http://schemas.octgn.org/picture~/&gt;</text:p>
          </table:table-cell>
          <table:table-cell office:value-type="string">
            <text:p>04b78b5b-2b8a-4b10-9574-c51eed3b44d7</text:p>
          </table:table-cell>
          <table:table-cell office:value-type="string">
            <text:p>FD_icestorm</text:p>
          </table:table-cell>
          <table:table-cell office:value-type="string">
            <text:p>Ice Storm</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Weather * Laerdom 1 Knack * Tack one of your crew with Laerdom to target a Ship in this Sea. Inflict 2 Hits on that Ship, or Inflict 4 Hits if the target Ship is in the Trade Sea.</text:p>
          </table:table-cell>
          <table:table-cell table:number-columns-repeated="999"/>
        </table:table-row>
        <table:table-row table:style-name="ro1">
          <table:table-cell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office:value-type="string" office:string-value="  &lt;card id=~23bf95e6-be04-4303-bef6-c8c5076eeafc~ name=~Imshi~&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2~ /&gt;&lt;property name=~Swashbuckling~ value=~2~ /&gt;&lt;property name=~Crew Max~ value=~~ /&gt;&lt;property name=~Move Cost~ value=~~ /&gt;&lt;property name=~Faction~ value=~Corsairs~ /&gt;&lt;property name=~Text~ value=~Experienced * Unique * Gunner * Act: Tack Imshi to target an uncompleted Artifact Adventure. The cost to complete that Artifact Adventure is reduced by 4 until the end of the turn (minimum 1).~ /&gt;&lt;/card&gt;">
            <text:p><text:s text:c="2"/>&lt;card id=~23bf95e6-be04-4303-bef6-c8c5076eeafc~ name=~Imshi~&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2~ /&gt;&lt;property name=~Swashbuckling~ value=~2~ /&gt;&lt;property name=~Crew Max~ value=~~ /&gt;&lt;property name=~Move Cost~ value=~~ /&gt;&lt;property name=~Faction~ value=~Corsairs~ /&gt;&lt;property name=~Text~ value=~Experienced * Unique * Gunner * Act: Tack Imshi to target an uncompleted Artifact Adventure. The cost to complete that Artifact Adventure is reduced by 4 until the end of the turn (minimum 1).~ /&gt;&lt;/card&gt;</text:p>
          </table:table-cell>
          <table:table-cell table:formula="of:=CONCATENATE(&quot; &lt;Relationship Target=~/cards/&quot;;[.D46];&quot;.jpg~ Id=~C&quot;;[.C46];&quot;~ Type=~http://schemas.octgn.org/picture~/&gt;&quot;)" office:value-type="string" office:string-value=" &lt;Relationship Target=~/cards/FD_imshi.jpg~ Id=~C23bf95e6-be04-4303-bef6-c8c5076eeafc~ Type=~http://schemas.octgn.org/picture~/&gt;">
            <text:p><text:s/>&lt;Relationship Target=~/cards/FD_imshi.jpg~ Id=~C23bf95e6-be04-4303-bef6-c8c5076eeafc~ Type=~http://schemas.octgn.org/picture~/&gt;</text:p>
          </table:table-cell>
          <table:table-cell office:value-type="string">
            <text:p>23bf95e6-be04-4303-bef6-c8c5076eeafc</text:p>
          </table:table-cell>
          <table:table-cell office:value-type="string">
            <text:p>FD_imshi</text:p>
          </table:table-cell>
          <table:table-cell office:value-type="string">
            <text:p>Imshi</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4">
            <text:p>4</text:p>
          </table:table-cell>
          <table:table-cell table:number-columns-repeated="2" office:value-type="float" office:value="0">
            <text:p>0</text:p>
          </table:table-cell>
          <table:table-cell table:number-columns-repeated="2" office:value-type="float" office:value="2">
            <text:p>2</text:p>
          </table:table-cell>
          <table:table-cell table:number-columns-repeated="2"/>
          <table:table-cell office:value-type="string">
            <text:p>Corsairs</text:p>
          </table:table-cell>
          <table:table-cell office:value-type="string">
            <text:p>Experienced * Unique * Gunner * Act: Tack Imshi to target an uncompleted Artifact Adventure. The cost to complete that Artifact Adventure is reduced by 4 until the end of the turn (minimum 1).</text:p>
          </table:table-cell>
          <table:table-cell table:number-columns-repeated="999"/>
        </table:table-row>
        <table:table-row table:style-name="ro1">
          <table:table-cell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office:value-type="string" office:string-value="  &lt;card id=~ba1ee704-1925-4a4b-afe1-42a7dcb3b811~ name=~Ivory Totem~&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erdom 1 Knack * Tack one of your crew with Laerdom to target a crew with a faction symbol. If that crew's Captain does not have the same faction symbol as the target, the target is discarded.~ /&gt;&lt;/card&gt;">
            <text:p><text:s text:c="2"/>&lt;card id=~ba1ee704-1925-4a4b-afe1-42a7dcb3b811~ name=~Ivory Totem~&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erdom 1 Knack * Tack one of your crew with Laerdom to target a crew with a faction symbol. If that crew's Captain does not have the same faction symbol as the target, the target is discarded.~ /&gt;&lt;/card&gt;</text:p>
          </table:table-cell>
          <table:table-cell table:formula="of:=CONCATENATE(&quot; &lt;Relationship Target=~/cards/&quot;;[.D47];&quot;.jpg~ Id=~C&quot;;[.C47];&quot;~ Type=~http://schemas.octgn.org/picture~/&gt;&quot;)" office:value-type="string" office:string-value=" &lt;Relationship Target=~/cards/FD_ivorytotem.jpg~ Id=~Cba1ee704-1925-4a4b-afe1-42a7dcb3b811~ Type=~http://schemas.octgn.org/picture~/&gt;">
            <text:p><text:s/>&lt;Relationship Target=~/cards/FD_ivorytotem.jpg~ Id=~Cba1ee704-1925-4a4b-afe1-42a7dcb3b811~ Type=~http://schemas.octgn.org/picture~/&gt;</text:p>
          </table:table-cell>
          <table:table-cell office:value-type="string">
            <text:p>ba1ee704-1925-4a4b-afe1-42a7dcb3b811</text:p>
          </table:table-cell>
          <table:table-cell office:value-type="string">
            <text:p>FD_ivorytotem</text:p>
          </table:table-cell>
          <table:table-cell office:value-type="string">
            <text:p>Ivory Totem</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Laerdom 1 Knack * Tack one of your crew with Laerdom to target a crew with a faction symbol. If that crew's Captain does not have the same faction symbol as the target, the target is discarded.</text:p>
          </table:table-cell>
          <table:table-cell table:number-columns-repeated="999"/>
        </table:table-row>
        <table:table-row table:style-name="ro1">
          <table:table-cell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office:value-type="string" office:string-value="  &lt;card id=~71e92922-1906-4d9d-bee9-cc4e17aa4700~ name=~Kirsten Blumfeld~&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React: Tack Kirsten when you are completing an Artifact Adventure to name one of the Seas. The Adventure may be completed as if it were in the named Sea.~ /&gt;&lt;/card&gt;">
            <text:p><text:s text:c="2"/>&lt;card id=~71e92922-1906-4d9d-bee9-cc4e17aa4700~ name=~Kirsten Blumfeld~&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React: Tack Kirsten when you are completing an Artifact Adventure to name one of the Seas. The Adventure may be completed as if it were in the named Sea.~ /&gt;&lt;/card&gt;</text:p>
          </table:table-cell>
          <table:table-cell table:formula="of:=CONCATENATE(&quot; &lt;Relationship Target=~/cards/&quot;;[.D48];&quot;.jpg~ Id=~C&quot;;[.C48];&quot;~ Type=~http://schemas.octgn.org/picture~/&gt;&quot;)" office:value-type="string" office:string-value=" &lt;Relationship Target=~/cards/FD_kirstenblumfeld.jpg~ Id=~C71e92922-1906-4d9d-bee9-cc4e17aa4700~ Type=~http://schemas.octgn.org/picture~/&gt;">
            <text:p><text:s/>&lt;Relationship Target=~/cards/FD_kirstenblumfeld.jpg~ Id=~C71e92922-1906-4d9d-bee9-cc4e17aa4700~ Type=~http://schemas.octgn.org/picture~/&gt;</text:p>
          </table:table-cell>
          <table:table-cell office:value-type="string">
            <text:p>71e92922-1906-4d9d-bee9-cc4e17aa4700</text:p>
          </table:table-cell>
          <table:table-cell office:value-type="string">
            <text:p>FD_kirstenblumfeld</text:p>
          </table:table-cell>
          <table:table-cell office:value-type="string">
            <text:p>Kirsten Blumfeld</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2"/>
          <table:table-cell office:value-type="string">
            <text:p>Explorer's Society</text:p>
          </table:table-cell>
          <table:table-cell office:value-type="string">
            <text:p>Experienced * Unique * React: Tack Kirsten when you are completing an Artifact Adventure to name one of the Seas. The Adventure may be completed as if it were in the named Sea.</text:p>
          </table:table-cell>
          <table:table-cell table:number-columns-repeated="999"/>
        </table:table-row>
        <table:table-row table:style-name="ro1">
          <table:table-cell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office:value-type="string" office:string-value="  &lt;card id=~88a0956a-3a47-4566-9f65-a216d0d355a8~ name=~Launching the Falcon's Roost~&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your Captain's Starting Sea. Sink this card. Delaina smiled from the crowd as the merchant broke the bottle on the ship's prow.~ /&gt;&lt;/card&gt;">
            <text:p><text:s text:c="2"/>&lt;card id=~88a0956a-3a47-4566-9f65-a216d0d355a8~ name=~Launching the Falcon's Roost~&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your Captain's Starting Sea. Sink this card. Delaina smiled from the crowd as the merchant broke the bottle on the ship's prow.~ /&gt;&lt;/card&gt;</text:p>
          </table:table-cell>
          <table:table-cell table:formula="of:=CONCATENATE(&quot; &lt;Relationship Target=~/cards/&quot;;[.D49];&quot;.jpg~ Id=~C&quot;;[.C49];&quot;~ Type=~http://schemas.octgn.org/picture~/&gt;&quot;)" office:value-type="string" office:string-value=" &lt;Relationship Target=~/cards/FD_launchingthefalconsroost.jpg~ Id=~C88a0956a-3a47-4566-9f65-a216d0d355a8~ Type=~http://schemas.octgn.org/picture~/&gt;">
            <text:p><text:s/>&lt;Relationship Target=~/cards/FD_launchingthefalconsroost.jpg~ Id=~C88a0956a-3a47-4566-9f65-a216d0d355a8~ Type=~http://schemas.octgn.org/picture~/&gt;</text:p>
          </table:table-cell>
          <table:table-cell office:value-type="string">
            <text:p>88a0956a-3a47-4566-9f65-a216d0d355a8</text:p>
          </table:table-cell>
          <table:table-cell office:value-type="string">
            <text:p>FD_launchingthefalconsroost</text:p>
          </table:table-cell>
          <table:table-cell office:value-type="string">
            <text:p>Launching the Falcon's Roost</text:p>
          </table:table-cell>
          <table:table-cell office:value-type="string">
            <text:p>U</text:p>
          </table:table-cell>
          <table:table-cell office:value-type="string">
            <text:p>actions</text:p>
          </table:table-cell>
          <table:table-cell office:value-type="float" office:value="4">
            <text:p>4</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Move your Ship to your Captain's Starting Sea. Sink this card. Delaina smiled from the crowd as the merchant broke the bottle on the ship's prow.</text:p>
          </table:table-cell>
          <table:table-cell table:number-columns-repeated="999"/>
        </table:table-row>
        <table:table-row table:style-name="ro1">
          <table:table-cell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office:value-type="string" office:string-value="  &lt;card id=~ca025cb1-7351-4c22-8f1c-1433e097bc5a~ name=~le Beau's Comp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Port, 1 Knack (May only be attached to a crew with Port, of 1 or more) Act: Tack and sink this card to target an Adventure in your Discard or Sunk Pile. Put that Adventure into play as if it were played normally.~ /&gt;&lt;/card&gt;">
            <text:p><text:s text:c="2"/>&lt;card id=~ca025cb1-7351-4c22-8f1c-1433e097bc5a~ name=~le Beau's Comp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Port, 1 Knack (May only be attached to a crew with Port, of 1 or more) Act: Tack and sink this card to target an Adventure in your Discard or Sunk Pile. Put that Adventure into play as if it were played normally.~ /&gt;&lt;/card&gt;</text:p>
          </table:table-cell>
          <table:table-cell table:formula="of:=CONCATENATE(&quot; &lt;Relationship Target=~/cards/&quot;;[.D50];&quot;.jpg~ Id=~C&quot;;[.C50];&quot;~ Type=~http://schemas.octgn.org/picture~/&gt;&quot;)" office:value-type="string" office:string-value=" &lt;Relationship Target=~/cards/FD_lebeauscompass.jpg~ Id=~Cca025cb1-7351-4c22-8f1c-1433e097bc5a~ Type=~http://schemas.octgn.org/picture~/&gt;">
            <text:p><text:s/>&lt;Relationship Target=~/cards/FD_lebeauscompass.jpg~ Id=~Cca025cb1-7351-4c22-8f1c-1433e097bc5a~ Type=~http://schemas.octgn.org/picture~/&gt;</text:p>
          </table:table-cell>
          <table:table-cell office:value-type="string">
            <text:p>ca025cb1-7351-4c22-8f1c-1433e097bc5a</text:p>
          </table:table-cell>
          <table:table-cell office:value-type="string">
            <text:p>FD_lebeauscompass</text:p>
          </table:table-cell>
          <table:table-cell office:value-type="string">
            <text:p>le Beau's Compass</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Unique * Item * Port, 1 Knack (May only be attached to a crew with Port, of 1 or more) Act: Tack and sink this card to target an Adventure in your Discard or Sunk Pile. Put that Adventure into play as if it were played normally.</text:p>
          </table:table-cell>
          <table:table-cell table:number-columns-repeated="999"/>
        </table:table-row>
        <table:table-row table:style-name="ro1">
          <table:table-cell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office:value-type="string" office:string-value="  &lt;card id=~79971654-9017-4d7b-a66b-2fb8833304af~ name=~Lieutenant Nova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Act: Sink Lieutenant Novak when there are no other ships in this Sea. Until the end of the turn, you may not perform, or be targeted by, Cannon Attacks or Boarding attempts. You may not put another copy of Lt. Novak into play this game.~ /&gt;&lt;/card&gt;">
            <text:p><text:s text:c="2"/>&lt;card id=~79971654-9017-4d7b-a66b-2fb8833304af~ name=~Lieutenant Nova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Act: Sink Lieutenant Novak when there are no other ships in this Sea. Until the end of the turn, you may not perform, or be targeted by, Cannon Attacks or Boarding attempts. You may not put another copy of Lt. Novak into play this game.~ /&gt;&lt;/card&gt;</text:p>
          </table:table-cell>
          <table:table-cell table:formula="of:=CONCATENATE(&quot; &lt;Relationship Target=~/cards/&quot;;[.D51];&quot;.jpg~ Id=~C&quot;;[.C51];&quot;~ Type=~http://schemas.octgn.org/picture~/&gt;&quot;)" office:value-type="string" office:string-value=" &lt;Relationship Target=~/cards/FD_LieutenantNovak.jpg~ Id=~C79971654-9017-4d7b-a66b-2fb8833304af~ Type=~http://schemas.octgn.org/picture~/&gt;">
            <text:p><text:s/>&lt;Relationship Target=~/cards/FD_LieutenantNovak.jpg~ Id=~C79971654-9017-4d7b-a66b-2fb8833304af~ Type=~http://schemas.octgn.org/picture~/&gt;</text:p>
          </table:table-cell>
          <table:table-cell office:value-type="string">
            <text:p>79971654-9017-4d7b-a66b-2fb8833304af</text:p>
          </table:table-cell>
          <table:table-cell office:value-type="string">
            <text:p>FD_LieutenantNovak</text:p>
          </table:table-cell>
          <table:table-cell office:value-type="string">
            <text:p>Lieutenant Novak</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table:number-columns-repeated="2" office:value-type="float" office:value="1">
            <text:p>1</text:p>
          </table:table-cell>
          <table:table-cell table:number-columns-repeated="2"/>
          <table:table-cell office:value-type="string">
            <text:p>unaligned</text:p>
          </table:table-cell>
          <table:table-cell office:value-type="string">
            <text:p>Unique * Act: Sink Lieutenant Novak when there are no other ships in this Sea. Until the end of the turn, you may not perform, or be targeted by, Cannon Attacks or Boarding attempts. You may not put another copy of Lt. Novak into play this game.</text:p>
          </table:table-cell>
          <table:table-cell table:number-columns-repeated="999"/>
        </table:table-row>
        <table:table-row table:style-name="ro1">
          <table:table-cell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office:value-type="string" office:string-value="  &lt;card id=~124d550d-c3b9-45e1-983d-33ff9b1421c9~ name=~Loot and Pillag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all crew with the Villainous trait have +1 Influence while they are in a Sea with a Port attached.~ /&gt;&lt;/card&gt;">
            <text:p><text:s text:c="2"/>&lt;card id=~124d550d-c3b9-45e1-983d-33ff9b1421c9~ name=~Loot and Pillag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all crew with the Villainous trait have +1 Influence while they are in a Sea with a Port attached.~ /&gt;&lt;/card&gt;</text:p>
          </table:table-cell>
          <table:table-cell table:formula="of:=CONCATENATE(&quot; &lt;Relationship Target=~/cards/&quot;;[.D52];&quot;.jpg~ Id=~C&quot;;[.C52];&quot;~ Type=~http://schemas.octgn.org/picture~/&gt;&quot;)" office:value-type="string" office:string-value=" &lt;Relationship Target=~/cards/FD_lootandpillage.jpg~ Id=~C124d550d-c3b9-45e1-983d-33ff9b1421c9~ Type=~http://schemas.octgn.org/picture~/&gt;">
            <text:p><text:s/>&lt;Relationship Target=~/cards/FD_lootandpillage.jpg~ Id=~C124d550d-c3b9-45e1-983d-33ff9b1421c9~ Type=~http://schemas.octgn.org/picture~/&gt;</text:p>
          </table:table-cell>
          <table:table-cell office:value-type="string">
            <text:p>124d550d-c3b9-45e1-983d-33ff9b1421c9</text:p>
          </table:table-cell>
          <table:table-cell office:value-type="string">
            <text:p>FD_lootandpillage</text:p>
          </table:table-cell>
          <table:table-cell office:value-type="string">
            <text:p>Loot and Pillage</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Until the end of the turn, all crew with the Villainous trait have +1 Influence while they are in a Sea with a Port attached.</text:p>
          </table:table-cell>
          <table:table-cell table:number-columns-repeated="999"/>
        </table:table-row>
        <table:table-row table:style-name="ro1">
          <table:table-cell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office:value-type="string" office:string-value="  &lt;card id=~3c6ea15c-2316-48da-981c-e19902a832b8~ name=~Luis de Rioj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astille~ /&gt;&lt;property name=~Text~ value=~Experienced * Unique * React: Tack Rioja when you are entering a Boarding as the Defender. Any of your crew that are sunk during this boarding as a result of absorbing Hits, may be placed in your discard pile instead of your sunk pile.~ /&gt;&lt;/card&gt;">
            <text:p><text:s text:c="2"/>&lt;card id=~3c6ea15c-2316-48da-981c-e19902a832b8~ name=~Luis de Rioj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astille~ /&gt;&lt;property name=~Text~ value=~Experienced * Unique * React: Tack Rioja when you are entering a Boarding as the Defender. Any of your crew that are sunk during this boarding as a result of absorbing Hits, may be placed in your discard pile instead of your sunk pile.~ /&gt;&lt;/card&gt;</text:p>
          </table:table-cell>
          <table:table-cell table:formula="of:=CONCATENATE(&quot; &lt;Relationship Target=~/cards/&quot;;[.D53];&quot;.jpg~ Id=~C&quot;;[.C53];&quot;~ Type=~http://schemas.octgn.org/picture~/&gt;&quot;)" office:value-type="string" office:string-value=" &lt;Relationship Target=~/cards/FD_luisderioja.jpg~ Id=~C3c6ea15c-2316-48da-981c-e19902a832b8~ Type=~http://schemas.octgn.org/picture~/&gt;">
            <text:p><text:s/>&lt;Relationship Target=~/cards/FD_luisderioja.jpg~ Id=~C3c6ea15c-2316-48da-981c-e19902a832b8~ Type=~http://schemas.octgn.org/picture~/&gt;</text:p>
          </table:table-cell>
          <table:table-cell office:value-type="string">
            <text:p>3c6ea15c-2316-48da-981c-e19902a832b8</text:p>
          </table:table-cell>
          <table:table-cell office:value-type="string">
            <text:p>FD_luisderioja</text:p>
          </table:table-cell>
          <table:table-cell office:value-type="string">
            <text:p>Luis de Rioja</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string">
            <text:p>Castille</text:p>
          </table:table-cell>
          <table:table-cell office:value-type="string">
            <text:p>Experienced * Unique * React: Tack Rioja when you are entering a Boarding as the Defender. Any of your crew that are sunk during this boarding as a result of absorbing Hits, may be placed in your discard pile instead of your sunk pile.</text:p>
          </table:table-cell>
          <table:table-cell table:number-columns-repeated="999"/>
        </table:table-row>
        <table:table-row table:style-name="ro2">
          <table:table-cell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office:value-type="string" office:string-value="  &lt;card id=~ce332c9c-59eb-4fb3-a270-1fa9ab3d5ec7~ name=~“Lyin“ John Fox~&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Sea Dogs~ /&gt;&lt;property name=~Text~ value=~Experienced * Unique * All of your completed adventures which increase Influence provide one extra Influence.~ /&gt;&lt;/card&gt;">
            <text:p><text:s text:c="2"/>&lt;card id=~ce332c9c-59eb-4fb3-a270-1fa9ab3d5ec7~ name=~“Lyin“ John Fox~&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Sea Dogs~ /&gt;&lt;property name=~Text~ value=~Experienced * Unique * All of your completed adventures which increase Influence provide one extra Influence.~ /&gt;&lt;/card&gt;</text:p>
          </table:table-cell>
          <table:table-cell table:formula="of:=CONCATENATE(&quot; &lt;Relationship Target=~/cards/&quot;;[.D54];&quot;.jpg~ Id=~C&quot;;[.C54];&quot;~ Type=~http://schemas.octgn.org/picture~/&gt;&quot;)" office:value-type="string" office:string-value=" &lt;Relationship Target=~/cards/FD_lyinjohnfox.jpg~ Id=~Cce332c9c-59eb-4fb3-a270-1fa9ab3d5ec7~ Type=~http://schemas.octgn.org/picture~/&gt;">
            <text:p><text:s/>&lt;Relationship Target=~/cards/FD_lyinjohnfox.jpg~ Id=~Cce332c9c-59eb-4fb3-a270-1fa9ab3d5ec7~ Type=~http://schemas.octgn.org/picture~/&gt;</text:p>
          </table:table-cell>
          <table:table-cell office:value-type="string">
            <text:p>ce332c9c-59eb-4fb3-a270-1fa9ab3d5ec7</text:p>
          </table:table-cell>
          <table:table-cell office:value-type="string">
            <text:p>FD_lyinjohnfox</text:p>
          </table:table-cell>
          <table:table-cell office:value-type="string">
            <text:p>“Lyin“ John Fox</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number-columns-repeated="2"/>
          <table:table-cell office:value-type="string">
            <text:p>Sea Dogs</text:p>
          </table:table-cell>
          <table:table-cell office:value-type="string">
            <text:p>Experienced * Unique * All of your completed adventures which increase Influence provide one extra Influence.</text:p>
          </table:table-cell>
          <table:table-cell table:number-columns-repeated="999"/>
        </table:table-row>
        <table:table-row table:style-name="ro1">
          <table:table-cell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office:value-type="string" office:string-value="  &lt;card id=~428d5963-7a0a-470d-8a6c-7e67adf8b0de~ name=~Mabel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2~ /&gt;&lt;property name=~Crew Max~ value=~~ /&gt;&lt;property name=~Move Cost~ value=~~ /&gt;&lt;property name=~Faction~ value=~Gosse's Gentlemen~ /&gt;&lt;property name=~Text~ value=~Experienced * Unique * Holy * React: Discard a card with a Thrust Boarding Attack as Mabela is being pushed forward to start a Boarding Attack to give Mabela +1 Swashbuckling until the end of the Boarding. The skeletons swarmed from their hiding place. Mabela just smiled.~ /&gt;&lt;/card&gt;">
            <text:p><text:s text:c="2"/>&lt;card id=~428d5963-7a0a-470d-8a6c-7e67adf8b0de~ name=~Mabel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2~ /&gt;&lt;property name=~Crew Max~ value=~~ /&gt;&lt;property name=~Move Cost~ value=~~ /&gt;&lt;property name=~Faction~ value=~Gosse's Gentlemen~ /&gt;&lt;property name=~Text~ value=~Experienced * Unique * Holy * React: Discard a card with a Thrust Boarding Attack as Mabela is being pushed forward to start a Boarding Attack to give Mabela +1 Swashbuckling until the end of the Boarding. The skeletons swarmed from their hiding place. Mabela just smiled.~ /&gt;&lt;/card&gt;</text:p>
          </table:table-cell>
          <table:table-cell table:formula="of:=CONCATENATE(&quot; &lt;Relationship Target=~/cards/&quot;;[.D55];&quot;.jpg~ Id=~C&quot;;[.C55];&quot;~ Type=~http://schemas.octgn.org/picture~/&gt;&quot;)" office:value-type="string" office:string-value=" &lt;Relationship Target=~/cards/FD_Mabela.jpg~ Id=~C428d5963-7a0a-470d-8a6c-7e67adf8b0de~ Type=~http://schemas.octgn.org/picture~/&gt;">
            <text:p><text:s/>&lt;Relationship Target=~/cards/FD_Mabela.jpg~ Id=~C428d5963-7a0a-470d-8a6c-7e67adf8b0de~ Type=~http://schemas.octgn.org/picture~/&gt;</text:p>
          </table:table-cell>
          <table:table-cell office:value-type="string">
            <text:p>428d5963-7a0a-470d-8a6c-7e67adf8b0de</text:p>
          </table:table-cell>
          <table:table-cell office:value-type="string">
            <text:p>FD_Mabela</text:p>
          </table:table-cell>
          <table:table-cell office:value-type="string">
            <text:p>Mabela</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table:table-cell office:value-type="string">
            <text:p>Gosse's Gentlemen</text:p>
          </table:table-cell>
          <table:table-cell office:value-type="string">
            <text:p>Experienced * Unique * Holy * React: Discard a card with a Thrust Boarding Attack as Mabela is being pushed forward to start a Boarding Attack to give Mabela +1 Swashbuckling until the end of the Boarding. The skeletons swarmed from their hiding place. Mabela just smiled.</text:p>
          </table:table-cell>
          <table:table-cell table:style-name="ce2"/>
          <table:table-cell office:value-type="string">
            <text:p>Fate's Debt</text:p>
          </table:table-cell>
          <table:table-cell table:number-columns-repeated="997"/>
        </table:table-row>
        <table:table-row table:style-name="ro1">
          <table:table-cell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office:value-type="string" office:string-value="  &lt;card id=~4d203644-5543-4250-88f1-ba506fe2bdb3~ name=~Mad Martin's Tattoos~&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one of your crew to produce Adventuring to complete an Adventure. This card attaches to that crew and gives a +1 Swashbuckling.~ /&gt;&lt;/card&gt;">
            <text:p><text:s text:c="2"/>&lt;card id=~4d203644-5543-4250-88f1-ba506fe2bdb3~ name=~Mad Martin's Tattoos~&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one of your crew to produce Adventuring to complete an Adventure. This card attaches to that crew and gives a +1 Swashbuckling.~ /&gt;&lt;/card&gt;</text:p>
          </table:table-cell>
          <table:table-cell table:formula="of:=CONCATENATE(&quot; &lt;Relationship Target=~/cards/&quot;;[.D56];&quot;.jpg~ Id=~C&quot;;[.C56];&quot;~ Type=~http://schemas.octgn.org/picture~/&gt;&quot;)" office:value-type="string" office:string-value=" &lt;Relationship Target=~/cards/FD_madmartinstattoos.jpg~ Id=~C4d203644-5543-4250-88f1-ba506fe2bdb3~ Type=~http://schemas.octgn.org/picture~/&gt;">
            <text:p><text:s/>&lt;Relationship Target=~/cards/FD_madmartinstattoos.jpg~ Id=~C4d203644-5543-4250-88f1-ba506fe2bdb3~ Type=~http://schemas.octgn.org/picture~/&gt;</text:p>
          </table:table-cell>
          <table:table-cell office:value-type="string">
            <text:p>4d203644-5543-4250-88f1-ba506fe2bdb3</text:p>
          </table:table-cell>
          <table:table-cell office:value-type="string">
            <text:p>FD_madmartinstattoos</text:p>
          </table:table-cell>
          <table:table-cell office:value-type="string">
            <text:p>Mad Martin's Tattoos</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immediately after you tack one of your crew to produce Adventuring to complete an Adventure. This card attaches to that crew and gives a +1 Swashbuckling.</text:p>
          </table:table-cell>
          <table:table-cell table:number-columns-repeated="999"/>
        </table:table-row>
        <table:table-row table:style-name="ro1">
          <table:table-cell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office:value-type="string" office:string-value="  &lt;card id=~75ebaba4-c11c-4c39-a129-1f88aac0a23e~ name=~Maximilli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Gosse's Gentlemen~ /&gt;&lt;property name=~Text~ value=~Villainous * Act: Tack and discard Maximillian. Until the end of the turn, your Boarding Attacks against a Ship with a Villainous Captain, inflict 1 extra Hit and your Cannon Attacks targeting a Ship with a Villainous Captain inflict 1 extra Hit.~ /&gt;&lt;/card&gt;">
            <text:p><text:s text:c="2"/>&lt;card id=~75ebaba4-c11c-4c39-a129-1f88aac0a23e~ name=~Maximilli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Gosse's Gentlemen~ /&gt;&lt;property name=~Text~ value=~Villainous * Act: Tack and discard Maximillian. Until the end of the turn, your Boarding Attacks against a Ship with a Villainous Captain, inflict 1 extra Hit and your Cannon Attacks targeting a Ship with a Villainous Captain inflict 1 extra Hit.~ /&gt;&lt;/card&gt;</text:p>
          </table:table-cell>
          <table:table-cell table:formula="of:=CONCATENATE(&quot; &lt;Relationship Target=~/cards/&quot;;[.D57];&quot;.jpg~ Id=~C&quot;;[.C57];&quot;~ Type=~http://schemas.octgn.org/picture~/&gt;&quot;)" office:value-type="string" office:string-value=" &lt;Relationship Target=~/cards/FD_maximillian.jpg~ Id=~C75ebaba4-c11c-4c39-a129-1f88aac0a23e~ Type=~http://schemas.octgn.org/picture~/&gt;">
            <text:p><text:s/>&lt;Relationship Target=~/cards/FD_maximillian.jpg~ Id=~C75ebaba4-c11c-4c39-a129-1f88aac0a23e~ Type=~http://schemas.octgn.org/picture~/&gt;</text:p>
          </table:table-cell>
          <table:table-cell office:value-type="string">
            <text:p>75ebaba4-c11c-4c39-a129-1f88aac0a23e</text:p>
          </table:table-cell>
          <table:table-cell office:value-type="string">
            <text:p>FD_maximillian</text:p>
          </table:table-cell>
          <table:table-cell office:value-type="string">
            <text:p>Maximillian</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3" office:value-type="float" office:value="1">
            <text:p>1</text:p>
          </table:table-cell>
          <table:table-cell table:number-columns-repeated="2"/>
          <table:table-cell office:value-type="string">
            <text:p>Gosse's Gentlemen</text:p>
          </table:table-cell>
          <table:table-cell office:value-type="string">
            <text:p>Villainous * Act: Tack and discard Maximillian. Until the end of the turn, your Boarding Attacks against a Ship with a Villainous Captain, inflict 1 extra Hit and your Cannon Attacks targeting a Ship with a Villainous Captain inflict 1 extra Hit.</text:p>
          </table:table-cell>
          <table:table-cell table:number-columns-repeated="999"/>
        </table:table-row>
        <table:table-row table:style-name="ro1">
          <table:table-cell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office:value-type="string" office:string-value="  &lt;card id=~19d25417-24a0-4df8-9cea-9e6fb0611c66~ name=~Mike Fitzpatric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1~ /&gt;&lt;property name=~Influence~ value=~1~ /&gt;&lt;property name=~Swashbuckling~ value=~2~ /&gt;&lt;property name=~Crew Max~ value=~~ /&gt;&lt;property name=~Move Cost~ value=~~ /&gt;&lt;property name=~Faction~ value=~Montaigne~ /&gt;&lt;property name=~Text~ value=~Experienced * Unique * Heroic * Mike may not be placed on a Villainous Captain?s Ship. React: Tack Mike instead of performing a Boarding Attack. If the opposing player has any Captive crew in play, that player must discard one Captive crew of their choosing.~ /&gt;&lt;/card&gt;">
            <text:p><text:s text:c="2"/>&lt;card id=~19d25417-24a0-4df8-9cea-9e6fb0611c66~ name=~Mike Fitzpatric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1~ /&gt;&lt;property name=~Influence~ value=~1~ /&gt;&lt;property name=~Swashbuckling~ value=~2~ /&gt;&lt;property name=~Crew Max~ value=~~ /&gt;&lt;property name=~Move Cost~ value=~~ /&gt;&lt;property name=~Faction~ value=~Montaigne~ /&gt;&lt;property name=~Text~ value=~Experienced * Unique * Heroic * Mike may not be placed on a Villainous Captain?s Ship. React: Tack Mike instead of performing a Boarding Attack. If the opposing player has any Captive crew in play, that player must discard one Captive crew of their choosing.~ /&gt;&lt;/card&gt;</text:p>
          </table:table-cell>
          <table:table-cell table:formula="of:=CONCATENATE(&quot; &lt;Relationship Target=~/cards/&quot;;[.D58];&quot;.jpg~ Id=~C&quot;;[.C58];&quot;~ Type=~http://schemas.octgn.org/picture~/&gt;&quot;)" office:value-type="string" office:string-value=" &lt;Relationship Target=~/cards/FD_mikefitzpatrick.jpg~ Id=~C19d25417-24a0-4df8-9cea-9e6fb0611c66~ Type=~http://schemas.octgn.org/picture~/&gt;">
            <text:p><text:s/>&lt;Relationship Target=~/cards/FD_mikefitzpatrick.jpg~ Id=~C19d25417-24a0-4df8-9cea-9e6fb0611c66~ Type=~http://schemas.octgn.org/picture~/&gt;</text:p>
          </table:table-cell>
          <table:table-cell office:value-type="string">
            <text:p>19d25417-24a0-4df8-9cea-9e6fb0611c66</text:p>
          </table:table-cell>
          <table:table-cell office:value-type="string">
            <text:p>FD_mikefitzpatrick</text:p>
          </table:table-cell>
          <table:table-cell office:value-type="string">
            <text:p>Mike Fitzpatrick</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Montaigne</text:p>
          </table:table-cell>
          <table:table-cell office:value-type="string">
            <text:p>Experienced * Unique * Heroic * Mike may not be placed on a Villainous Captain?s Ship. React: Tack Mike instead of performing a Boarding Attack. If the opposing player has any Captive crew in play, that player must discard one Captive crew of their choosing.</text:p>
          </table:table-cell>
          <table:table-cell table:number-columns-repeated="999"/>
        </table:table-row>
        <table:table-row table:style-name="ro1">
          <table:table-cell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office:value-type="string" office:string-value="  &lt;card id=~d7c4d723-8dec-4607-a51d-c5f01309aa6a~ name=~My Last Bit of Luck~&gt;&lt;property name=~Rarity~ value=~U~ /&gt;&lt;property name=~Type~ value=~actions~ /&gt;&lt;property name=~Cost~ value=~~ /&gt;&lt;property name=~Cost Type~ value=~~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pays the Cancel cost of one of your Action Cards. Inflict 2 Hits to that player.~ /&gt;&lt;/card&gt;">
            <text:p><text:s text:c="2"/>&lt;card id=~d7c4d723-8dec-4607-a51d-c5f01309aa6a~ name=~My Last Bit of Luck~&gt;&lt;property name=~Rarity~ value=~U~ /&gt;&lt;property name=~Type~ value=~actions~ /&gt;&lt;property name=~Cost~ value=~~ /&gt;&lt;property name=~Cost Type~ value=~~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pays the Cancel cost of one of your Action Cards. Inflict 2 Hits to that player.~ /&gt;&lt;/card&gt;</text:p>
          </table:table-cell>
          <table:table-cell table:formula="of:=CONCATENATE(&quot; &lt;Relationship Target=~/cards/&quot;;[.D59];&quot;.jpg~ Id=~C&quot;;[.C59];&quot;~ Type=~http://schemas.octgn.org/picture~/&gt;&quot;)" office:value-type="string" office:string-value=" &lt;Relationship Target=~/cards/FD_mylastbitofluck.jpg~ Id=~Cd7c4d723-8dec-4607-a51d-c5f01309aa6a~ Type=~http://schemas.octgn.org/picture~/&gt;">
            <text:p><text:s/>&lt;Relationship Target=~/cards/FD_mylastbitofluck.jpg~ Id=~Cd7c4d723-8dec-4607-a51d-c5f01309aa6a~ Type=~http://schemas.octgn.org/picture~/&gt;</text:p>
          </table:table-cell>
          <table:table-cell office:value-type="string">
            <text:p>d7c4d723-8dec-4607-a51d-c5f01309aa6a</text:p>
          </table:table-cell>
          <table:table-cell office:value-type="string">
            <text:p>FD_mylastbitofluck</text:p>
          </table:table-cell>
          <table:table-cell office:value-type="string">
            <text:p>My Last Bit of Luck</text:p>
          </table:table-cell>
          <table:table-cell office:value-type="string">
            <text:p>U</text:p>
          </table:table-cell>
          <table:table-cell office:value-type="string">
            <text:p>actions</text:p>
          </table:table-cell>
          <table:table-cell table:number-columns-repeated="2"/>
          <table:table-cell office:value-type="float" office:value="3">
            <text:p>3</text:p>
          </table:table-cell>
          <table:table-cell office:value-type="string">
            <text:p>Ad</text:p>
          </table:table-cell>
          <table:table-cell/>
          <table:table-cell office:value-type="string">
            <text:p>S</text:p>
          </table:table-cell>
          <table:table-cell office:value-type="string">
            <text:p>d,p</text:p>
          </table:table-cell>
          <table:table-cell table:number-columns-repeated="8"/>
          <table:table-cell office:value-type="string">
            <text:p>React: Play when an opponent pays the Cancel cost of one of your Action Cards. Inflict 2 Hits to that player.</text:p>
          </table:table-cell>
          <table:table-cell table:number-columns-repeated="999"/>
        </table:table-row>
        <table:table-row table:style-name="ro1">
          <table:table-cell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office:value-type="string" office:string-value="  &lt;card id=~e245a36f-775c-4aeb-a755-0023f9866490~ name=~Next of Kin~&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a crew as a result of absorbing hits. You may immediately hire a crew from your hand. If that crew belongs to your Captain's Faction, reduce the crew's Influence cost by 2 (minimum 0).~ /&gt;&lt;/card&gt;">
            <text:p><text:s text:c="2"/>&lt;card id=~e245a36f-775c-4aeb-a755-0023f9866490~ name=~Next of Kin~&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a crew as a result of absorbing hits. You may immediately hire a crew from your hand. If that crew belongs to your Captain's Faction, reduce the crew's Influence cost by 2 (minimum 0).~ /&gt;&lt;/card&gt;</text:p>
          </table:table-cell>
          <table:table-cell table:formula="of:=CONCATENATE(&quot; &lt;Relationship Target=~/cards/&quot;;[.D60];&quot;.jpg~ Id=~C&quot;;[.C60];&quot;~ Type=~http://schemas.octgn.org/picture~/&gt;&quot;)" office:value-type="string" office:string-value=" &lt;Relationship Target=~/cards/FD_nextofkin.jpg~ Id=~Ce245a36f-775c-4aeb-a755-0023f9866490~ Type=~http://schemas.octgn.org/picture~/&gt;">
            <text:p><text:s/>&lt;Relationship Target=~/cards/FD_nextofkin.jpg~ Id=~Ce245a36f-775c-4aeb-a755-0023f9866490~ Type=~http://schemas.octgn.org/picture~/&gt;</text:p>
          </table:table-cell>
          <table:table-cell office:value-type="string">
            <text:p>e245a36f-775c-4aeb-a755-0023f9866490</text:p>
          </table:table-cell>
          <table:table-cell office:value-type="string">
            <text:p>FD_nextofkin</text:p>
          </table:table-cell>
          <table:table-cell office:value-type="string">
            <text:p>Next of Kin</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immediately after you sink a crew as a result of absorbing hits. You may immediately hire a crew from your hand. If that crew belongs to your Captain's Faction, reduce the crew's Influence cost by 2 (minimum 0).</text:p>
          </table:table-cell>
          <table:table-cell table:number-columns-repeated="999"/>
        </table:table-row>
        <table:table-row table:style-name="ro1">
          <table:table-cell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office:value-type="string" office:string-value="  &lt;card id=~9faba02d-e85f-4b58-948b-4c3f7fc893c8~ name=~Nibelungen Forg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Pay 5 Adventuring (3 if completed in Frothing Sea). * Unique * Artifact * Captain Attachment: All of your crew attachments which tack to inflict Hits inflict 1 extra Hit.~ /&gt;&lt;/card&gt;">
            <text:p><text:s text:c="2"/>&lt;card id=~9faba02d-e85f-4b58-948b-4c3f7fc893c8~ name=~Nibelungen Forg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Pay 5 Adventuring (3 if completed in Frothing Sea). * Unique * Artifact * Captain Attachment: All of your crew attachments which tack to inflict Hits inflict 1 extra Hit.~ /&gt;&lt;/card&gt;</text:p>
          </table:table-cell>
          <table:table-cell table:formula="of:=CONCATENATE(&quot; &lt;Relationship Target=~/cards/&quot;;[.D61];&quot;.jpg~ Id=~C&quot;;[.C61];&quot;~ Type=~http://schemas.octgn.org/picture~/&gt;&quot;)" office:value-type="string" office:string-value=" &lt;Relationship Target=~/cards/FD_nibelungenforge.jpg~ Id=~C9faba02d-e85f-4b58-948b-4c3f7fc893c8~ Type=~http://schemas.octgn.org/picture~/&gt;">
            <text:p><text:s/>&lt;Relationship Target=~/cards/FD_nibelungenforge.jpg~ Id=~C9faba02d-e85f-4b58-948b-4c3f7fc893c8~ Type=~http://schemas.octgn.org/picture~/&gt;</text:p>
          </table:table-cell>
          <table:table-cell office:value-type="string">
            <text:p>9faba02d-e85f-4b58-948b-4c3f7fc893c8</text:p>
          </table:table-cell>
          <table:table-cell office:value-type="string">
            <text:p>FD_nibelungenforge</text:p>
          </table:table-cell>
          <table:table-cell office:value-type="string">
            <text:p>Nibelungen Forge</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 To complete: Pay 5 Adventuring (3 if completed in Frothing Sea). * Unique * Artifact * Captain Attachment: All of your crew attachments which tack to inflict Hits inflict 1 extra Hit.</text:p>
          </table:table-cell>
          <table:table-cell table:number-columns-repeated="999"/>
        </table:table-row>
        <table:table-row table:style-name="ro1">
          <table:table-cell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office:value-type="string" office:string-value="  &lt;card id=~c0671484-c65f-4702-b709-9d467ebc4bb2~ name=~Niklaas Wynkoop~&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Niklaas gains +1 to all Skills while you are in a Sea that has another player's Port attached.~ /&gt;&lt;/card&gt;">
            <text:p><text:s text:c="2"/>&lt;card id=~c0671484-c65f-4702-b709-9d467ebc4bb2~ name=~Niklaas Wynkoop~&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Niklaas gains +1 to all Skills while you are in a Sea that has another player's Port attached.~ /&gt;&lt;/card&gt;</text:p>
          </table:table-cell>
          <table:table-cell table:formula="of:=CONCATENATE(&quot; &lt;Relationship Target=~/cards/&quot;;[.D62];&quot;.jpg~ Id=~C&quot;;[.C62];&quot;~ Type=~http://schemas.octgn.org/picture~/&gt;&quot;)" office:value-type="string" office:string-value=" &lt;Relationship Target=~/cards/FD_niklaaswynkoop.jpg~ Id=~Cc0671484-c65f-4702-b709-9d467ebc4bb2~ Type=~http://schemas.octgn.org/picture~/&gt;">
            <text:p><text:s/>&lt;Relationship Target=~/cards/FD_niklaaswynkoop.jpg~ Id=~Cc0671484-c65f-4702-b709-9d467ebc4bb2~ Type=~http://schemas.octgn.org/picture~/&gt;</text:p>
          </table:table-cell>
          <table:table-cell office:value-type="string">
            <text:p>c0671484-c65f-4702-b709-9d467ebc4bb2</text:p>
          </table:table-cell>
          <table:table-cell office:value-type="string">
            <text:p>FD_niklaaswynkoop</text:p>
          </table:table-cell>
          <table:table-cell office:value-type="string">
            <text:p>Niklaas Wynkoop</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Vesten</text:p>
          </table:table-cell>
          <table:table-cell office:value-type="string">
            <text:p>Niklaas gains +1 to all Skills while you are in a Sea that has another player's Port attached.</text:p>
          </table:table-cell>
          <table:table-cell table:number-columns-repeated="999"/>
        </table:table-row>
        <table:table-row table:style-name="ro1">
          <table:table-cell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office:value-type="string" office:string-value="  &lt;card id=~98c6133d-a771-4aa4-9443-38e6b4aa906b~ name=~Not Quite Dead~&gt;&lt;property name=~Rarity~ value=~C~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non-Captain crew is being sunk. Place that crew in your hand. attachments on that crew are discarded. Sink this card.~ /&gt;&lt;/card&gt;">
            <text:p><text:s text:c="2"/>&lt;card id=~98c6133d-a771-4aa4-9443-38e6b4aa906b~ name=~Not Quite Dead~&gt;&lt;property name=~Rarity~ value=~C~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non-Captain crew is being sunk. Place that crew in your hand. attachments on that crew are discarded. Sink this card.~ /&gt;&lt;/card&gt;</text:p>
          </table:table-cell>
          <table:table-cell table:formula="of:=CONCATENATE(&quot; &lt;Relationship Target=~/cards/&quot;;[.D63];&quot;.jpg~ Id=~C&quot;;[.C63];&quot;~ Type=~http://schemas.octgn.org/picture~/&gt;&quot;)" office:value-type="string" office:string-value=" &lt;Relationship Target=~/cards/FD_notquitedead.jpg~ Id=~C98c6133d-a771-4aa4-9443-38e6b4aa906b~ Type=~http://schemas.octgn.org/picture~/&gt;">
            <text:p><text:s/>&lt;Relationship Target=~/cards/FD_notquitedead.jpg~ Id=~C98c6133d-a771-4aa4-9443-38e6b4aa906b~ Type=~http://schemas.octgn.org/picture~/&gt;</text:p>
          </table:table-cell>
          <table:table-cell office:value-type="string">
            <text:p>98c6133d-a771-4aa4-9443-38e6b4aa906b</text:p>
          </table:table-cell>
          <table:table-cell office:value-type="string">
            <text:p>FD_notquitedead</text:p>
          </table:table-cell>
          <table:table-cell office:value-type="string">
            <text:p>Not Quite Dead</text:p>
          </table:table-cell>
          <table:table-cell office:value-type="string">
            <text:p>C</text:p>
          </table:table-cell>
          <table:table-cell office:value-type="string">
            <text:p>actions</text:p>
          </table:table-cell>
          <table:table-cell office:value-type="float" office:value="2">
            <text:p>2</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one of your non-Captain crew is being sunk. Place that crew in your hand. attachments on that crew are discarded. Sink this card.</text:p>
          </table:table-cell>
          <table:table-cell table:number-columns-repeated="999"/>
        </table:table-row>
        <table:table-row table:style-name="ro1">
          <table:table-cell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office:value-type="string" office:string-value="  &lt;card id=~df3475c5-6b55-47fb-bc71-a1b915ef13ae~ name=~Orduno's Honor~&gt;&lt;property name=~Rarity~ value=~C~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hich is in a Sea to which you have a Control card attached. Move the target Ship to a Sea adjacent to its current Sea.~ /&gt;&lt;/card&gt;">
            <text:p><text:s text:c="2"/>&lt;card id=~df3475c5-6b55-47fb-bc71-a1b915ef13ae~ name=~Orduno's Honor~&gt;&lt;property name=~Rarity~ value=~C~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hich is in a Sea to which you have a Control card attached. Move the target Ship to a Sea adjacent to its current Sea.~ /&gt;&lt;/card&gt;</text:p>
          </table:table-cell>
          <table:table-cell table:formula="of:=CONCATENATE(&quot; &lt;Relationship Target=~/cards/&quot;;[.D64];&quot;.jpg~ Id=~C&quot;;[.C64];&quot;~ Type=~http://schemas.octgn.org/picture~/&gt;&quot;)" office:value-type="string" office:string-value=" &lt;Relationship Target=~/cards/FD_ordunoshonor.jpg~ Id=~Cdf3475c5-6b55-47fb-bc71-a1b915ef13ae~ Type=~http://schemas.octgn.org/picture~/&gt;">
            <text:p><text:s/>&lt;Relationship Target=~/cards/FD_ordunoshonor.jpg~ Id=~Cdf3475c5-6b55-47fb-bc71-a1b915ef13ae~ Type=~http://schemas.octgn.org/picture~/&gt;</text:p>
          </table:table-cell>
          <table:table-cell office:value-type="string">
            <text:p>df3475c5-6b55-47fb-bc71-a1b915ef13ae</text:p>
          </table:table-cell>
          <table:table-cell office:value-type="string">
            <text:p>FD_ordunoshonor</text:p>
          </table:table-cell>
          <table:table-cell office:value-type="string">
            <text:p>Orduno's Honor</text:p>
          </table:table-cell>
          <table:table-cell office:value-type="string">
            <text:p>C</text:p>
          </table:table-cell>
          <table:table-cell office:value-type="string">
            <text:p>actions</text:p>
          </table:table-cell>
          <table:table-cell table:number-columns-repeated="2"/>
          <table:table-cell office:value-type="float" office:value="4">
            <text:p>4</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Target another player's Ship which is in a Sea to which you have a Control card attached. Move the target Ship to a Sea adjacent to its current Sea.</text:p>
          </table:table-cell>
          <table:table-cell table:number-columns-repeated="999"/>
        </table:table-row>
        <table:table-row table:style-name="ro1">
          <table:table-cell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office:value-type="string" office:string-value="  &lt;card id=~f947eedc-2388-45b5-84e0-bc9ac2ec10ff~ name=~Powering Through~&gt;&lt;property name=~Rarity~ value=~R~ /&gt;&lt;property name=~Type~ value=~actions~ /&gt;&lt;property name=~Cost~ value=~M+4~ /&gt;&lt;property name=~Cost Type~ value=~~ /&gt;&lt;property name=~Cancel~ value=~M+4~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Inflict Hits equal to your Ship's Move Cost +6 on that Ship. Then inflict Hits equal to the opposing Ship's Move Cost +2 on your Ship.~ /&gt;&lt;/card&gt;">
            <text:p><text:s text:c="2"/>&lt;card id=~f947eedc-2388-45b5-84e0-bc9ac2ec10ff~ name=~Powering Through~&gt;&lt;property name=~Rarity~ value=~R~ /&gt;&lt;property name=~Type~ value=~actions~ /&gt;&lt;property name=~Cost~ value=~M+4~ /&gt;&lt;property name=~Cost Type~ value=~~ /&gt;&lt;property name=~Cancel~ value=~M+4~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Inflict Hits equal to your Ship's Move Cost +6 on that Ship. Then inflict Hits equal to the opposing Ship's Move Cost +2 on your Ship.~ /&gt;&lt;/card&gt;</text:p>
          </table:table-cell>
          <table:table-cell table:formula="of:=CONCATENATE(&quot; &lt;Relationship Target=~/cards/&quot;;[.D65];&quot;.jpg~ Id=~C&quot;;[.C65];&quot;~ Type=~http://schemas.octgn.org/picture~/&gt;&quot;)" office:value-type="string" office:string-value=" &lt;Relationship Target=~/cards/FD_poweringthrough.jpg~ Id=~Cf947eedc-2388-45b5-84e0-bc9ac2ec10ff~ Type=~http://schemas.octgn.org/picture~/&gt;">
            <text:p><text:s/>&lt;Relationship Target=~/cards/FD_poweringthrough.jpg~ Id=~Cf947eedc-2388-45b5-84e0-bc9ac2ec10ff~ Type=~http://schemas.octgn.org/picture~/&gt;</text:p>
          </table:table-cell>
          <table:table-cell office:value-type="string">
            <text:p>f947eedc-2388-45b5-84e0-bc9ac2ec10ff</text:p>
          </table:table-cell>
          <table:table-cell office:value-type="string">
            <text:p>FD_poweringthrough</text:p>
          </table:table-cell>
          <table:table-cell office:value-type="string">
            <text:p>Powering Through</text:p>
          </table:table-cell>
          <table:table-cell office:value-type="string">
            <text:p>R</text:p>
          </table:table-cell>
          <table:table-cell office:value-type="string">
            <text:p>actions</text:p>
          </table:table-cell>
          <table:table-cell office:value-type="string">
            <text:p>M+4</text:p>
          </table:table-cell>
          <table:table-cell/>
          <table:table-cell office:value-type="string">
            <text:p>M+4</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Ship in this Sea. Inflict Hits equal to your Ship's Move Cost +6 on that Ship. Then inflict Hits equal to the opposing Ship's Move Cost +2 on your Ship.</text:p>
          </table:table-cell>
          <table:table-cell table:number-columns-repeated="999"/>
        </table:table-row>
        <table:table-row table:style-name="ro1">
          <table:table-cell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office:value-type="string" office:string-value="  &lt;card id=~5b31bf07-9328-44e0-8804-175d82fa224e~ name=~Preparing for a Long Voyage~&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attach this card if your Ship?s crew Maximum is 8 or less. This card counts as 1 crew toward your crew Maximum. React: Tack this card when paying a Sailing cost to produce 3 Sailing. React: Discard this card when paying Adventuring to produce 2 Adventuring.~ /&gt;&lt;/card&gt;">
            <text:p><text:s text:c="2"/>&lt;card id=~5b31bf07-9328-44e0-8804-175d82fa224e~ name=~Preparing for a Long Voyage~&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attach this card if your Ship?s crew Maximum is 8 or less. This card counts as 1 crew toward your crew Maximum. React: Tack this card when paying a Sailing cost to produce 3 Sailing. React: Discard this card when paying Adventuring to produce 2 Adventuring.~ /&gt;&lt;/card&gt;</text:p>
          </table:table-cell>
          <table:table-cell table:formula="of:=CONCATENATE(&quot; &lt;Relationship Target=~/cards/&quot;;[.D66];&quot;.jpg~ Id=~C&quot;;[.C66];&quot;~ Type=~http://schemas.octgn.org/picture~/&gt;&quot;)" office:value-type="string" office:string-value=" &lt;Relationship Target=~/cards/FD_preparingforalongvoyage.jpg~ Id=~C5b31bf07-9328-44e0-8804-175d82fa224e~ Type=~http://schemas.octgn.org/picture~/&gt;">
            <text:p><text:s/>&lt;Relationship Target=~/cards/FD_preparingforalongvoyage.jpg~ Id=~C5b31bf07-9328-44e0-8804-175d82fa224e~ Type=~http://schemas.octgn.org/picture~/&gt;</text:p>
          </table:table-cell>
          <table:table-cell office:value-type="string">
            <text:p>5b31bf07-9328-44e0-8804-175d82fa224e</text:p>
          </table:table-cell>
          <table:table-cell office:value-type="string">
            <text:p>FD_preparingforalongvoyage</text:p>
          </table:table-cell>
          <table:table-cell office:value-type="string">
            <text:p>Preparing for a Long Voyage</text:p>
          </table:table-cell>
          <table:table-cell office:value-type="string">
            <text:p>U</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You may only attach this card if your Ship?s crew Maximum is 8 or less. This card counts as 1 crew toward your crew Maximum. React: Tack this card when paying a Sailing cost to produce 3 Sailing. React: Discard this card when paying Adventuring to produce 2 Adventuring.</text:p>
          </table:table-cell>
          <table:table-cell table:number-columns-repeated="999"/>
        </table:table-row>
        <table:table-row table:style-name="ro1">
          <table:table-cell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office:value-type="string" office:string-value="  &lt;card id=~04ae2ccb-ff20-447e-8595-283b0c753ead~ name=~Quarantined Port~&gt;&lt;property name=~Rarity~ value=~C~ /&gt;&lt;property name=~Type~ value=~actions~ /&gt;&lt;property name=~Cost~ value=~~ /&gt;&lt;property name=~Cost Type~ value=~~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is card's Cancel Cost.Target a Sea. Until the end of the turn, players with ships in the target Sea may not hire crew.~ /&gt;&lt;/card&gt;">
            <text:p><text:s text:c="2"/>&lt;card id=~04ae2ccb-ff20-447e-8595-283b0c753ead~ name=~Quarantined Port~&gt;&lt;property name=~Rarity~ value=~C~ /&gt;&lt;property name=~Type~ value=~actions~ /&gt;&lt;property name=~Cost~ value=~~ /&gt;&lt;property name=~Cost Type~ value=~~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is card's Cancel Cost.Target a Sea. Until the end of the turn, players with ships in the target Sea may not hire crew.~ /&gt;&lt;/card&gt;</text:p>
          </table:table-cell>
          <table:table-cell table:formula="of:=CONCATENATE(&quot; &lt;Relationship Target=~/cards/&quot;;[.D67];&quot;.jpg~ Id=~C&quot;;[.C67];&quot;~ Type=~http://schemas.octgn.org/picture~/&gt;&quot;)" office:value-type="string" office:string-value=" &lt;Relationship Target=~/cards/FD_quarantinedport.jpg~ Id=~C04ae2ccb-ff20-447e-8595-283b0c753ead~ Type=~http://schemas.octgn.org/picture~/&gt;">
            <text:p><text:s/>&lt;Relationship Target=~/cards/FD_quarantinedport.jpg~ Id=~C04ae2ccb-ff20-447e-8595-283b0c753ead~ Type=~http://schemas.octgn.org/picture~/&gt;</text:p>
          </table:table-cell>
          <table:table-cell office:value-type="string">
            <text:p>04ae2ccb-ff20-447e-8595-283b0c753ead</text:p>
          </table:table-cell>
          <table:table-cell office:value-type="string">
            <text:p>FD_quarantinedport</text:p>
          </table:table-cell>
          <table:table-cell office:value-type="string">
            <text:p>Quarantined Port</text:p>
          </table:table-cell>
          <table:table-cell office:value-type="string">
            <text:p>C</text:p>
          </table:table-cell>
          <table:table-cell office:value-type="string">
            <text:p>actions</text:p>
          </table:table-cell>
          <table:table-cell table:number-columns-repeated="2"/>
          <table:table-cell office:value-type="string">
            <text:p>M+0</text:p>
          </table:table-cell>
          <table:table-cell table:number-columns-repeated="2"/>
          <table:table-cell office:value-type="string">
            <text:p>D</text:p>
          </table:table-cell>
          <table:table-cell office:value-type="string">
            <text:p>p,t</text:p>
          </table:table-cell>
          <table:table-cell table:number-columns-repeated="8"/>
          <table:table-cell office:value-type="string">
            <text:p>Any player may pay this card's Cancel Cost.Target a Sea. Until the end of the turn, players with ships in the target Sea may not hire crew.</text:p>
          </table:table-cell>
          <table:table-cell table:number-columns-repeated="999"/>
        </table:table-row>
        <table:table-row table:style-name="ro1">
          <table:table-cell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office:value-type="string" office:string-value="  &lt;card id=~7a049982-dcfa-4858-8771-d9ca5d8f4536~ name=~Reggie Wilcox~&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2~ /&gt;&lt;property name=~Swashbuckling~ value=~3~ /&gt;&lt;property name=~Crew Max~ value=~~ /&gt;&lt;property name=~Move Cost~ value=~~ /&gt;&lt;property name=~Faction~ value=~Brotherhood~ /&gt;&lt;property name=~Text~ value=~Experienced * Unique * Loyal First Mate * Act: Tack Reggie and pay 2 Adventuring to target a player with a Ship in this Sea. That player must discard one of their non-Captain crew.~ /&gt;&lt;/card&gt;">
            <text:p><text:s text:c="2"/>&lt;card id=~7a049982-dcfa-4858-8771-d9ca5d8f4536~ name=~Reggie Wilcox~&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2~ /&gt;&lt;property name=~Swashbuckling~ value=~3~ /&gt;&lt;property name=~Crew Max~ value=~~ /&gt;&lt;property name=~Move Cost~ value=~~ /&gt;&lt;property name=~Faction~ value=~Brotherhood~ /&gt;&lt;property name=~Text~ value=~Experienced * Unique * Loyal First Mate * Act: Tack Reggie and pay 2 Adventuring to target a player with a Ship in this Sea. That player must discard one of their non-Captain crew.~ /&gt;&lt;/card&gt;</text:p>
          </table:table-cell>
          <table:table-cell table:formula="of:=CONCATENATE(&quot; &lt;Relationship Target=~/cards/&quot;;[.D68];&quot;.jpg~ Id=~C&quot;;[.C68];&quot;~ Type=~http://schemas.octgn.org/picture~/&gt;&quot;)" office:value-type="string" office:string-value=" &lt;Relationship Target=~/cards/FD_reggiewilcox.jpg~ Id=~C7a049982-dcfa-4858-8771-d9ca5d8f4536~ Type=~http://schemas.octgn.org/picture~/&gt;">
            <text:p><text:s/>&lt;Relationship Target=~/cards/FD_reggiewilcox.jpg~ Id=~C7a049982-dcfa-4858-8771-d9ca5d8f4536~ Type=~http://schemas.octgn.org/picture~/&gt;</text:p>
          </table:table-cell>
          <table:table-cell office:value-type="string">
            <text:p>7a049982-dcfa-4858-8771-d9ca5d8f4536</text:p>
          </table:table-cell>
          <table:table-cell office:value-type="string">
            <text:p>FD_reggiewilcox</text:p>
          </table:table-cell>
          <table:table-cell office:value-type="string">
            <text:p>Reggie Wilcox</text:p>
          </table:table-cell>
          <table:table-cell office:value-type="string">
            <text:p>F</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2"/>
          <table:table-cell office:value-type="string">
            <text:p>Brotherhood</text:p>
          </table:table-cell>
          <table:table-cell office:value-type="string">
            <text:p>Experienced * Unique * Loyal First Mate * Act: Tack Reggie and pay 2 Adventuring to target a player with a Ship in this Sea. That player must discard one of their non-Captain crew.</text:p>
          </table:table-cell>
          <table:table-cell table:number-columns-repeated="999"/>
        </table:table-row>
        <table:table-row table:style-name="ro1">
          <table:table-cell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office:value-type="string" office:string-value="  &lt;card id=~1abfa956-c1bb-4491-8446-b0cd38b8d0d0~ name=~Reis' Brides~&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et The cost of Reis' Brides is zero if you have a Crimson Roger Captain. React: Tack Reis' Brides when a crew is discarded or sunk in this Sea to give your Captain +2 Influence, until the end of the turn.~ /&gt;&lt;/card&gt;">
            <text:p><text:s text:c="2"/>&lt;card id=~1abfa956-c1bb-4491-8446-b0cd38b8d0d0~ name=~Reis' Brides~&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et The cost of Reis' Brides is zero if you have a Crimson Roger Captain. React: Tack Reis' Brides when a crew is discarded or sunk in this Sea to give your Captain +2 Influence, until the end of the turn.~ /&gt;&lt;/card&gt;</text:p>
          </table:table-cell>
          <table:table-cell table:formula="of:=CONCATENATE(&quot; &lt;Relationship Target=~/cards/&quot;;[.D69];&quot;.jpg~ Id=~C&quot;;[.C69];&quot;~ Type=~http://schemas.octgn.org/picture~/&gt;&quot;)" office:value-type="string" office:string-value=" &lt;Relationship Target=~/cards/FD_reisbrides.jpg~ Id=~C1abfa956-c1bb-4491-8446-b0cd38b8d0d0~ Type=~http://schemas.octgn.org/picture~/&gt;">
            <text:p><text:s/>&lt;Relationship Target=~/cards/FD_reisbrides.jpg~ Id=~C1abfa956-c1bb-4491-8446-b0cd38b8d0d0~ Type=~http://schemas.octgn.org/picture~/&gt;</text:p>
          </table:table-cell>
          <table:table-cell office:value-type="string">
            <text:p>1abfa956-c1bb-4491-8446-b0cd38b8d0d0</text:p>
          </table:table-cell>
          <table:table-cell office:value-type="string">
            <text:p>FD_reisbrides</text:p>
          </table:table-cell>
          <table:table-cell office:value-type="string">
            <text:p>Reis' Brides</text:p>
          </table:table-cell>
          <table:table-cell office:value-type="string">
            <text:p>R</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Unique * Pet The cost of Reis' Brides is zero if you have a Crimson Roger Captain. React: Tack Reis' Brides when a crew is discarded or sunk in this Sea to give your Captain +2 Influence, until the end of the turn.</text:p>
          </table:table-cell>
          <table:table-cell table:number-columns-repeated="999"/>
        </table:table-row>
        <table:table-row table:style-name="ro1">
          <table:table-cell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office:value-type="string" office:string-value="  &lt;card id=~13dde4c7-e109-486f-af14-244b315dc1ff~ name=~Red Thorfild~&gt;&lt;property name=~Rarity~ value=~R~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4~ /&gt;&lt;property name=~Influence~ value=~2~ /&gt;&lt;property name=~Swashbuckling~ value=~4~ /&gt;&lt;property name=~Crew Max~ value=~~ /&gt;&lt;property name=~Move Cost~ value=~~ /&gt;&lt;property name=~Faction~ value=~Vesten~ /&gt;&lt;property name=~Text~ value=~Experienced * Unique * Villainous Loyal * First Mate * Swordsman +2 (Red inflicts 2 extra Hits during Boarding Attacks) Red has a Hand attachment. React: Once per turn, instead of performing a Boarding Attack, reduce Red?s Swashbuckling by 3 to add +6 to Red?s Swordsman Bonus until the end of the Boarding.~ /&gt;&lt;/card&gt;">
            <text:p><text:s text:c="2"/>&lt;card id=~13dde4c7-e109-486f-af14-244b315dc1ff~ name=~Red Thorfild~&gt;&lt;property name=~Rarity~ value=~R~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4~ /&gt;&lt;property name=~Influence~ value=~2~ /&gt;&lt;property name=~Swashbuckling~ value=~4~ /&gt;&lt;property name=~Crew Max~ value=~~ /&gt;&lt;property name=~Move Cost~ value=~~ /&gt;&lt;property name=~Faction~ value=~Vesten~ /&gt;&lt;property name=~Text~ value=~Experienced * Unique * Villainous Loyal * First Mate * Swordsman +2 (Red inflicts 2 extra Hits during Boarding Attacks) Red has a Hand attachment. React: Once per turn, instead of performing a Boarding Attack, reduce Red?s Swashbuckling by 3 to add +6 to Red?s Swordsman Bonus until the end of the Boarding.~ /&gt;&lt;/card&gt;</text:p>
          </table:table-cell>
          <table:table-cell table:formula="of:=CONCATENATE(&quot; &lt;Relationship Target=~/cards/&quot;;[.D70];&quot;.jpg~ Id=~C&quot;;[.C70];&quot;~ Type=~http://schemas.octgn.org/picture~/&gt;&quot;)" office:value-type="string" office:string-value=" &lt;Relationship Target=~/cards/FD_redthorfild.jpg~ Id=~C13dde4c7-e109-486f-af14-244b315dc1ff~ Type=~http://schemas.octgn.org/picture~/&gt;">
            <text:p><text:s/>&lt;Relationship Target=~/cards/FD_redthorfild.jpg~ Id=~C13dde4c7-e109-486f-af14-244b315dc1ff~ Type=~http://schemas.octgn.org/picture~/&gt;</text:p>
          </table:table-cell>
          <table:table-cell office:value-type="string">
            <text:p>13dde4c7-e109-486f-af14-244b315dc1ff</text:p>
          </table:table-cell>
          <table:table-cell office:value-type="string">
            <text:p>FD_redthorfild</text:p>
          </table:table-cell>
          <table:table-cell office:value-type="string">
            <text:p>Red Thorfild</text:p>
          </table:table-cell>
          <table:table-cell office:value-type="string">
            <text:p>R</text:p>
          </table:table-cell>
          <table:table-cell office:value-type="string">
            <text:p>crew</text:p>
          </table:table-cell>
          <table:table-cell office:value-type="float" office:value="9">
            <text:p>9</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table:table-cell office:value-type="string">
            <text:p>Vesten</text:p>
          </table:table-cell>
          <table:table-cell office:value-type="string">
            <text:p>Experienced * Unique * Villainous Loyal * First Mate * Swordsman +2 (Red inflicts 2 extra Hits during Boarding Attacks) Red has a Hand attachment. React: Once per turn, instead of performing a Boarding Attack, reduce Red?s Swashbuckling by 3 to add +6 to Red?s Swordsman Bonus until the end of the Boarding.</text:p>
          </table:table-cell>
          <table:table-cell/>
          <table:table-cell office:value-type="string">
            <text:p>Fate's Debt</text:p>
          </table:table-cell>
          <table:table-cell table:number-columns-repeated="997"/>
        </table:table-row>
        <table:table-row table:style-name="ro1">
          <table:table-cell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office:value-type="string" office:string-value="  &lt;card id=~e4dcf4b4-4c62-4fbd-b1fb-8e1f77732a65~ name=~Roger Gaffri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Sea Dogs~ /&gt;&lt;property name=~Text~ value=~Experienced * Unique * Loyal * All of your Sea Dog crew inflict 1 extra Hit during Boarding Attacks.~ /&gt;&lt;/card&gt;">
            <text:p><text:s text:c="2"/>&lt;card id=~e4dcf4b4-4c62-4fbd-b1fb-8e1f77732a65~ name=~Roger Gaffri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Sea Dogs~ /&gt;&lt;property name=~Text~ value=~Experienced * Unique * Loyal * All of your Sea Dog crew inflict 1 extra Hit during Boarding Attacks.~ /&gt;&lt;/card&gt;</text:p>
          </table:table-cell>
          <table:table-cell table:formula="of:=CONCATENATE(&quot; &lt;Relationship Target=~/cards/&quot;;[.D71];&quot;.jpg~ Id=~C&quot;;[.C71];&quot;~ Type=~http://schemas.octgn.org/picture~/&gt;&quot;)" office:value-type="string" office:string-value=" &lt;Relationship Target=~/cards/FD_RogerGaffrin.jpg~ Id=~Ce4dcf4b4-4c62-4fbd-b1fb-8e1f77732a65~ Type=~http://schemas.octgn.org/picture~/&gt;">
            <text:p><text:s/>&lt;Relationship Target=~/cards/FD_RogerGaffrin.jpg~ Id=~Ce4dcf4b4-4c62-4fbd-b1fb-8e1f77732a65~ Type=~http://schemas.octgn.org/picture~/&gt;</text:p>
          </table:table-cell>
          <table:table-cell office:value-type="string">
            <text:p>e4dcf4b4-4c62-4fbd-b1fb-8e1f77732a65</text:p>
          </table:table-cell>
          <table:table-cell office:value-type="string">
            <text:p>FD_RogerGaffrin</text:p>
          </table:table-cell>
          <table:table-cell office:value-type="string">
            <text:p>Roger Gaffrin</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table:table-cell office:value-type="string">
            <text:p>Sea Dogs</text:p>
          </table:table-cell>
          <table:table-cell office:value-type="string">
            <text:p>Experienced * Unique * Loyal * All of your Sea Dog crew inflict 1 extra Hit during Boarding Attacks.</text:p>
          </table:table-cell>
          <table:table-cell table:number-columns-repeated="999"/>
        </table:table-row>
        <table:table-row table:style-name="ro1">
          <table:table-cell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office:value-type="string" office:string-value="  &lt;card id=~db54fabe-2c1b-4630-ad9f-b0078541b734~ name=~Rosamaria Falisci~&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Fate 1 * React: Tack Rosamaria immediately after another player draws cards during the actions phase other than during a Boarding, to end the actions phase.~ /&gt;&lt;/card&gt;">
            <text:p><text:s text:c="2"/>&lt;card id=~db54fabe-2c1b-4630-ad9f-b0078541b734~ name=~Rosamaria Falisci~&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Fate 1 * React: Tack Rosamaria immediately after another player draws cards during the actions phase other than during a Boarding, to end the actions phase.~ /&gt;&lt;/card&gt;</text:p>
          </table:table-cell>
          <table:table-cell table:formula="of:=CONCATENATE(&quot; &lt;Relationship Target=~/cards/&quot;;[.D72];&quot;.jpg~ Id=~C&quot;;[.C72];&quot;~ Type=~http://schemas.octgn.org/picture~/&gt;&quot;)" office:value-type="string" office:string-value=" &lt;Relationship Target=~/cards/FD_rosamariafalisci.jpg~ Id=~Cdb54fabe-2c1b-4630-ad9f-b0078541b734~ Type=~http://schemas.octgn.org/picture~/&gt;">
            <text:p><text:s/>&lt;Relationship Target=~/cards/FD_rosamariafalisci.jpg~ Id=~Cdb54fabe-2c1b-4630-ad9f-b0078541b734~ Type=~http://schemas.octgn.org/picture~/&gt;</text:p>
          </table:table-cell>
          <table:table-cell office:value-type="string">
            <text:p>db54fabe-2c1b-4630-ad9f-b0078541b734</text:p>
          </table:table-cell>
          <table:table-cell office:value-type="string">
            <text:p>FD_rosamariafalisci</text:p>
          </table:table-cell>
          <table:table-cell office:value-type="string">
            <text:p>Rosamaria Falisci</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table:number-columns-repeated="2" office:value-type="float" office:value="1">
            <text:p>1</text:p>
          </table:table-cell>
          <table:table-cell table:number-columns-repeated="2"/>
          <table:table-cell office:value-type="string">
            <text:p>unaligned</text:p>
          </table:table-cell>
          <table:table-cell office:value-type="string">
            <text:p>Unique * Fate 1 * React: Tack Rosamaria immediately after another player draws cards during the actions phase other than during a Boarding, to end the actions phase.</text:p>
          </table:table-cell>
          <table:table-cell table:number-columns-repeated="999"/>
        </table:table-row>
        <table:table-row table:style-name="ro1">
          <table:table-cell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office:value-type="string" office:string-value="  &lt;card id=~9bc71975-e2d9-4b30-b628-ac0633344ed8~ name=~Sails Don't Bleed~&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with the Topman trait tacks to absorb Hits. The Topman absorbs 4 extra Hits. You may not play this card during a Boarding.~ /&gt;&lt;/card&gt;">
            <text:p><text:s text:c="2"/>&lt;card id=~9bc71975-e2d9-4b30-b628-ac0633344ed8~ name=~Sails Don't Bleed~&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with the Topman trait tacks to absorb Hits. The Topman absorbs 4 extra Hits. You may not play this card during a Boarding.~ /&gt;&lt;/card&gt;</text:p>
          </table:table-cell>
          <table:table-cell table:formula="of:=CONCATENATE(&quot; &lt;Relationship Target=~/cards/&quot;;[.D73];&quot;.jpg~ Id=~C&quot;;[.C73];&quot;~ Type=~http://schemas.octgn.org/picture~/&gt;&quot;)" office:value-type="string" office:string-value=" &lt;Relationship Target=~/cards/FD_sailsdontbleed.jpg~ Id=~C9bc71975-e2d9-4b30-b628-ac0633344ed8~ Type=~http://schemas.octgn.org/picture~/&gt;">
            <text:p><text:s/>&lt;Relationship Target=~/cards/FD_sailsdontbleed.jpg~ Id=~C9bc71975-e2d9-4b30-b628-ac0633344ed8~ Type=~http://schemas.octgn.org/picture~/&gt;</text:p>
          </table:table-cell>
          <table:table-cell office:value-type="string">
            <text:p>9bc71975-e2d9-4b30-b628-ac0633344ed8</text:p>
          </table:table-cell>
          <table:table-cell office:value-type="string">
            <text:p>FD_sailsdontbleed</text:p>
          </table:table-cell>
          <table:table-cell office:value-type="string">
            <text:p>Sails Don't Bleed</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one of your crew with the Topman trait tacks to absorb Hits. The Topman absorbs 4 extra Hits. You may not play this card during a Boarding.</text:p>
          </table:table-cell>
          <table:table-cell table:number-columns-repeated="999"/>
        </table:table-row>
        <table:table-row table:style-name="ro1">
          <table:table-cell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office:value-type="string" office:string-value="  &lt;card id=~55f3863f-568c-457d-a329-171d157a192f~ name=~Salted Mea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Cheap * Act: Discard this card to increase this crew?s Swashbuckling by 2 until the end of the turn.~ /&gt;&lt;/card&gt;">
            <text:p><text:s text:c="2"/>&lt;card id=~55f3863f-568c-457d-a329-171d157a192f~ name=~Salted Mea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Cheap * Act: Discard this card to increase this crew?s Swashbuckling by 2 until the end of the turn.~ /&gt;&lt;/card&gt;</text:p>
          </table:table-cell>
          <table:table-cell table:formula="of:=CONCATENATE(&quot; &lt;Relationship Target=~/cards/&quot;;[.D74];&quot;.jpg~ Id=~C&quot;;[.C74];&quot;~ Type=~http://schemas.octgn.org/picture~/&gt;&quot;)" office:value-type="string" office:string-value=" &lt;Relationship Target=~/cards/FD_saltedmeat.jpg~ Id=~C55f3863f-568c-457d-a329-171d157a192f~ Type=~http://schemas.octgn.org/picture~/&gt;">
            <text:p><text:s/>&lt;Relationship Target=~/cards/FD_saltedmeat.jpg~ Id=~C55f3863f-568c-457d-a329-171d157a192f~ Type=~http://schemas.octgn.org/picture~/&gt;</text:p>
          </table:table-cell>
          <table:table-cell office:value-type="string">
            <text:p>55f3863f-568c-457d-a329-171d157a192f</text:p>
          </table:table-cell>
          <table:table-cell office:value-type="string">
            <text:p>FD_saltedmeat</text:p>
          </table:table-cell>
          <table:table-cell office:value-type="string">
            <text:p>Salted Meat</text:p>
          </table:table-cell>
          <table:table-cell office:value-type="string">
            <text:p>C</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Item * Cheap * Act: Discard this card to increase this crew?s Swashbuckling by 2 until the end of the turn.</text:p>
          </table:table-cell>
          <table:table-cell table:number-columns-repeated="999"/>
        </table:table-row>
        <table:table-row table:style-name="ro1">
          <table:table-cell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office:value-type="string" office:string-value="  &lt;card id=~24a9dba7-11ca-4862-82e9-3462fc0e1a5b~ name=~San Cristobal~&gt;&lt;property name=~Rarity~ value=~R~ /&gt;&lt;property name=~Type~ value=~attachments~ /&gt;&lt;property name=~Cost~ value=~12~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La Boca to play this card. Any player in La Boca may discard San Cristobal by tacking one of their crew with Sailing greater than 6, as an action. When you are in an adjacent Sea, and tacking to pay for a Control card, your Captain produces 3 extra skill points.~ /&gt;&lt;/card&gt;">
            <text:p><text:s text:c="2"/>&lt;card id=~24a9dba7-11ca-4862-82e9-3462fc0e1a5b~ name=~San Cristobal~&gt;&lt;property name=~Rarity~ value=~R~ /&gt;&lt;property name=~Type~ value=~attachments~ /&gt;&lt;property name=~Cost~ value=~12~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La Boca to play this card. Any player in La Boca may discard San Cristobal by tacking one of their crew with Sailing greater than 6, as an action. When you are in an adjacent Sea, and tacking to pay for a Control card, your Captain produces 3 extra skill points.~ /&gt;&lt;/card&gt;</text:p>
          </table:table-cell>
          <table:table-cell table:formula="of:=CONCATENATE(&quot; &lt;Relationship Target=~/cards/&quot;;[.D75];&quot;.jpg~ Id=~C&quot;;[.C75];&quot;~ Type=~http://schemas.octgn.org/picture~/&gt;&quot;)" office:value-type="string" office:string-value=" &lt;Relationship Target=~/cards/FD_sancristobal.jpg~ Id=~C24a9dba7-11ca-4862-82e9-3462fc0e1a5b~ Type=~http://schemas.octgn.org/picture~/&gt;">
            <text:p><text:s/>&lt;Relationship Target=~/cards/FD_sancristobal.jpg~ Id=~C24a9dba7-11ca-4862-82e9-3462fc0e1a5b~ Type=~http://schemas.octgn.org/picture~/&gt;</text:p>
          </table:table-cell>
          <table:table-cell office:value-type="string">
            <text:p>24a9dba7-11ca-4862-82e9-3462fc0e1a5b</text:p>
          </table:table-cell>
          <table:table-cell office:value-type="string">
            <text:p>FD_sancristobal</text:p>
          </table:table-cell>
          <table:table-cell office:value-type="string">
            <text:p>San Cristobal</text:p>
          </table:table-cell>
          <table:table-cell office:value-type="string">
            <text:p>R</text:p>
          </table:table-cell>
          <table:table-cell office:value-type="string">
            <text:p>attachments</text:p>
          </table:table-cell>
          <table:table-cell office:value-type="float" office:value="12">
            <text:p>12</text:p>
          </table:table-cell>
          <table:table-cell office:value-type="string">
            <text:p>Ca</text:p>
          </table:table-cell>
          <table:table-cell table:number-columns-repeated="3"/>
          <table:table-cell office:value-type="string">
            <text:p>C</text:p>
          </table:table-cell>
          <table:table-cell office:value-type="string">
            <text:p>d,s</text:p>
          </table:table-cell>
          <table:table-cell table:number-columns-repeated="8"/>
          <table:table-cell office:value-type="string">
            <text:p>Unique * Control * Port * You must be in La Boca to play this card. Any player in La Boca may discard San Cristobal by tacking one of their crew with Sailing greater than 6, as an action. When you are in an adjacent Sea, and tacking to pay for a Control card, your Captain produces 3 extra skill points.</text:p>
          </table:table-cell>
          <table:table-cell table:number-columns-repeated="999"/>
        </table:table-row>
        <table:table-row table:style-name="ro1">
          <table:table-cell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office:value-type="string" office:string-value="  &lt;card id=~b0b24347-9a04-4dbc-8d72-3099253128af~ name=~Scatter Pistol~&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React: Tack and discard the Scatter Pistol immediately before the first round of Boarding. If you are the Defender, inflict 2 Hits on the other ship in the Boarding.~ /&gt;&lt;/card&gt;">
            <text:p><text:s text:c="2"/>&lt;card id=~b0b24347-9a04-4dbc-8d72-3099253128af~ name=~Scatter Pistol~&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React: Tack and discard the Scatter Pistol immediately before the first round of Boarding. If you are the Defender, inflict 2 Hits on the other ship in the Boarding.~ /&gt;&lt;/card&gt;</text:p>
          </table:table-cell>
          <table:table-cell table:formula="of:=CONCATENATE(&quot; &lt;Relationship Target=~/cards/&quot;;[.D76];&quot;.jpg~ Id=~C&quot;;[.C76];&quot;~ Type=~http://schemas.octgn.org/picture~/&gt;&quot;)" office:value-type="string" office:string-value=" &lt;Relationship Target=~/cards/FD_scatterpistol.jpg~ Id=~Cb0b24347-9a04-4dbc-8d72-3099253128af~ Type=~http://schemas.octgn.org/picture~/&gt;">
            <text:p><text:s/>&lt;Relationship Target=~/cards/FD_scatterpistol.jpg~ Id=~Cb0b24347-9a04-4dbc-8d72-3099253128af~ Type=~http://schemas.octgn.org/picture~/&gt;</text:p>
          </table:table-cell>
          <table:table-cell office:value-type="string">
            <text:p>b0b24347-9a04-4dbc-8d72-3099253128af</text:p>
          </table:table-cell>
          <table:table-cell office:value-type="string">
            <text:p>FD_scatterpistol</text:p>
          </table:table-cell>
          <table:table-cell office:value-type="string">
            <text:p>Scatter Pistol</text:p>
          </table:table-cell>
          <table:table-cell office:value-type="string">
            <text:p>U</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Item * React: Tack and discard the Scatter Pistol immediately before the first round of Boarding. If you are the Defender, inflict 2 Hits on the other ship in the Boarding.</text:p>
          </table:table-cell>
          <table:table-cell table:number-columns-repeated="999"/>
        </table:table-row>
        <table:table-row table:style-name="ro1">
          <table:table-cell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office:value-type="string" office:string-value="  &lt;card id=~57f4189d-a2f9-409f-a6d6-baf1828858c8~ name=~Scott Prest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unaligned~ /&gt;&lt;property name=~Text~ value=~Unique * No attachments * Act: Tack Scott. Until the end of the turn, other ships have their Move Costs increased by 2 when attempting to start a Boarding against your ship.~ /&gt;&lt;/card&gt;">
            <text:p><text:s text:c="2"/>&lt;card id=~57f4189d-a2f9-409f-a6d6-baf1828858c8~ name=~Scott Prest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unaligned~ /&gt;&lt;property name=~Text~ value=~Unique * No attachments * Act: Tack Scott. Until the end of the turn, other ships have their Move Costs increased by 2 when attempting to start a Boarding against your ship.~ /&gt;&lt;/card&gt;</text:p>
          </table:table-cell>
          <table:table-cell table:formula="of:=CONCATENATE(&quot; &lt;Relationship Target=~/cards/&quot;;[.D77];&quot;.jpg~ Id=~C&quot;;[.C77];&quot;~ Type=~http://schemas.octgn.org/picture~/&gt;&quot;)" office:value-type="string" office:string-value=" &lt;Relationship Target=~/cards/FD_scottpreston.jpg~ Id=~C57f4189d-a2f9-409f-a6d6-baf1828858c8~ Type=~http://schemas.octgn.org/picture~/&gt;">
            <text:p><text:s/>&lt;Relationship Target=~/cards/FD_scottpreston.jpg~ Id=~C57f4189d-a2f9-409f-a6d6-baf1828858c8~ Type=~http://schemas.octgn.org/picture~/&gt;</text:p>
          </table:table-cell>
          <table:table-cell office:value-type="string">
            <text:p>57f4189d-a2f9-409f-a6d6-baf1828858c8</text:p>
          </table:table-cell>
          <table:table-cell office:value-type="string">
            <text:p>FD_scottpreston</text:p>
          </table:table-cell>
          <table:table-cell office:value-type="string">
            <text:p>Scott Preston</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3">
            <text:p>3</text:p>
          </table:table-cell>
          <table:table-cell table:number-columns-repeated="2"/>
          <table:table-cell office:value-type="string">
            <text:p>unaligned</text:p>
          </table:table-cell>
          <table:table-cell office:value-type="string">
            <text:p>Unique * No attachments * Act: Tack Scott. Until the end of the turn, other ships have their Move Costs increased by 2 when attempting to start a Boarding against your ship.</text:p>
          </table:table-cell>
          <table:table-cell table:number-columns-repeated="999"/>
        </table:table-row>
        <table:table-row table:style-name="ro1">
          <table:table-cell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office:value-type="string" office:string-value="  &lt;card id=~22797d8d-8abf-4cab-8678-1fdd95263cde~ name=~Second Chanc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If you are in a Sea to which you have a Port attached, Second Chance produces 3 Adventuring.~ /&gt;&lt;/card&gt;">
            <text:p><text:s text:c="2"/>&lt;card id=~22797d8d-8abf-4cab-8678-1fdd95263cde~ name=~Second Chanc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If you are in a Sea to which you have a Port attached, Second Chance produces 3 Adventuring.~ /&gt;&lt;/card&gt;</text:p>
          </table:table-cell>
          <table:table-cell table:formula="of:=CONCATENATE(&quot; &lt;Relationship Target=~/cards/&quot;;[.D78];&quot;.jpg~ Id=~C&quot;;[.C78];&quot;~ Type=~http://schemas.octgn.org/picture~/&gt;&quot;)" office:value-type="string" office:string-value=" &lt;Relationship Target=~/cards/FD_secondchance.jpg~ Id=~C22797d8d-8abf-4cab-8678-1fdd95263cde~ Type=~http://schemas.octgn.org/picture~/&gt;">
            <text:p><text:s/>&lt;Relationship Target=~/cards/FD_secondchance.jpg~ Id=~C22797d8d-8abf-4cab-8678-1fdd95263cde~ Type=~http://schemas.octgn.org/picture~/&gt;</text:p>
          </table:table-cell>
          <table:table-cell office:value-type="string">
            <text:p>22797d8d-8abf-4cab-8678-1fdd95263cde</text:p>
          </table:table-cell>
          <table:table-cell office:value-type="string">
            <text:p>FD_secondchance</text:p>
          </table:table-cell>
          <table:table-cell office:value-type="string">
            <text:p>Second Chance</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are paying an Adventuring cost. If you are in a Sea to which you have a Port attached, Second Chance produces 3 Adventuring.</text:p>
          </table:table-cell>
          <table:table-cell table:number-columns-repeated="999"/>
        </table:table-row>
        <table:table-row table:style-name="ro1">
          <table:table-cell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office:value-type="string" office:string-value="  &lt;card id=~b6fdbdee-b438-450f-8620-6743911e35dc~ name=~Shal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3~ /&gt;&lt;property name=~Swashbuckling~ value=~3~ /&gt;&lt;property name=~Crew Max~ value=~~ /&gt;&lt;property name=~Move Cost~ value=~~ /&gt;&lt;property name=~Faction~ value=~Corsairs~ /&gt;&lt;property name=~Text~ value=~Experienced * Unique * Loyal * Villainous * React: Once per turn, when you are producing Influence, you may sink one of your Corsairs crew to produce 2 Influence. Kheired-Din could barely be contained after the escape. Only Shala's gentle words kept him from butchering the entire crew.~ /&gt;&lt;/card&gt;">
            <text:p><text:s text:c="2"/>&lt;card id=~b6fdbdee-b438-450f-8620-6743911e35dc~ name=~Shal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3~ /&gt;&lt;property name=~Swashbuckling~ value=~3~ /&gt;&lt;property name=~Crew Max~ value=~~ /&gt;&lt;property name=~Move Cost~ value=~~ /&gt;&lt;property name=~Faction~ value=~Corsairs~ /&gt;&lt;property name=~Text~ value=~Experienced * Unique * Loyal * Villainous * React: Once per turn, when you are producing Influence, you may sink one of your Corsairs crew to produce 2 Influence. Kheired-Din could barely be contained after the escape. Only Shala's gentle words kept him from butchering the entire crew.~ /&gt;&lt;/card&gt;</text:p>
          </table:table-cell>
          <table:table-cell table:formula="of:=CONCATENATE(&quot; &lt;Relationship Target=~/cards/&quot;;[.D79];&quot;.jpg~ Id=~C&quot;;[.C79];&quot;~ Type=~http://schemas.octgn.org/picture~/&gt;&quot;)" office:value-type="string" office:string-value=" &lt;Relationship Target=~/cards/FD_shala.jpg~ Id=~Cb6fdbdee-b438-450f-8620-6743911e35dc~ Type=~http://schemas.octgn.org/picture~/&gt;">
            <text:p><text:s/>&lt;Relationship Target=~/cards/FD_shala.jpg~ Id=~Cb6fdbdee-b438-450f-8620-6743911e35dc~ Type=~http://schemas.octgn.org/picture~/&gt;</text:p>
          </table:table-cell>
          <table:table-cell office:value-type="string">
            <text:p>b6fdbdee-b438-450f-8620-6743911e35dc</text:p>
          </table:table-cell>
          <table:table-cell office:value-type="string">
            <text:p>FD_shala</text:p>
          </table:table-cell>
          <table:table-cell office:value-type="string">
            <text:p>Shala</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4">
            <text:p>4</text:p>
          </table:table-cell>
          <table:table-cell table:number-columns-repeated="3" office:value-type="float" office:value="3">
            <text:p>3</text:p>
          </table:table-cell>
          <table:table-cell table:number-columns-repeated="2"/>
          <table:table-cell office:value-type="string">
            <text:p>Corsairs</text:p>
          </table:table-cell>
          <table:table-cell office:value-type="string">
            <text:p>Experienced * Unique * Loyal * Villainous * React: Once per turn, when you are producing Influence, you may sink one of your Corsairs crew to produce 2 Influence. Kheired-Din could barely be contained after the escape. Only Shala's gentle words kept him from butchering the entire crew.</text:p>
          </table:table-cell>
          <table:table-cell table:number-columns-repeated="999"/>
        </table:table-row>
        <table:table-row table:style-name="ro1">
          <table:table-cell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office:value-type="string" office:string-value="  &lt;card id=~cd58b9cf-0cfa-4c64-927c-3adcf58785c2~ name=~She Canna Take I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Hits to the target equal to four times the number of Damage attachments attached to that Ship.~ /&gt;&lt;/card&gt;">
            <text:p><text:s text:c="2"/>&lt;card id=~cd58b9cf-0cfa-4c64-927c-3adcf58785c2~ name=~She Canna Take I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Hits to the target equal to four times the number of Damage attachments attached to that Ship.~ /&gt;&lt;/card&gt;</text:p>
          </table:table-cell>
          <table:table-cell table:formula="of:=CONCATENATE(&quot; &lt;Relationship Target=~/cards/&quot;;[.D80];&quot;.jpg~ Id=~C&quot;;[.C80];&quot;~ Type=~http://schemas.octgn.org/picture~/&gt;&quot;)" office:value-type="string" office:string-value=" &lt;Relationship Target=~/cards/FD_SheCannaTakeIt.jpg~ Id=~Ccd58b9cf-0cfa-4c64-927c-3adcf58785c2~ Type=~http://schemas.octgn.org/picture~/&gt;">
            <text:p><text:s/>&lt;Relationship Target=~/cards/FD_SheCannaTakeIt.jpg~ Id=~Ccd58b9cf-0cfa-4c64-927c-3adcf58785c2~ Type=~http://schemas.octgn.org/picture~/&gt;</text:p>
          </table:table-cell>
          <table:table-cell office:value-type="string">
            <text:p>cd58b9cf-0cfa-4c64-927c-3adcf58785c2</text:p>
          </table:table-cell>
          <table:table-cell office:value-type="string">
            <text:p>FD_SheCannaTakeIt</text:p>
          </table:table-cell>
          <table:table-cell office:value-type="string">
            <text:p>She Canna Take It!</text:p>
          </table:table-cell>
          <table:table-cell office:value-type="string">
            <text:p>R</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Ship. Inflict Hits to the target equal to four times the number of Damage attachments attached to that Ship.</text:p>
          </table:table-cell>
          <table:table-cell table:number-columns-repeated="999"/>
        </table:table-row>
        <table:table-row table:style-name="ro1">
          <table:table-cell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office:value-type="string" office:string-value="  &lt;card id=~cb01ca9a-51c3-4252-ad71-34b7cece256b~ name=~She'll Hold Togeth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your Captain or a crew with the First Mate trait to absorb Hits. That crew absorbs an additional amount of Hits equal to the number of Damage attachments attached to your Ship.~ /&gt;&lt;/card&gt;">
            <text:p><text:s text:c="2"/>&lt;card id=~cb01ca9a-51c3-4252-ad71-34b7cece256b~ name=~She'll Hold Togeth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your Captain or a crew with the First Mate trait to absorb Hits. That crew absorbs an additional amount of Hits equal to the number of Damage attachments attached to your Ship.~ /&gt;&lt;/card&gt;</text:p>
          </table:table-cell>
          <table:table-cell table:formula="of:=CONCATENATE(&quot; &lt;Relationship Target=~/cards/&quot;;[.D81];&quot;.jpg~ Id=~C&quot;;[.C81];&quot;~ Type=~http://schemas.octgn.org/picture~/&gt;&quot;)" office:value-type="string" office:string-value=" &lt;Relationship Target=~/cards/FD_shellholdtogether.jpg~ Id=~Ccb01ca9a-51c3-4252-ad71-34b7cece256b~ Type=~http://schemas.octgn.org/picture~/&gt;">
            <text:p><text:s/>&lt;Relationship Target=~/cards/FD_shellholdtogether.jpg~ Id=~Ccb01ca9a-51c3-4252-ad71-34b7cece256b~ Type=~http://schemas.octgn.org/picture~/&gt;</text:p>
          </table:table-cell>
          <table:table-cell office:value-type="string">
            <text:p>cb01ca9a-51c3-4252-ad71-34b7cece256b</text:p>
          </table:table-cell>
          <table:table-cell office:value-type="string">
            <text:p>FD_shellholdtogether</text:p>
          </table:table-cell>
          <table:table-cell office:value-type="string">
            <text:p>She'll Hold Together</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tack your Captain or a crew with the First Mate trait to absorb Hits. That crew absorbs an additional amount of Hits equal to the number of Damage attachments attached to your Ship.</text:p>
          </table:table-cell>
          <table:table-cell table:number-columns-repeated="999"/>
        </table:table-row>
        <table:table-row table:style-name="ro1">
          <table:table-cell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office:value-type="string" office:string-value="  &lt;card id=~56f9dfe3-fdaf-47e3-83ff-838ee074bcc1~ name=~Shining Example~&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with the First Mate trait to produce skill points. That crew produces 3 extra skill points.~ /&gt;&lt;/card&gt;">
            <text:p><text:s text:c="2"/>&lt;card id=~56f9dfe3-fdaf-47e3-83ff-838ee074bcc1~ name=~Shining Example~&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with the First Mate trait to produce skill points. That crew produces 3 extra skill points.~ /&gt;&lt;/card&gt;</text:p>
          </table:table-cell>
          <table:table-cell table:formula="of:=CONCATENATE(&quot; &lt;Relationship Target=~/cards/&quot;;[.D82];&quot;.jpg~ Id=~C&quot;;[.C82];&quot;~ Type=~http://schemas.octgn.org/picture~/&gt;&quot;)" office:value-type="string" office:string-value=" &lt;Relationship Target=~/cards/FD_shiningexample.jpg~ Id=~C56f9dfe3-fdaf-47e3-83ff-838ee074bcc1~ Type=~http://schemas.octgn.org/picture~/&gt;">
            <text:p><text:s/>&lt;Relationship Target=~/cards/FD_shiningexample.jpg~ Id=~C56f9dfe3-fdaf-47e3-83ff-838ee074bcc1~ Type=~http://schemas.octgn.org/picture~/&gt;</text:p>
          </table:table-cell>
          <table:table-cell office:value-type="string">
            <text:p>56f9dfe3-fdaf-47e3-83ff-838ee074bcc1</text:p>
          </table:table-cell>
          <table:table-cell office:value-type="string">
            <text:p>FD_shiningexample</text:p>
          </table:table-cell>
          <table:table-cell office:value-type="string">
            <text:p>Shining Example</text:p>
          </table:table-cell>
          <table:table-cell office:value-type="string">
            <text:p>R</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tacking a crew with the First Mate trait to produce skill points. That crew produces 3 extra skill points.</text:p>
          </table:table-cell>
          <table:table-cell table:number-columns-repeated="999"/>
        </table:table-row>
        <table:table-row table:style-name="ro1">
          <table:table-cell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office:value-type="string" office:string-value="  &lt;card id=~871ef725-021b-4500-9d19-74af46c5def0~ name=~Skeletal Dregs~&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Black Freighter~ /&gt;&lt;property name=~Text~ value=~Loyal * No attachments * Skeletal (This crew may not tack to absorb Hits. Place this crew in your discard pile when it is sunk.) React: When the Dregs sink to absorb Hits, discard a card from your hand to place the Dregs in your hand instead of the discard pile.~ /&gt;&lt;/card&gt;">
            <text:p><text:s text:c="2"/>&lt;card id=~871ef725-021b-4500-9d19-74af46c5def0~ name=~Skeletal Dregs~&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Black Freighter~ /&gt;&lt;property name=~Text~ value=~Loyal * No attachments * Skeletal (This crew may not tack to absorb Hits. Place this crew in your discard pile when it is sunk.) React: When the Dregs sink to absorb Hits, discard a card from your hand to place the Dregs in your hand instead of the discard pile.~ /&gt;&lt;/card&gt;</text:p>
          </table:table-cell>
          <table:table-cell table:formula="of:=CONCATENATE(&quot; &lt;Relationship Target=~/cards/&quot;;[.D83];&quot;.jpg~ Id=~C&quot;;[.C83];&quot;~ Type=~http://schemas.octgn.org/picture~/&gt;&quot;)" office:value-type="string" office:string-value=" &lt;Relationship Target=~/cards/FD_skeletaldregs.jpg~ Id=~C871ef725-021b-4500-9d19-74af46c5def0~ Type=~http://schemas.octgn.org/picture~/&gt;">
            <text:p><text:s/>&lt;Relationship Target=~/cards/FD_skeletaldregs.jpg~ Id=~C871ef725-021b-4500-9d19-74af46c5def0~ Type=~http://schemas.octgn.org/picture~/&gt;</text:p>
          </table:table-cell>
          <table:table-cell office:value-type="string">
            <text:p>871ef725-021b-4500-9d19-74af46c5def0</text:p>
          </table:table-cell>
          <table:table-cell office:value-type="string">
            <text:p>FD_skeletaldregs</text:p>
          </table:table-cell>
          <table:table-cell office:value-type="string">
            <text:p>Skeletal Dregs</text:p>
          </table:table-cell>
          <table:table-cell office:value-type="string">
            <text:p>U</text:p>
          </table:table-cell>
          <table:table-cell office:value-type="string">
            <text:p>crew</text:p>
          </table:table-cell>
          <table:table-cell office:value-type="float" office:value="1">
            <text:p>1</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Black Freighter</text:p>
          </table:table-cell>
          <table:table-cell office:value-type="string">
            <text:p>Loyal * No attachments * Skeletal (This crew may not tack to absorb Hits. Place this crew in your discard pile when it is sunk.) React: When the Dregs sink to absorb Hits, discard a card from your hand to place the Dregs in your hand instead of the discard pile.</text:p>
          </table:table-cell>
          <table:table-cell table:number-columns-repeated="999"/>
        </table:table-row>
        <table:table-row table:style-name="ro1">
          <table:table-cell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office:value-type="string" office:string-value="  &lt;card id=~37897771-984d-430d-9d4e-765f5345b18c~ name=~Sousdal~&gt;&lt;property name=~Rarity~ value=~R~ /&gt;&lt;property name=~Type~ value=~attachments~ /&gt;&lt;property name=~Cost~ value=~12~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Mirror to play this card. Any player in the Mirror may discard Sousdal by tacking one of their crew with Adventuring greater than 6, as an action. When you are in an adjacent Sea, and tacking to pay for a Control card, your Captain produces 3 extra skill points.~ /&gt;&lt;/card&gt;">
            <text:p><text:s text:c="2"/>&lt;card id=~37897771-984d-430d-9d4e-765f5345b18c~ name=~Sousdal~&gt;&lt;property name=~Rarity~ value=~R~ /&gt;&lt;property name=~Type~ value=~attachments~ /&gt;&lt;property name=~Cost~ value=~12~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Mirror to play this card. Any player in the Mirror may discard Sousdal by tacking one of their crew with Adventuring greater than 6, as an action. When you are in an adjacent Sea, and tacking to pay for a Control card, your Captain produces 3 extra skill points.~ /&gt;&lt;/card&gt;</text:p>
          </table:table-cell>
          <table:table-cell table:formula="of:=CONCATENATE(&quot; &lt;Relationship Target=~/cards/&quot;;[.D84];&quot;.jpg~ Id=~C&quot;;[.C84];&quot;~ Type=~http://schemas.octgn.org/picture~/&gt;&quot;)" office:value-type="string" office:string-value=" &lt;Relationship Target=~/cards/FD_sousdal.jpg~ Id=~C37897771-984d-430d-9d4e-765f5345b18c~ Type=~http://schemas.octgn.org/picture~/&gt;">
            <text:p><text:s/>&lt;Relationship Target=~/cards/FD_sousdal.jpg~ Id=~C37897771-984d-430d-9d4e-765f5345b18c~ Type=~http://schemas.octgn.org/picture~/&gt;</text:p>
          </table:table-cell>
          <table:table-cell office:value-type="string">
            <text:p>37897771-984d-430d-9d4e-765f5345b18c</text:p>
          </table:table-cell>
          <table:table-cell office:value-type="string">
            <text:p>FD_sousdal</text:p>
          </table:table-cell>
          <table:table-cell office:value-type="string">
            <text:p>Sousdal</text:p>
          </table:table-cell>
          <table:table-cell office:value-type="string">
            <text:p>R</text:p>
          </table:table-cell>
          <table:table-cell office:value-type="string">
            <text:p>attachments</text:p>
          </table:table-cell>
          <table:table-cell office:value-type="float" office:value="12">
            <text:p>12</text:p>
          </table:table-cell>
          <table:table-cell office:value-type="string">
            <text:p>Sa</text:p>
          </table:table-cell>
          <table:table-cell table:number-columns-repeated="3"/>
          <table:table-cell office:value-type="string">
            <text:p>C</text:p>
          </table:table-cell>
          <table:table-cell office:value-type="string">
            <text:p>d,s</text:p>
          </table:table-cell>
          <table:table-cell table:number-columns-repeated="8"/>
          <table:table-cell office:value-type="string">
            <text:p>Unique * Control * Port * You must be in the Mirror to play this card. Any player in the Mirror may discard Sousdal by tacking one of their crew with Adventuring greater than 6, as an action. When you are in an adjacent Sea, and tacking to pay for a Control card, your Captain produces 3 extra skill points.</text:p>
          </table:table-cell>
          <table:table-cell table:number-columns-repeated="999"/>
        </table:table-row>
        <table:table-row table:style-name="ro1">
          <table:table-cell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office:value-type="string" office:string-value="  &lt;card id=~e36959b8-c76a-42ec-ac36-99559217e83a~ name=~St. Roger's Spygl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Glamour 2 Knack (May only be attached to a crew with Glamour of 2 or more) Your adventures may be placed 1 Sea closer or farther when brought into play (minimum 1 Sea Away).~ /&gt;&lt;/card&gt;">
            <text:p><text:s text:c="2"/>&lt;card id=~e36959b8-c76a-42ec-ac36-99559217e83a~ name=~St. Roger's Spygl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Glamour 2 Knack (May only be attached to a crew with Glamour of 2 or more) Your adventures may be placed 1 Sea closer or farther when brought into play (minimum 1 Sea Away).~ /&gt;&lt;/card&gt;</text:p>
          </table:table-cell>
          <table:table-cell table:formula="of:=CONCATENATE(&quot; &lt;Relationship Target=~/cards/&quot;;[.D85];&quot;.jpg~ Id=~C&quot;;[.C85];&quot;~ Type=~http://schemas.octgn.org/picture~/&gt;&quot;)" office:value-type="string" office:string-value=" &lt;Relationship Target=~/cards/FD_StRogersSpyglass.jpg~ Id=~Ce36959b8-c76a-42ec-ac36-99559217e83a~ Type=~http://schemas.octgn.org/picture~/&gt;">
            <text:p><text:s/>&lt;Relationship Target=~/cards/FD_StRogersSpyglass.jpg~ Id=~Ce36959b8-c76a-42ec-ac36-99559217e83a~ Type=~http://schemas.octgn.org/picture~/&gt;</text:p>
          </table:table-cell>
          <table:table-cell office:value-type="string">
            <text:p>e36959b8-c76a-42ec-ac36-99559217e83a</text:p>
          </table:table-cell>
          <table:table-cell office:value-type="string">
            <text:p>FD_StRogersSpyglass</text:p>
          </table:table-cell>
          <table:table-cell office:value-type="string">
            <text:p>St. Roger's Spyglass</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Unique * Item * Glamour 2 Knack (May only be attached to a crew with Glamour of 2 or more) Your adventures may be placed 1 Sea closer or farther when brought into play (minimum 1 Sea Away).</text:p>
          </table:table-cell>
          <table:table-cell table:number-columns-repeated="999"/>
        </table:table-row>
        <table:table-row table:style-name="ro1">
          <table:table-cell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office:value-type="string" office:string-value="  &lt;card id=~37734f9b-633b-4cf1-bc1a-6c212aa10698~ name=~Steady Leak~&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9 Hits. This card attaches to your Ship as a Damage Attachment. While this card is attached to your Ship you suffer 1 extra Hit each time you suffer Hits. You may sink this Attachment by tacking 7 Swashbuckling as an action. You may not sink or discard this card with other card effects.~ /&gt;&lt;/card&gt;">
            <text:p><text:s text:c="2"/>&lt;card id=~37734f9b-633b-4cf1-bc1a-6c212aa10698~ name=~Steady Leak~&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9 Hits. This card attaches to your Ship as a Damage Attachment. While this card is attached to your Ship you suffer 1 extra Hit each time you suffer Hits. You may sink this Attachment by tacking 7 Swashbuckling as an action. You may not sink or discard this card with other card effects.~ /&gt;&lt;/card&gt;</text:p>
          </table:table-cell>
          <table:table-cell table:formula="of:=CONCATENATE(&quot; &lt;Relationship Target=~/cards/&quot;;[.D86];&quot;.jpg~ Id=~C&quot;;[.C86];&quot;~ Type=~http://schemas.octgn.org/picture~/&gt;&quot;)" office:value-type="string" office:string-value=" &lt;Relationship Target=~/cards/FD_steadyleak.jpg~ Id=~C37734f9b-633b-4cf1-bc1a-6c212aa10698~ Type=~http://schemas.octgn.org/picture~/&gt;">
            <text:p><text:s/>&lt;Relationship Target=~/cards/FD_steadyleak.jpg~ Id=~C37734f9b-633b-4cf1-bc1a-6c212aa10698~ Type=~http://schemas.octgn.org/picture~/&gt;</text:p>
          </table:table-cell>
          <table:table-cell office:value-type="string">
            <text:p>37734f9b-633b-4cf1-bc1a-6c212aa10698</text:p>
          </table:table-cell>
          <table:table-cell office:value-type="string">
            <text:p>FD_steadyleak</text:p>
          </table:table-cell>
          <table:table-cell office:value-type="string">
            <text:p>Steady Leak</text:p>
          </table:table-cell>
          <table:table-cell office:value-type="string">
            <text:p>R</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this card when you are suffering Hits to absorb 9 Hits. This card attaches to your Ship as a Damage Attachment. While this card is attached to your Ship you suffer 1 extra Hit each time you suffer Hits. You may sink this Attachment by tacking 7 Swashbuckling as an action. You may not sink or discard this card with other card effects.</text:p>
          </table:table-cell>
          <table:table-cell table:number-columns-repeated="999"/>
        </table:table-row>
        <table:table-row table:style-name="ro1">
          <table:table-cell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office:value-type="string" office:string-value="  &lt;card id=~d5bc26c2-7ed8-4f59-a389-09faedc2df55~ name=~Stealing the Falcon's Roost~&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When this card enters play, sink all Ship attachments attached to your Ship, including all Damage attachments. Your crew maximum is modified to a 9 and your Ship's Move Cost is modified to a 3 while this card is attached.~ /&gt;&lt;/card&gt;">
            <text:p><text:s text:c="2"/>&lt;card id=~d5bc26c2-7ed8-4f59-a389-09faedc2df55~ name=~Stealing the Falcon's Roost~&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When this card enters play, sink all Ship attachments attached to your Ship, including all Damage attachments. Your crew maximum is modified to a 9 and your Ship's Move Cost is modified to a 3 while this card is attached.~ /&gt;&lt;/card&gt;</text:p>
          </table:table-cell>
          <table:table-cell table:formula="of:=CONCATENATE(&quot; &lt;Relationship Target=~/cards/&quot;;[.D87];&quot;.jpg~ Id=~C&quot;;[.C87];&quot;~ Type=~http://schemas.octgn.org/picture~/&gt;&quot;)" office:value-type="string" office:string-value=" &lt;Relationship Target=~/cards/FD_stealingthefalconsroost.jpg~ Id=~Cd5bc26c2-7ed8-4f59-a389-09faedc2df55~ Type=~http://schemas.octgn.org/picture~/&gt;">
            <text:p><text:s/>&lt;Relationship Target=~/cards/FD_stealingthefalconsroost.jpg~ Id=~Cd5bc26c2-7ed8-4f59-a389-09faedc2df55~ Type=~http://schemas.octgn.org/picture~/&gt;</text:p>
          </table:table-cell>
          <table:table-cell office:value-type="string">
            <text:p>d5bc26c2-7ed8-4f59-a389-09faedc2df55</text:p>
          </table:table-cell>
          <table:table-cell office:value-type="string">
            <text:p>FD_stealingthefalconsroost</text:p>
          </table:table-cell>
          <table:table-cell office:value-type="string">
            <text:p>Stealing the Falcon's Roost</text:p>
          </table:table-cell>
          <table:table-cell office:value-type="string">
            <text:p>R</text:p>
          </table:table-cell>
          <table:table-cell office:value-type="string">
            <text:p>attachments</text:p>
          </table:table-cell>
          <table:table-cell office:value-type="float" office:value="6">
            <text:p>6</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Unique * When this card enters play, sink all Ship attachments attached to your Ship, including all Damage attachments. Your crew maximum is modified to a 9 and your Ship's Move Cost is modified to a 3 while this card is attached.</text:p>
          </table:table-cell>
          <table:table-cell table:number-columns-repeated="999"/>
        </table:table-row>
        <table:table-row table:style-name="ro1">
          <table:table-cell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office:value-type="string" office:string-value="  &lt;card id=~6c9369b2-c763-425a-b3d8-a39b6129e146~ name=~The Betrayal of Allend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performing an action. Target a crew on another Ship in this Sea. Tack all attachments attached to that crew.~ /&gt;&lt;/card&gt;">
            <text:p><text:s text:c="2"/>&lt;card id=~6c9369b2-c763-425a-b3d8-a39b6129e146~ name=~The Betrayal of Allend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performing an action. Target a crew on another Ship in this Sea. Tack all attachments attached to that crew.~ /&gt;&lt;/card&gt;</text:p>
          </table:table-cell>
          <table:table-cell table:formula="of:=CONCATENATE(&quot; &lt;Relationship Target=~/cards/&quot;;[.D88];&quot;.jpg~ Id=~C&quot;;[.C88];&quot;~ Type=~http://schemas.octgn.org/picture~/&gt;&quot;)" office:value-type="string" office:string-value=" &lt;Relationship Target=~/cards/FD_betrayalofallende.jpg~ Id=~C6c9369b2-c763-425a-b3d8-a39b6129e146~ Type=~http://schemas.octgn.org/picture~/&gt;">
            <text:p><text:s/>&lt;Relationship Target=~/cards/FD_betrayalofallende.jpg~ Id=~C6c9369b2-c763-425a-b3d8-a39b6129e146~ Type=~http://schemas.octgn.org/picture~/&gt;</text:p>
          </table:table-cell>
          <table:table-cell office:value-type="string">
            <text:p>6c9369b2-c763-425a-b3d8-a39b6129e146</text:p>
          </table:table-cell>
          <table:table-cell office:value-type="string">
            <text:p>FD_betrayalofallende</text:p>
          </table:table-cell>
          <table:table-cell office:value-type="string">
            <text:p>The Betrayal of Allende</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before performing an action. Target a crew on another Ship in this Sea. Tack all attachments attached to that crew.</text:p>
          </table:table-cell>
          <table:table-cell table:number-columns-repeated="999"/>
        </table:table-row>
        <table:table-row table:style-name="ro1">
          <table:table-cell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office:value-type="string" office:string-value="  &lt;card id=~2fda2b0a-2615-4a91-a5de-b9199f6e0b18~ name=~The Calloways~&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Explorer's Society~ /&gt;&lt;property name=~Text~ value=~Experienced * Unique * Loyal * Swordsman +1 * (The Calloways inflict 1 extra Hit during Boarding Attacks) The Calloways have +2 Swashbuckling while you are the Defender in a Boarding.~ /&gt;&lt;/card&gt;">
            <text:p><text:s text:c="2"/>&lt;card id=~2fda2b0a-2615-4a91-a5de-b9199f6e0b18~ name=~The Calloways~&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Explorer's Society~ /&gt;&lt;property name=~Text~ value=~Experienced * Unique * Loyal * Swordsman +1 * (The Calloways inflict 1 extra Hit during Boarding Attacks) The Calloways have +2 Swashbuckling while you are the Defender in a Boarding.~ /&gt;&lt;/card&gt;</text:p>
          </table:table-cell>
          <table:table-cell table:formula="of:=CONCATENATE(&quot; &lt;Relationship Target=~/cards/&quot;;[.D89];&quot;.jpg~ Id=~C&quot;;[.C89];&quot;~ Type=~http://schemas.octgn.org/picture~/&gt;&quot;)" office:value-type="string" office:string-value=" &lt;Relationship Target=~/cards/FD_TheCalloways.jpg~ Id=~C2fda2b0a-2615-4a91-a5de-b9199f6e0b18~ Type=~http://schemas.octgn.org/picture~/&gt;">
            <text:p><text:s/>&lt;Relationship Target=~/cards/FD_TheCalloways.jpg~ Id=~C2fda2b0a-2615-4a91-a5de-b9199f6e0b18~ Type=~http://schemas.octgn.org/picture~/&gt;</text:p>
          </table:table-cell>
          <table:table-cell office:value-type="string">
            <text:p>2fda2b0a-2615-4a91-a5de-b9199f6e0b18</text:p>
          </table:table-cell>
          <table:table-cell office:value-type="string">
            <text:p>FD_TheCalloways</text:p>
          </table:table-cell>
          <table:table-cell office:value-type="string">
            <text:p>The Calloways</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table:number-columns-repeated="2"/>
          <table:table-cell office:value-type="string">
            <text:p>Explorer's Society</text:p>
          </table:table-cell>
          <table:table-cell office:value-type="string">
            <text:p>Experienced * Unique * Loyal * Swordsman +1 * (The Calloways inflict 1 extra Hit during Boarding Attacks) The Calloways have +2 Swashbuckling while you are the Defender in a Boarding.</text:p>
          </table:table-cell>
          <table:table-cell table:number-columns-repeated="999"/>
        </table:table-row>
        <table:table-row table:style-name="ro1">
          <table:table-cell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office:value-type="string" office:string-value="  &lt;card id=~6ed5afa2-c6ce-477e-a063-6a922e7fca22~ name=~The Destruction of the Spear~&gt;&lt;property name=~Rarity~ value=~U~ /&gt;&lt;property name=~Type~ value=~actions~ /&gt;&lt;property name=~Cost~ value=~2~ /&gt;&lt;property name=~Cost Type~ value=~Ca~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non-Gosse ships currently in the Trade Sea have their Move Cost increased by 1 until the end of the turn. Any player in the Trade Sea may cancel this action.~ /&gt;&lt;/card&gt;">
            <text:p><text:s text:c="2"/>&lt;card id=~6ed5afa2-c6ce-477e-a063-6a922e7fca22~ name=~The Destruction of the Spear~&gt;&lt;property name=~Rarity~ value=~U~ /&gt;&lt;property name=~Type~ value=~actions~ /&gt;&lt;property name=~Cost~ value=~2~ /&gt;&lt;property name=~Cost Type~ value=~Ca~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non-Gosse ships currently in the Trade Sea have their Move Cost increased by 1 until the end of the turn. Any player in the Trade Sea may cancel this action.~ /&gt;&lt;/card&gt;</text:p>
          </table:table-cell>
          <table:table-cell table:formula="of:=CONCATENATE(&quot; &lt;Relationship Target=~/cards/&quot;;[.D90];&quot;.jpg~ Id=~C&quot;;[.C90];&quot;~ Type=~http://schemas.octgn.org/picture~/&gt;&quot;)" office:value-type="string" office:string-value=" &lt;Relationship Target=~/cards/FD_destructionofthespear.jpg~ Id=~C6ed5afa2-c6ce-477e-a063-6a922e7fca22~ Type=~http://schemas.octgn.org/picture~/&gt;">
            <text:p><text:s/>&lt;Relationship Target=~/cards/FD_destructionofthespear.jpg~ Id=~C6ed5afa2-c6ce-477e-a063-6a922e7fca22~ Type=~http://schemas.octgn.org/picture~/&gt;</text:p>
          </table:table-cell>
          <table:table-cell office:value-type="string">
            <text:p>6ed5afa2-c6ce-477e-a063-6a922e7fca22</text:p>
          </table:table-cell>
          <table:table-cell office:value-type="string">
            <text:p>FD_destructionofthespear</text:p>
          </table:table-cell>
          <table:table-cell office:value-type="string">
            <text:p>The Destruction of the Spear</text:p>
          </table:table-cell>
          <table:table-cell office:value-type="string">
            <text:p>U</text:p>
          </table:table-cell>
          <table:table-cell office:value-type="string">
            <text:p>actions</text:p>
          </table:table-cell>
          <table:table-cell office:value-type="float" office:value="2">
            <text:p>2</text:p>
          </table:table-cell>
          <table:table-cell office:value-type="string">
            <text:p>Ca</text:p>
          </table:table-cell>
          <table:table-cell office:value-type="string">
            <text:p>M+0</text:p>
          </table:table-cell>
          <table:table-cell table:number-columns-repeated="2"/>
          <table:table-cell office:value-type="string">
            <text:p>S</text:p>
          </table:table-cell>
          <table:table-cell office:value-type="string">
            <text:p>d,p</text:p>
          </table:table-cell>
          <table:table-cell table:number-columns-repeated="8"/>
          <table:table-cell office:value-type="string">
            <text:p>All non-Gosse ships currently in the Trade Sea have their Move Cost increased by 1 until the end of the turn. Any player in the Trade Sea may cancel this action.</text:p>
          </table:table-cell>
          <table:table-cell table:number-columns-repeated="999"/>
        </table:table-row>
        <table:table-row table:style-name="ro1">
          <table:table-cell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office:value-type="string" office:string-value="  &lt;card id=~78d33464-4031-41df-8288-568da3fdf056~ name=~The Four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Pay 8 Adventuring (4 if completed in Frothing Sea). * Captain Attachment: Act: Sink this card. All ships not in this Sea must pay their Ship?s Move Cost +2 or suffer 5 Hits.~ /&gt;&lt;/card&gt;">
            <text:p><text:s text:c="2"/>&lt;card id=~78d33464-4031-41df-8288-568da3fdf056~ name=~The Four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Pay 8 Adventuring (4 if completed in Frothing Sea). * Captain Attachment: Act: Sink this card. All ships not in this Sea must pay their Ship?s Move Cost +2 or suffer 5 Hits.~ /&gt;&lt;/card&gt;</text:p>
          </table:table-cell>
          <table:table-cell table:formula="of:=CONCATENATE(&quot; &lt;Relationship Target=~/cards/&quot;;[.D91];&quot;.jpg~ Id=~C&quot;;[.C91];&quot;~ Type=~http://schemas.octgn.org/picture~/&gt;&quot;)" office:value-type="string" office:string-value=" &lt;Relationship Target=~/cards/FD_TheFourthSwitch.jpg~ Id=~C78d33464-4031-41df-8288-568da3fdf056~ Type=~http://schemas.octgn.org/picture~/&gt;">
            <text:p><text:s/>&lt;Relationship Target=~/cards/FD_TheFourthSwitch.jpg~ Id=~C78d33464-4031-41df-8288-568da3fdf056~ Type=~http://schemas.octgn.org/picture~/&gt;</text:p>
          </table:table-cell>
          <table:table-cell office:value-type="string">
            <text:p>78d33464-4031-41df-8288-568da3fdf056</text:p>
          </table:table-cell>
          <table:table-cell office:value-type="string">
            <text:p>FD_TheFourthSwitch</text:p>
          </table:table-cell>
          <table:table-cell office:value-type="string">
            <text:p>The Fourth Switch</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Unique * 2 Seas Away * To complete: Pay 8 Adventuring (4 if completed in Frothing Sea). * Captain Attachment: Act: Sink this card. All ships not in this Sea must pay their Ship?s Move Cost +2 or suffer 5 Hits.</text:p>
          </table:table-cell>
          <table:table-cell table:number-columns-repeated="999"/>
        </table:table-row>
        <table:table-row table:style-name="ro1">
          <table:table-cell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office:value-type="string" office:string-value="  &lt;card id=~c96ed7ba-284d-4b8f-9a4f-ce25347e3c3e~ name=~The Futility of It All~&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a Boarding Attack. Until the end of the Boarding, non-Captain crew may not inflict more Hits than their printed Influence cost during a Boarding Attack.~ /&gt;&lt;/card&gt;">
            <text:p><text:s text:c="2"/>&lt;card id=~c96ed7ba-284d-4b8f-9a4f-ce25347e3c3e~ name=~The Futility of It All~&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a Boarding Attack. Until the end of the Boarding, non-Captain crew may not inflict more Hits than their printed Influence cost during a Boarding Attack.~ /&gt;&lt;/card&gt;</text:p>
          </table:table-cell>
          <table:table-cell table:formula="of:=CONCATENATE(&quot; &lt;Relationship Target=~/cards/&quot;;[.D92];&quot;.jpg~ Id=~C&quot;;[.C92];&quot;~ Type=~http://schemas.octgn.org/picture~/&gt;&quot;)" office:value-type="string" office:string-value=" &lt;Relationship Target=~/cards/FD_futilityofitall.jpg~ Id=~Cc96ed7ba-284d-4b8f-9a4f-ce25347e3c3e~ Type=~http://schemas.octgn.org/picture~/&gt;">
            <text:p><text:s/>&lt;Relationship Target=~/cards/FD_futilityofitall.jpg~ Id=~Cc96ed7ba-284d-4b8f-9a4f-ce25347e3c3e~ Type=~http://schemas.octgn.org/picture~/&gt;</text:p>
          </table:table-cell>
          <table:table-cell office:value-type="string">
            <text:p>c96ed7ba-284d-4b8f-9a4f-ce25347e3c3e</text:p>
          </table:table-cell>
          <table:table-cell office:value-type="string">
            <text:p>FD_futilityofitall</text:p>
          </table:table-cell>
          <table:table-cell office:value-type="string">
            <text:p>The Futility of It All</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nstead of a Boarding Attack. Until the end of the Boarding, non-Captain crew may not inflict more Hits than their printed Influence cost during a Boarding Attack.</text:p>
          </table:table-cell>
          <table:table-cell table:number-columns-repeated="999"/>
        </table:table-row>
        <table:table-row table:style-name="ro1">
          <table:table-cell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office:value-type="string" office:string-value="  &lt;card id=~b717b5b3-130a-44cf-9b79-12b8f2ef761a~ name=~The Invictus~&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annon Attacks targeting The Invictus inflict 1 less Hit (minimum 1). React: Tack before performing an action, to move to an adjacent Sea.~ /&gt;&lt;/card&gt;">
            <text:p><text:s text:c="2"/>&lt;card id=~b717b5b3-130a-44cf-9b79-12b8f2ef761a~ name=~The Invictus~&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annon Attacks targeting The Invictus inflict 1 less Hit (minimum 1). React: Tack before performing an action, to move to an adjacent Sea.~ /&gt;&lt;/card&gt;</text:p>
          </table:table-cell>
          <table:table-cell table:formula="of:=CONCATENATE(&quot; &lt;Relationship Target=~/cards/&quot;;[.D93];&quot;.jpg~ Id=~C&quot;;[.C93];&quot;~ Type=~http://schemas.octgn.org/picture~/&gt;&quot;)" office:value-type="string" office:string-value=" &lt;Relationship Target=~/cards/FD_invictus.jpg~ Id=~Cb717b5b3-130a-44cf-9b79-12b8f2ef761a~ Type=~http://schemas.octgn.org/picture~/&gt;">
            <text:p><text:s/>&lt;Relationship Target=~/cards/FD_invictus.jpg~ Id=~Cb717b5b3-130a-44cf-9b79-12b8f2ef761a~ Type=~http://schemas.octgn.org/picture~/&gt;</text:p>
          </table:table-cell>
          <table:table-cell office:value-type="string">
            <text:p>b717b5b3-130a-44cf-9b79-12b8f2ef761a</text:p>
          </table:table-cell>
          <table:table-cell office:value-type="string">
            <text:p>FD_invictus</text:p>
          </table:table-cell>
          <table:table-cell office:value-type="string">
            <text:p>The Invictus</text:p>
          </table:table-cell>
          <table:table-cell office:value-type="string">
            <text:p>R</text:p>
          </table:table-cell>
          <table:table-cell office:value-type="string">
            <text:p>ships</text:p>
          </table:table-cell>
          <table:table-cell table:number-columns-repeated="12"/>
          <table:table-cell office:value-type="float" office:value="10">
            <text:p>10</text:p>
          </table:table-cell>
          <table:table-cell office:value-type="float" office:value="4">
            <text:p>4</text:p>
          </table:table-cell>
          <table:table-cell office:value-type="string">
            <text:p>unaligned</text:p>
          </table:table-cell>
          <table:table-cell office:value-type="string">
            <text:p>Cannon Attacks targeting The Invictus inflict 1 less Hit (minimum 1). React: Tack before performing an action, to move to an adjacent Sea.</text:p>
          </table:table-cell>
          <table:table-cell table:number-columns-repeated="999"/>
        </table:table-row>
        <table:table-row table:style-name="ro1">
          <table:table-cell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office:value-type="string" office:string-value="  &lt;card id=~449778ee-c78c-4ea4-96e6-264e7ea597af~ name=~The Lure of Gol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1 Sea Away * To complete: Pay 4 Adventuring and Sink two of your untacked crew. * Captain Attachment: You draw 1 extra card during the Draw phase.~ /&gt;&lt;/card&gt;">
            <text:p><text:s text:c="2"/>&lt;card id=~449778ee-c78c-4ea4-96e6-264e7ea597af~ name=~The Lure of Gol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1 Sea Away * To complete: Pay 4 Adventuring and Sink two of your untacked crew. * Captain Attachment: You draw 1 extra card during the Draw phase.~ /&gt;&lt;/card&gt;</text:p>
          </table:table-cell>
          <table:table-cell table:formula="of:=CONCATENATE(&quot; &lt;Relationship Target=~/cards/&quot;;[.D94];&quot;.jpg~ Id=~C&quot;;[.C94];&quot;~ Type=~http://schemas.octgn.org/picture~/&gt;&quot;)" office:value-type="string" office:string-value=" &lt;Relationship Target=~/cards/FD_TheLureofGold.jpg~ Id=~C449778ee-c78c-4ea4-96e6-264e7ea597af~ Type=~http://schemas.octgn.org/picture~/&gt;">
            <text:p><text:s/>&lt;Relationship Target=~/cards/FD_TheLureofGold.jpg~ Id=~C449778ee-c78c-4ea4-96e6-264e7ea597af~ Type=~http://schemas.octgn.org/picture~/&gt;</text:p>
          </table:table-cell>
          <table:table-cell office:value-type="string">
            <text:p>449778ee-c78c-4ea4-96e6-264e7ea597af</text:p>
          </table:table-cell>
          <table:table-cell office:value-type="string">
            <text:p>FD_TheLureofGold</text:p>
          </table:table-cell>
          <table:table-cell office:value-type="string">
            <text:p>The Lure of Gold</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Unique * 1 Sea Away * To complete: Pay 4 Adventuring and Sink two of your untacked crew. * Captain Attachment: You draw 1 extra card during the Draw phase.</text:p>
          </table:table-cell>
          <table:table-cell table:number-columns-repeated="999"/>
        </table:table-row>
        <table:table-row table:style-name="ro1">
          <table:table-cell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office:value-type="string" office:string-value="  &lt;card id=~9553945c-7517-472d-8b42-b03df640adc0~ name=~The Sinking of the Hanged Man~&gt;&lt;property name=~Rarity~ value=~U~ /&gt;&lt;property name=~Type~ value=~actions~ /&gt;&lt;property name=~Cost~ value=~6~ /&gt;&lt;property name=~Cost Type~ value=~Ca~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Attach this card to that Ship as a Damage Attachment. While attached, the Ship may not hire crew or move to another Sea. Any player in the same Sea may sink this card by tacking 5 Swashbuckling as an Action. This card may not be sunk or discarded with other card effects. Berek's warning had saved them from the flames. Now they needed another ship.~ /&gt;&lt;/card&gt;">
            <text:p><text:s text:c="2"/>&lt;card id=~9553945c-7517-472d-8b42-b03df640adc0~ name=~The Sinking of the Hanged Man~&gt;&lt;property name=~Rarity~ value=~U~ /&gt;&lt;property name=~Type~ value=~actions~ /&gt;&lt;property name=~Cost~ value=~6~ /&gt;&lt;property name=~Cost Type~ value=~Ca~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Attach this card to that Ship as a Damage Attachment. While attached, the Ship may not hire crew or move to another Sea. Any player in the same Sea may sink this card by tacking 5 Swashbuckling as an Action. This card may not be sunk or discarded with other card effects. Berek's warning had saved them from the flames. Now they needed another ship.~ /&gt;&lt;/card&gt;</text:p>
          </table:table-cell>
          <table:table-cell table:formula="of:=CONCATENATE(&quot; &lt;Relationship Target=~/cards/&quot;;[.D95];&quot;.jpg~ Id=~C&quot;;[.C95];&quot;~ Type=~http://schemas.octgn.org/picture~/&gt;&quot;)" office:value-type="string" office:string-value=" &lt;Relationship Target=~/cards/FD_sinkingofthehangedman.jpg~ Id=~C9553945c-7517-472d-8b42-b03df640adc0~ Type=~http://schemas.octgn.org/picture~/&gt;">
            <text:p><text:s/>&lt;Relationship Target=~/cards/FD_sinkingofthehangedman.jpg~ Id=~C9553945c-7517-472d-8b42-b03df640adc0~ Type=~http://schemas.octgn.org/picture~/&gt;</text:p>
          </table:table-cell>
          <table:table-cell office:value-type="string">
            <text:p>9553945c-7517-472d-8b42-b03df640adc0</text:p>
          </table:table-cell>
          <table:table-cell office:value-type="string">
            <text:p>FD_sinkingofthehangedman</text:p>
          </table:table-cell>
          <table:table-cell office:value-type="string">
            <text:p>The Sinking of the Hanged Man</text:p>
          </table:table-cell>
          <table:table-cell office:value-type="string">
            <text:p>U</text:p>
          </table:table-cell>
          <table:table-cell office:value-type="string">
            <text:p>actions</text:p>
          </table:table-cell>
          <table:table-cell office:value-type="float" office:value="6">
            <text:p>6</text:p>
          </table:table-cell>
          <table:table-cell office:value-type="string">
            <text:p>Ca</text:p>
          </table:table-cell>
          <table:table-cell office:value-type="float" office:value="2">
            <text:p>2</text:p>
          </table:table-cell>
          <table:table-cell office:value-type="string">
            <text:p>Sa</text:p>
          </table:table-cell>
          <table:table-cell/>
          <table:table-cell office:value-type="string">
            <text:p>S</text:p>
          </table:table-cell>
          <table:table-cell office:value-type="string">
            <text:p>d,p</text:p>
          </table:table-cell>
          <table:table-cell table:number-columns-repeated="8"/>
          <table:table-cell office:value-type="string">
            <text:p>Target a Ship in this Sea. Attach this card to that Ship as a Damage Attachment. While attached, the Ship may not hire crew or move to another Sea. Any player in the same Sea may sink this card by tacking 5 Swashbuckling as an Action. This card may not be sunk or discarded with other card effects. Berek's warning had saved them from the flames. Now they needed another ship.</text:p>
          </table:table-cell>
          <table:table-cell table:number-columns-repeated="999"/>
        </table:table-row>
        <table:table-row table:style-name="ro1">
          <table:table-cell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office:value-type="string" office:string-value="  &lt;card id=~3d48aa93-e92a-41e8-8cb4-e6030c76c72a~ name=~The Spear of the West Win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React: Tack one of your crew with Laerdom to target another Ship when it enters this Sea. Inflict 4 Hits on the target Ship.~ /&gt;&lt;/card&gt;">
            <text:p><text:s text:c="2"/>&lt;card id=~3d48aa93-e92a-41e8-8cb4-e6030c76c72a~ name=~The Spear of the West Win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React: Tack one of your crew with Laerdom to target another Ship when it enters this Sea. Inflict 4 Hits on the target Ship.~ /&gt;&lt;/card&gt;</text:p>
          </table:table-cell>
          <table:table-cell table:formula="of:=CONCATENATE(&quot; &lt;Relationship Target=~/cards/&quot;;[.D96];&quot;.jpg~ Id=~C&quot;;[.C96];&quot;~ Type=~http://schemas.octgn.org/picture~/&gt;&quot;)" office:value-type="string" office:string-value=" &lt;Relationship Target=~/cards/FD_spearofthewestwind.jpg~ Id=~C3d48aa93-e92a-41e8-8cb4-e6030c76c72a~ Type=~http://schemas.octgn.org/picture~/&gt;">
            <text:p><text:s/>&lt;Relationship Target=~/cards/FD_spearofthewestwind.jpg~ Id=~C3d48aa93-e92a-41e8-8cb4-e6030c76c72a~ Type=~http://schemas.octgn.org/picture~/&gt;</text:p>
          </table:table-cell>
          <table:table-cell office:value-type="string">
            <text:p>3d48aa93-e92a-41e8-8cb4-e6030c76c72a</text:p>
          </table:table-cell>
          <table:table-cell office:value-type="string">
            <text:p>FD_spearofthewestwind</text:p>
          </table:table-cell>
          <table:table-cell office:value-type="string">
            <text:p>The Spear of the West Wind</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Weather * Laerdom 1 Knack * React: Tack one of your crew with Laerdom to target another Ship when it enters this Sea. Inflict 4 Hits on the target Ship.</text:p>
          </table:table-cell>
          <table:table-cell table:number-columns-repeated="999"/>
        </table:table-row>
        <table:table-row table:style-name="ro1">
          <table:table-cell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office:value-type="string" office:string-value="  &lt;card id=~2c97434f-5bc9-4058-8a94-43ce359df723~ name=~The Stak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The Adventuring cost to complete adventures in the target Sea is increased by 2 until the end of the turn.~ /&gt;&lt;/card&gt;">
            <text:p><text:s text:c="2"/>&lt;card id=~2c97434f-5bc9-4058-8a94-43ce359df723~ name=~The Stak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The Adventuring cost to complete adventures in the target Sea is increased by 2 until the end of the turn.~ /&gt;&lt;/card&gt;</text:p>
          </table:table-cell>
          <table:table-cell table:formula="of:=CONCATENATE(&quot; &lt;Relationship Target=~/cards/&quot;;[.D97];&quot;.jpg~ Id=~C&quot;;[.C97];&quot;~ Type=~http://schemas.octgn.org/picture~/&gt;&quot;)" office:value-type="string" office:string-value=" &lt;Relationship Target=~/cards/FD_stake.jpg~ Id=~C2c97434f-5bc9-4058-8a94-43ce359df723~ Type=~http://schemas.octgn.org/picture~/&gt;">
            <text:p><text:s/>&lt;Relationship Target=~/cards/FD_stake.jpg~ Id=~C2c97434f-5bc9-4058-8a94-43ce359df723~ Type=~http://schemas.octgn.org/picture~/&gt;</text:p>
          </table:table-cell>
          <table:table-cell office:value-type="string">
            <text:p>2c97434f-5bc9-4058-8a94-43ce359df723</text:p>
          </table:table-cell>
          <table:table-cell office:value-type="string">
            <text:p>FD_stake</text:p>
          </table:table-cell>
          <table:table-cell office:value-type="string">
            <text:p>The Stake</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Sea. The Adventuring cost to complete adventures in the target Sea is increased by 2 until the end of the turn.</text:p>
          </table:table-cell>
          <table:table-cell table:number-columns-repeated="999"/>
        </table:table-row>
        <table:table-row table:style-name="ro1">
          <table:table-cell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office:value-type="string" office:string-value="  &lt;card id=~5d7b5640-7b44-48c7-a973-d8c35213b469~ name=~The Witches' Shear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2 Knack (May only be attached to a crew with Fate of 2 or more) Act: Tack and discard this crew to sink a non-Captain crew in play with a lower Influence.~ /&gt;&lt;/card&gt;">
            <text:p><text:s text:c="2"/>&lt;card id=~5d7b5640-7b44-48c7-a973-d8c35213b469~ name=~The Witches' Shear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2 Knack (May only be attached to a crew with Fate of 2 or more) Act: Tack and discard this crew to sink a non-Captain crew in play with a lower Influence.~ /&gt;&lt;/card&gt;</text:p>
          </table:table-cell>
          <table:table-cell table:formula="of:=CONCATENATE(&quot; &lt;Relationship Target=~/cards/&quot;;[.D98];&quot;.jpg~ Id=~C&quot;;[.C98];&quot;~ Type=~http://schemas.octgn.org/picture~/&gt;&quot;)" office:value-type="string" office:string-value=" &lt;Relationship Target=~/cards/FD_witchesshears.jpg~ Id=~C5d7b5640-7b44-48c7-a973-d8c35213b469~ Type=~http://schemas.octgn.org/picture~/&gt;">
            <text:p><text:s/>&lt;Relationship Target=~/cards/FD_witchesshears.jpg~ Id=~C5d7b5640-7b44-48c7-a973-d8c35213b469~ Type=~http://schemas.octgn.org/picture~/&gt;</text:p>
          </table:table-cell>
          <table:table-cell office:value-type="string">
            <text:p>5d7b5640-7b44-48c7-a973-d8c35213b469</text:p>
          </table:table-cell>
          <table:table-cell office:value-type="string">
            <text:p>FD_witchesshears</text:p>
          </table:table-cell>
          <table:table-cell office:value-type="string">
            <text:p>The Witches' Shears</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Fate 2 Knack (May only be attached to a crew with Fate of 2 or more) Act: Tack and discard this crew to sink a non-Captain crew in play with a lower Influence.</text:p>
          </table:table-cell>
          <table:table-cell table:number-columns-repeated="999"/>
        </table:table-row>
        <table:table-row table:style-name="ro1">
          <table:table-cell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office:value-type="string" office:string-value="  &lt;card id=~fa790b61-541f-412b-8c14-f0bf3b712ae9~ name=~Too Strong to Die~&gt;&lt;property name=~Rarity~ value=~U~ /&gt;&lt;property name=~Type~ value=~actions~ /&gt;&lt;property name=~Cost~ value=~~ /&gt;&lt;property name=~Cost Type~ value=~~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is suffering more than 5 Hits. The Hits are reduced to zero. That player must sink 3 random cards from their Hand.~ /&gt;&lt;/card&gt;">
            <text:p><text:s text:c="2"/>&lt;card id=~fa790b61-541f-412b-8c14-f0bf3b712ae9~ name=~Too Strong to Die~&gt;&lt;property name=~Rarity~ value=~U~ /&gt;&lt;property name=~Type~ value=~actions~ /&gt;&lt;property name=~Cost~ value=~~ /&gt;&lt;property name=~Cost Type~ value=~~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is suffering more than 5 Hits. The Hits are reduced to zero. That player must sink 3 random cards from their Hand.~ /&gt;&lt;/card&gt;</text:p>
          </table:table-cell>
          <table:table-cell table:formula="of:=CONCATENATE(&quot; &lt;Relationship Target=~/cards/&quot;;[.D99];&quot;.jpg~ Id=~C&quot;;[.C99];&quot;~ Type=~http://schemas.octgn.org/picture~/&gt;&quot;)" office:value-type="string" office:string-value=" &lt;Relationship Target=~/cards/FD_toostrongtodie.jpg~ Id=~Cfa790b61-541f-412b-8c14-f0bf3b712ae9~ Type=~http://schemas.octgn.org/picture~/&gt;">
            <text:p><text:s/>&lt;Relationship Target=~/cards/FD_toostrongtodie.jpg~ Id=~Cfa790b61-541f-412b-8c14-f0bf3b712ae9~ Type=~http://schemas.octgn.org/picture~/&gt;</text:p>
          </table:table-cell>
          <table:table-cell office:value-type="string">
            <text:p>fa790b61-541f-412b-8c14-f0bf3b712ae9</text:p>
          </table:table-cell>
          <table:table-cell office:value-type="string">
            <text:p>FD_toostrongtodie</text:p>
          </table:table-cell>
          <table:table-cell office:value-type="string">
            <text:p>Too Strong to Die</text:p>
          </table:table-cell>
          <table:table-cell office:value-type="string">
            <text:p>U</text:p>
          </table:table-cell>
          <table:table-cell office:value-type="string">
            <text:p>actions</text:p>
          </table:table-cell>
          <table:table-cell table:number-columns-repeated="2"/>
          <table:table-cell office:value-type="float" office:value="2">
            <text:p>2</text:p>
          </table:table-cell>
          <table:table-cell office:value-type="string">
            <text:p>Sw</text:p>
          </table:table-cell>
          <table:table-cell/>
          <table:table-cell office:value-type="string">
            <text:p>D</text:p>
          </table:table-cell>
          <table:table-cell office:value-type="string">
            <text:p>p,t</text:p>
          </table:table-cell>
          <table:table-cell table:number-columns-repeated="8"/>
          <table:table-cell office:value-type="string">
            <text:p>React: Play when an opponent is suffering more than 5 Hits. The Hits are reduced to zero. That player must sink 3 random cards from their Hand.</text:p>
          </table:table-cell>
          <table:table-cell table:number-columns-repeated="999"/>
        </table:table-row>
        <table:table-row table:style-name="ro1">
          <table:table-cell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office:value-type="string" office:string-value="  &lt;card id=~6e6e05f2-fefb-4411-a7e5-c004fd3590f9~ name=~Undead Ambush~&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2 Hits to inflict 2 extra Hits.~ /&gt;&lt;/card&gt;">
            <text:p><text:s text:c="2"/>&lt;card id=~6e6e05f2-fefb-4411-a7e5-c004fd3590f9~ name=~Undead Ambush~&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2 Hits to inflict 2 extra Hits.~ /&gt;&lt;/card&gt;</text:p>
          </table:table-cell>
          <table:table-cell table:formula="of:=CONCATENATE(&quot; &lt;Relationship Target=~/cards/&quot;;[.D100];&quot;.jpg~ Id=~C&quot;;[.C100];&quot;~ Type=~http://schemas.octgn.org/picture~/&gt;&quot;)" office:value-type="string" office:string-value=" &lt;Relationship Target=~/cards/FD_undeadambush.jpg~ Id=~C6e6e05f2-fefb-4411-a7e5-c004fd3590f9~ Type=~http://schemas.octgn.org/picture~/&gt;">
            <text:p><text:s/>&lt;Relationship Target=~/cards/FD_undeadambush.jpg~ Id=~C6e6e05f2-fefb-4411-a7e5-c004fd3590f9~ Type=~http://schemas.octgn.org/picture~/&gt;</text:p>
          </table:table-cell>
          <table:table-cell office:value-type="string">
            <text:p>6e6e05f2-fefb-4411-a7e5-c004fd3590f9</text:p>
          </table:table-cell>
          <table:table-cell office:value-type="string">
            <text:p>FD_undeadambush</text:p>
          </table:table-cell>
          <table:table-cell office:value-type="string">
            <text:p>Undead Ambush</text:p>
          </table:table-cell>
          <table:table-cell office:value-type="string">
            <text:p>C</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are inflicting exactly 2 Hits to inflict 2 extra Hits.</text:p>
          </table:table-cell>
          <table:table-cell table:number-columns-repeated="999"/>
        </table:table-row>
        <table:table-row table:style-name="ro1">
          <table:table-cell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office:value-type="string" office:string-value="  &lt;card id=~e3bfa67f-adea-47e9-ae07-0ab3135241a0~ name=~Uriah the Dribbl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2~ /&gt;&lt;property name=~Crew Max~ value=~~ /&gt;&lt;property name=~Move Cost~ value=~~ /&gt;&lt;property name=~Faction~ value=~Black Freighter~ /&gt;&lt;property name=~Text~ value=~Loyal * Gunner * Skeletal * (This crew may not tack to absorb Hits. Place this crew in your discard pile when it sinks.) A former associate of Foul Weather Jack, it was Uriah who first told his master about the Spear of the West Wind, and what they could do once they harnessed it.~ /&gt;&lt;/card&gt;">
            <text:p><text:s text:c="2"/>&lt;card id=~e3bfa67f-adea-47e9-ae07-0ab3135241a0~ name=~Uriah the Dribbl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2~ /&gt;&lt;property name=~Crew Max~ value=~~ /&gt;&lt;property name=~Move Cost~ value=~~ /&gt;&lt;property name=~Faction~ value=~Black Freighter~ /&gt;&lt;property name=~Text~ value=~Loyal * Gunner * Skeletal * (This crew may not tack to absorb Hits. Place this crew in your discard pile when it sinks.) A former associate of Foul Weather Jack, it was Uriah who first told his master about the Spear of the West Wind, and what they could do once they harnessed it.~ /&gt;&lt;/card&gt;</text:p>
          </table:table-cell>
          <table:table-cell table:formula="of:=CONCATENATE(&quot; &lt;Relationship Target=~/cards/&quot;;[.D101];&quot;.jpg~ Id=~C&quot;;[.C101];&quot;~ Type=~http://schemas.octgn.org/picture~/&gt;&quot;)" office:value-type="string" office:string-value=" &lt;Relationship Target=~/cards/FD_uriahthedribbler.jpg~ Id=~Ce3bfa67f-adea-47e9-ae07-0ab3135241a0~ Type=~http://schemas.octgn.org/picture~/&gt;">
            <text:p><text:s/>&lt;Relationship Target=~/cards/FD_uriahthedribbler.jpg~ Id=~Ce3bfa67f-adea-47e9-ae07-0ab3135241a0~ Type=~http://schemas.octgn.org/picture~/&gt;</text:p>
          </table:table-cell>
          <table:table-cell office:value-type="string">
            <text:p>e3bfa67f-adea-47e9-ae07-0ab3135241a0</text:p>
          </table:table-cell>
          <table:table-cell office:value-type="string">
            <text:p>FD_uriahthedribbler</text:p>
          </table:table-cell>
          <table:table-cell office:value-type="string">
            <text:p>Uriah the Dribbler</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Black Freighter</text:p>
          </table:table-cell>
          <table:table-cell office:value-type="string">
            <text:p>Loyal * Gunner * Skeletal * (This crew may not tack to absorb Hits. Place this crew in your discard pile when it sinks.) A former associate of Foul Weather Jack, it was Uriah who first told his master about the Spear of the West Wind, and what they could do once they harnessed it.</text:p>
          </table:table-cell>
          <table:table-cell table:number-columns-repeated="999"/>
        </table:table-row>
        <table:table-row table:style-name="ro1">
          <table:table-cell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office:value-type="string" office:string-value="  &lt;card id=~e5900cfb-a248-408e-81db-a0ac7c60c4a8~ name=~Ursula von Stahl~&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unaligned~ /&gt;&lt;property name=~Text~ value=~Unique * Villainous * Act: Pay 3 Influence and tack Ursula to target another player?s Ship in this Sea. That player must discard one of their non-Captain crew. If that player does not have a non-Captain crew with an Influence cost less than 3, this ability has no effect.~ /&gt;&lt;/card&gt;">
            <text:p><text:s text:c="2"/>&lt;card id=~e5900cfb-a248-408e-81db-a0ac7c60c4a8~ name=~Ursula von Stahl~&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unaligned~ /&gt;&lt;property name=~Text~ value=~Unique * Villainous * Act: Pay 3 Influence and tack Ursula to target another player?s Ship in this Sea. That player must discard one of their non-Captain crew. If that player does not have a non-Captain crew with an Influence cost less than 3, this ability has no effect.~ /&gt;&lt;/card&gt;</text:p>
          </table:table-cell>
          <table:table-cell table:formula="of:=CONCATENATE(&quot; &lt;Relationship Target=~/cards/&quot;;[.D102];&quot;.jpg~ Id=~C&quot;;[.C102];&quot;~ Type=~http://schemas.octgn.org/picture~/&gt;&quot;)" office:value-type="string" office:string-value=" &lt;Relationship Target=~/cards/FD_UrsulavonStahl.jpg~ Id=~Ce5900cfb-a248-408e-81db-a0ac7c60c4a8~ Type=~http://schemas.octgn.org/picture~/&gt;">
            <text:p><text:s/>&lt;Relationship Target=~/cards/FD_UrsulavonStahl.jpg~ Id=~Ce5900cfb-a248-408e-81db-a0ac7c60c4a8~ Type=~http://schemas.octgn.org/picture~/&gt;</text:p>
          </table:table-cell>
          <table:table-cell office:value-type="string">
            <text:p>e5900cfb-a248-408e-81db-a0ac7c60c4a8</text:p>
          </table:table-cell>
          <table:table-cell office:value-type="string">
            <text:p>FD_UrsulavonStahl</text:p>
          </table:table-cell>
          <table:table-cell office:value-type="string">
            <text:p>Ursula von Stahl</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unaligned</text:p>
          </table:table-cell>
          <table:table-cell office:value-type="string">
            <text:p>Unique * Villainous * Act: Pay 3 Influence and tack Ursula to target another player?s Ship in this Sea. That player must discard one of their non-Captain crew. If that player does not have a non-Captain crew with an Influence cost less than 3, this ability has no effect.</text:p>
          </table:table-cell>
          <table:table-cell table:number-columns-repeated="999"/>
        </table:table-row>
        <table:table-row table:style-name="ro1">
          <table:table-cell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office:value-type="string" office:string-value="  &lt;card id=~c9ead69a-e8be-4379-9038-49bde5c497c1~ name=~Val Mokk~&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atron * React: Tack Val when you are paying the cost to discard another player?s Control Card. That cost is reduced by 3 (minimum 0).~ /&gt;&lt;/card&gt;">
            <text:p><text:s text:c="2"/>&lt;card id=~c9ead69a-e8be-4379-9038-49bde5c497c1~ name=~Val Mokk~&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atron * React: Tack Val when you are paying the cost to discard another player?s Control Card. That cost is reduced by 3 (minimum 0).~ /&gt;&lt;/card&gt;</text:p>
          </table:table-cell>
          <table:table-cell table:formula="of:=CONCATENATE(&quot; &lt;Relationship Target=~/cards/&quot;;[.D103];&quot;.jpg~ Id=~C&quot;;[.C103];&quot;~ Type=~http://schemas.octgn.org/picture~/&gt;&quot;)" office:value-type="string" office:string-value=" &lt;Relationship Target=~/cards/FD_valmokk.jpg~ Id=~Cc9ead69a-e8be-4379-9038-49bde5c497c1~ Type=~http://schemas.octgn.org/picture~/&gt;">
            <text:p><text:s/>&lt;Relationship Target=~/cards/FD_valmokk.jpg~ Id=~Cc9ead69a-e8be-4379-9038-49bde5c497c1~ Type=~http://schemas.octgn.org/picture~/&gt;</text:p>
          </table:table-cell>
          <table:table-cell office:value-type="string">
            <text:p>c9ead69a-e8be-4379-9038-49bde5c497c1</text:p>
          </table:table-cell>
          <table:table-cell office:value-type="string">
            <text:p>FD_valmokk</text:p>
          </table:table-cell>
          <table:table-cell office:value-type="string">
            <text:p>Val Mokk</text:p>
          </table:table-cell>
          <table:table-cell office:value-type="string">
            <text:p>R</text:p>
          </table:table-cell>
          <table:table-cell office:value-type="string">
            <text:p>attachments</text:p>
          </table:table-cell>
          <table:table-cell office:value-type="float" office:value="4">
            <text:p>4</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Unique * Patron * React: Tack Val when you are paying the cost to discard another player?s Control Card. That cost is reduced by 3 (minimum 0).</text:p>
          </table:table-cell>
          <table:table-cell table:number-columns-repeated="999"/>
        </table:table-row>
        <table:table-row table:style-name="ro1">
          <table:table-cell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office:value-type="string" office:string-value="  &lt;card id=~90a8e509-625c-4b91-872d-3a7ffefb2857~ name=~Vengence of the Damned~&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same Sea as an uncompleted Artifact Adventure. Inflict 3 Hits on that Ship.~ /&gt;&lt;/card&gt;">
            <text:p><text:s text:c="2"/>&lt;card id=~90a8e509-625c-4b91-872d-3a7ffefb2857~ name=~Vengence of the Damned~&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same Sea as an uncompleted Artifact Adventure. Inflict 3 Hits on that Ship.~ /&gt;&lt;/card&gt;</text:p>
          </table:table-cell>
          <table:table-cell table:formula="of:=CONCATENATE(&quot; &lt;Relationship Target=~/cards/&quot;;[.D104];&quot;.jpg~ Id=~C&quot;;[.C104];&quot;~ Type=~http://schemas.octgn.org/picture~/&gt;&quot;)" office:value-type="string" office:string-value=" &lt;Relationship Target=~/cards/FD_vengeanceofthedamned.jpg~ Id=~C90a8e509-625c-4b91-872d-3a7ffefb2857~ Type=~http://schemas.octgn.org/picture~/&gt;">
            <text:p><text:s/>&lt;Relationship Target=~/cards/FD_vengeanceofthedamned.jpg~ Id=~C90a8e509-625c-4b91-872d-3a7ffefb2857~ Type=~http://schemas.octgn.org/picture~/&gt;</text:p>
          </table:table-cell>
          <table:table-cell office:value-type="string">
            <text:p>90a8e509-625c-4b91-872d-3a7ffefb2857</text:p>
          </table:table-cell>
          <table:table-cell office:value-type="string">
            <text:p>FD_vengeanceofthedamned</text:p>
          </table:table-cell>
          <table:table-cell office:value-type="string">
            <text:p>Vengence of the Damned</text:p>
          </table:table-cell>
          <table:table-cell office:value-type="string">
            <text:p>R</text:p>
          </table:table-cell>
          <table:table-cell office:value-type="string">
            <text:p>actions</text:p>
          </table:table-cell>
          <table:table-cell office:value-type="float" office:value="1">
            <text:p>1</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Ship in the same Sea as an uncompleted Artifact Adventure. Inflict 3 Hits on that Ship.</text:p>
          </table:table-cell>
          <table:table-cell table:number-columns-repeated="999"/>
        </table:table-row>
        <table:table-row table:style-name="ro1">
          <table:table-cell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office:value-type="string" office:string-value="  &lt;card id=~b7e43849-4409-47d8-8dce-68020bcf30d9~ name=~Whites of Their Eyes~&gt;&lt;property name=~Rarity~ value=~C~ /&gt;&lt;property name=~Type~ value=~actions~ /&gt;&lt;property name=~Cost~ value=~4~ /&gt;&lt;property name=~Cost Type~ value=~C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attempts a Boarding with your Ship. The Boarding is canceled.~ /&gt;&lt;/card&gt;">
            <text:p><text:s text:c="2"/>&lt;card id=~b7e43849-4409-47d8-8dce-68020bcf30d9~ name=~Whites of Their Eyes~&gt;&lt;property name=~Rarity~ value=~C~ /&gt;&lt;property name=~Type~ value=~actions~ /&gt;&lt;property name=~Cost~ value=~4~ /&gt;&lt;property name=~Cost Type~ value=~C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attempts a Boarding with your Ship. The Boarding is canceled.~ /&gt;&lt;/card&gt;</text:p>
          </table:table-cell>
          <table:table-cell table:formula="of:=CONCATENATE(&quot; &lt;Relationship Target=~/cards/&quot;;[.D105];&quot;.jpg~ Id=~C&quot;;[.C105];&quot;~ Type=~http://schemas.octgn.org/picture~/&gt;&quot;)" office:value-type="string" office:string-value=" &lt;Relationship Target=~/cards/FD_whitesoftheireyes.jpg~ Id=~Cb7e43849-4409-47d8-8dce-68020bcf30d9~ Type=~http://schemas.octgn.org/picture~/&gt;">
            <text:p><text:s/>&lt;Relationship Target=~/cards/FD_whitesoftheireyes.jpg~ Id=~Cb7e43849-4409-47d8-8dce-68020bcf30d9~ Type=~http://schemas.octgn.org/picture~/&gt;</text:p>
          </table:table-cell>
          <table:table-cell office:value-type="string">
            <text:p>b7e43849-4409-47d8-8dce-68020bcf30d9</text:p>
          </table:table-cell>
          <table:table-cell office:value-type="string">
            <text:p>FD_whitesoftheireyes</text:p>
          </table:table-cell>
          <table:table-cell office:value-type="string">
            <text:p>Whites of Their Eyes</text:p>
          </table:table-cell>
          <table:table-cell office:value-type="string">
            <text:p>C</text:p>
          </table:table-cell>
          <table:table-cell office:value-type="string">
            <text:p>actions</text:p>
          </table:table-cell>
          <table:table-cell office:value-type="float" office:value="4">
            <text:p>4</text:p>
          </table:table-cell>
          <table:table-cell office:value-type="string">
            <text:p>Ca</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an opponent attempts a Boarding with your Ship. The Boarding is canceled.</text:p>
          </table:table-cell>
          <table:table-cell table:number-columns-repeated="999"/>
        </table:table-row>
        <table:table-row table:style-name="ro1">
          <table:table-cell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office:value-type="string" office:string-value="  &lt;card id=~006c42e9-968d-44ad-8918-750820feb6a7~ name=~Worthless Trinke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Discard one of your Item or Goods attachments to draw 2 cards.~ /&gt;&lt;/card&gt;">
            <text:p><text:s text:c="2"/>&lt;card id=~006c42e9-968d-44ad-8918-750820feb6a7~ name=~Worthless Trinke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Discard one of your Item or Goods attachments to draw 2 cards.~ /&gt;&lt;/card&gt;</text:p>
          </table:table-cell>
          <table:table-cell table:formula="of:=CONCATENATE(&quot; &lt;Relationship Target=~/cards/&quot;;[.D106];&quot;.jpg~ Id=~C&quot;;[.C106];&quot;~ Type=~http://schemas.octgn.org/picture~/&gt;&quot;)" office:value-type="string" office:string-value=" &lt;Relationship Target=~/cards/FD_worthlesstrinket.jpg~ Id=~C006c42e9-968d-44ad-8918-750820feb6a7~ Type=~http://schemas.octgn.org/picture~/&gt;">
            <text:p><text:s/>&lt;Relationship Target=~/cards/FD_worthlesstrinket.jpg~ Id=~C006c42e9-968d-44ad-8918-750820feb6a7~ Type=~http://schemas.octgn.org/picture~/&gt;</text:p>
          </table:table-cell>
          <table:table-cell office:value-type="string">
            <text:p>006c42e9-968d-44ad-8918-750820feb6a7</text:p>
          </table:table-cell>
          <table:table-cell office:value-type="string">
            <text:p>FD_worthlesstrinket</text:p>
          </table:table-cell>
          <table:table-cell office:value-type="string">
            <text:p>Worthless Trinket</text:p>
          </table:table-cell>
          <table:table-cell office:value-type="string">
            <text:p>U</text:p>
          </table:table-cell>
          <table:table-cell office:value-type="string">
            <text:p>actions</text:p>
          </table:table-cell>
          <table:table-cell table:number-columns-repeated="2"/>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You may not play this card if you have a Villainous Captain. Discard one of your Item or Goods attachments to draw 2 cards.</text:p>
          </table:table-cell>
          <table:table-cell table:number-columns-repeated="999"/>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table:database-ranges>
        <table:database-range table:target-range-address="Sheet1.A2:Sheet1.W107"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9">09/04/2012</text:date>, <text:time>03:0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e </meta:initial-creator>
    <meta:creation-date>2011-06-24T23:47:59.75</meta:creation-date>
    <dc:date>2012-04-09T03:08:16.18</dc:date>
    <dc:creator>Konstantinos Thoukydidis</dc:creator>
    <meta:editing-duration>PT3H31M51S</meta:editing-duration>
    <meta:editing-cycles>23</meta:editing-cycles>
    <meta:generator>OpenOffice.org/3.3$Win32 OpenOffice.org_project/330m20$Build-9567</meta:generator>
    <meta:document-statistic meta:table-count="3" meta:cell-count="2438" meta:object-count="0"/>
    <meta:user-defined meta:name="Info 1"/>
    <meta:user-defined meta:name="Info 2"/>
    <meta:user-defined meta:name="Info 3"/>
    <meta:user-defined meta:name="Info 4"/>
  </office:meta>
</office:document-meta>
</file>